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untries" table:style-name="ta1">
        <table:table-column table:style-name="co1" table:number-columns-repeated="19" table:default-cell-style-name="Default"/>
        <table:table-row table:style-name="ro1">
          <table:table-cell office:value-type="string">
            <text:p>enable</text:p>
          </table:table-cell>
          <table:table-cell office:value-type="string">
            <text:p>countryCode</text:p>
          </table:table-cell>
          <table:table-cell office:value-type="string">
            <text:p>countryName</text:p>
          </table:table-cell>
          <table:table-cell office:value-type="string">
            <text:p>currencyCode</text:p>
          </table:table-cell>
          <table:table-cell office:value-type="string">
            <text:p>population</text:p>
          </table:table-cell>
          <table:table-cell office:value-type="string">
            <text:p>fipsCode</text:p>
          </table:table-cell>
          <table:table-cell office:value-type="string">
            <text:p>isoNumeric</text:p>
          </table:table-cell>
          <table:table-cell office:value-type="string">
            <text:p>north</text:p>
          </table:table-cell>
          <table:table-cell office:value-type="string">
            <text:p>south</text:p>
          </table:table-cell>
          <table:table-cell office:value-type="string">
            <text:p>east</text:p>
          </table:table-cell>
          <table:table-cell office:value-type="string">
            <text:p>west</text:p>
          </table:table-cell>
          <table:table-cell office:value-type="string">
            <text:p>capital</text:p>
          </table:table-cell>
          <table:table-cell office:value-type="string">
            <text:p>continentName</text:p>
          </table:table-cell>
          <table:table-cell office:value-type="string">
            <text:p>continent</text:p>
          </table:table-cell>
          <table:table-cell office:value-type="string">
            <text:p>areaInSqKm</text:p>
          </table:table-cell>
          <table:table-cell office:value-type="string">
            <text:p>langsCode</text:p>
          </table:table-cell>
          <table:table-cell office:value-type="string">
            <text:p>langCountryCode</text:p>
          </table:table-cell>
          <table:table-cell office:value-type="string">
            <text:p>isoAlpha3</text:p>
          </table:table-cell>
          <table:table-cell office:value-type="string">
            <text:p>geonameId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Andorra</text:p>
          </table:table-cell>
          <table:table-cell office:value-type="string">
            <text:p>EUR</text:p>
          </table:table-cell>
          <table:table-cell office:value-type="float" office:value="84000">
            <text:p>84000</text:p>
          </table:table-cell>
          <table:table-cell office:value-type="string">
            <text:p>AN</text:p>
          </table:table-cell>
          <table:table-cell office:value-type="float" office:value="20">
            <text:p>20</text:p>
          </table:table-cell>
          <table:table-cell office:value-type="string">
            <text:p>42.65604389629997</text:p>
          </table:table-cell>
          <table:table-cell office:value-type="string">
            <text:p>42.42849259876837</text:p>
          </table:table-cell>
          <table:table-cell office:value-type="string">
            <text:p>1.7865427778319827</text:p>
          </table:table-cell>
          <table:table-cell office:value-type="string">
            <text:p>1.4071867141112762</text:p>
          </table:table-cell>
          <table:table-cell office:value-type="string">
            <text:p>Andorra la Vell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68.0</text:p>
          </table:table-cell>
          <table:table-cell office:value-type="string">
            <text:p>ca-AD</text:p>
          </table:table-cell>
          <table:table-cell office:value-type="string">
            <text:p>ca-AD</text:p>
          </table:table-cell>
          <table:table-cell office:value-type="string">
            <text:p>AND</text:p>
          </table:table-cell>
          <table:table-cell office:value-type="float" office:value="3041565">
            <text:p>30415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office:value-type="string">
            <text:p>AED</text:p>
          </table:table-cell>
          <table:table-cell office:value-type="float" office:value="4975593">
            <text:p>4975593</text:p>
          </table:table-cell>
          <table:table-cell office:value-type="string">
            <text:p>AE</text:p>
          </table:table-cell>
          <table:table-cell office:value-type="float" office:value="784">
            <text:p>784</text:p>
          </table:table-cell>
          <table:table-cell office:value-type="string">
            <text:p>26.08415985107422</text:p>
          </table:table-cell>
          <table:table-cell office:value-type="string">
            <text:p>22.633329391479492</text:p>
          </table:table-cell>
          <table:table-cell office:value-type="string">
            <text:p>56.38166046142578</text:p>
          </table:table-cell>
          <table:table-cell office:value-type="string">
            <text:p>51.58332824707031</text:p>
          </table:table-cell>
          <table:table-cell office:value-type="string">
            <text:p>Abu Dhabi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82880.0</text:p>
          </table:table-cell>
          <table:table-cell office:value-type="string">
            <text:p>ar-AE|fa-AE|en-AE|hi-AE|ur-AE</text:p>
          </table:table-cell>
          <table:table-cell office:value-type="string">
            <text:p>ar-AE</text:p>
          </table:table-cell>
          <table:table-cell office:value-type="string">
            <text:p>ARE</text:p>
          </table:table-cell>
          <table:table-cell office:value-type="float" office:value="290557">
            <text:p>29055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Afghanistan</text:p>
          </table:table-cell>
          <table:table-cell office:value-type="string">
            <text:p>AFN</text:p>
          </table:table-cell>
          <table:table-cell office:value-type="float" office:value="29121286">
            <text:p>29121286</text:p>
          </table:table-cell>
          <table:table-cell office:value-type="string">
            <text:p>AF</text:p>
          </table:table-cell>
          <table:table-cell office:value-type="float" office:value="4">
            <text:p>4</text:p>
          </table:table-cell>
          <table:table-cell office:value-type="string">
            <text:p>38.483418</text:p>
          </table:table-cell>
          <table:table-cell office:value-type="string">
            <text:p>29.377472</text:p>
          </table:table-cell>
          <table:table-cell office:value-type="string">
            <text:p>74.879448</text:p>
          </table:table-cell>
          <table:table-cell office:value-type="string">
            <text:p>60.478443</text:p>
          </table:table-cell>
          <table:table-cell office:value-type="string">
            <text:p>Kabul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47500.0</text:p>
          </table:table-cell>
          <table:table-cell office:value-type="string">
            <text:p>fa-AF|ps-AF|uz-AF|tk-AF</text:p>
          </table:table-cell>
          <table:table-cell office:value-type="string">
            <text:p>fa-AF</text:p>
          </table:table-cell>
          <table:table-cell office:value-type="string">
            <text:p>AFG</text:p>
          </table:table-cell>
          <table:table-cell office:value-type="float" office:value="1149361">
            <text:p>114936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office:value-type="string">
            <text:p>XCD</text:p>
          </table:table-cell>
          <table:table-cell office:value-type="float" office:value="86754">
            <text:p>86754</text:p>
          </table:table-cell>
          <table:table-cell office:value-type="string">
            <text:p>AC</text:p>
          </table:table-cell>
          <table:table-cell office:value-type="float" office:value="28">
            <text:p>28</text:p>
          </table:table-cell>
          <table:table-cell office:value-type="string">
            <text:p>17.729387</text:p>
          </table:table-cell>
          <table:table-cell office:value-type="string">
            <text:p>16.996979</text:p>
          </table:table-cell>
          <table:table-cell office:value-type="string">
            <text:p>-61.672421</text:p>
          </table:table-cell>
          <table:table-cell office:value-type="string">
            <text:p>-61.906425</text:p>
          </table:table-cell>
          <table:table-cell office:value-type="string">
            <text:p>St. John's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443.0</text:p>
          </table:table-cell>
          <table:table-cell office:value-type="string">
            <text:p>en-AG</text:p>
          </table:table-cell>
          <table:table-cell office:value-type="string">
            <text:p>en-AG</text:p>
          </table:table-cell>
          <table:table-cell office:value-type="string">
            <text:p>ATG</text:p>
          </table:table-cell>
          <table:table-cell office:value-type="float" office:value="3576396">
            <text:p>35763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I</text:p>
          </table:table-cell>
          <table:table-cell office:value-type="string">
            <text:p>Anguilla</text:p>
          </table:table-cell>
          <table:table-cell office:value-type="string">
            <text:p>XCD</text:p>
          </table:table-cell>
          <table:table-cell office:value-type="float" office:value="13254">
            <text:p>13254</text:p>
          </table:table-cell>
          <table:table-cell office:value-type="string">
            <text:p>AV</text:p>
          </table:table-cell>
          <table:table-cell office:value-type="float" office:value="660">
            <text:p>660</text:p>
          </table:table-cell>
          <table:table-cell office:value-type="string">
            <text:p>18.283424</text:p>
          </table:table-cell>
          <table:table-cell office:value-type="string">
            <text:p>18.166815</text:p>
          </table:table-cell>
          <table:table-cell office:value-type="string">
            <text:p>-62.971359</text:p>
          </table:table-cell>
          <table:table-cell office:value-type="string">
            <text:p>-63.172901</text:p>
          </table:table-cell>
          <table:table-cell office:value-type="string">
            <text:p>The Valley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02.0</text:p>
          </table:table-cell>
          <table:table-cell table:number-columns-repeated="2" office:value-type="string">
            <text:p>en-AI</text:p>
          </table:table-cell>
          <table:table-cell office:value-type="string">
            <text:p>AIA</text:p>
          </table:table-cell>
          <table:table-cell office:value-type="float" office:value="3573511">
            <text:p>35735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L</text:p>
          </table:table-cell>
          <table:table-cell office:value-type="string">
            <text:p>Albania</text:p>
          </table:table-cell>
          <table:table-cell office:value-type="string">
            <text:p>ALL</text:p>
          </table:table-cell>
          <table:table-cell office:value-type="float" office:value="2986952">
            <text:p>2986952</text:p>
          </table:table-cell>
          <table:table-cell office:value-type="string">
            <text:p>AL</text:p>
          </table:table-cell>
          <table:table-cell office:value-type="float" office:value="8">
            <text:p>8</text:p>
          </table:table-cell>
          <table:table-cell office:value-type="string">
            <text:p>42.665611</text:p>
          </table:table-cell>
          <table:table-cell office:value-type="string">
            <text:p>39.648361</text:p>
          </table:table-cell>
          <table:table-cell office:value-type="string">
            <text:p>21.068472</text:p>
          </table:table-cell>
          <table:table-cell office:value-type="string">
            <text:p>19.293972</text:p>
          </table:table-cell>
          <table:table-cell office:value-type="string">
            <text:p>Tiran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8748.0</text:p>
          </table:table-cell>
          <table:table-cell office:value-type="string">
            <text:p>sq-AL|el-AL</text:p>
          </table:table-cell>
          <table:table-cell office:value-type="string">
            <text:p>sq-AL</text:p>
          </table:table-cell>
          <table:table-cell office:value-type="string">
            <text:p>ALB</text:p>
          </table:table-cell>
          <table:table-cell office:value-type="float" office:value="783754">
            <text:p>78375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M</text:p>
          </table:table-cell>
          <table:table-cell office:value-type="string">
            <text:p>Armenia</text:p>
          </table:table-cell>
          <table:table-cell office:value-type="string">
            <text:p>AMD</text:p>
          </table:table-cell>
          <table:table-cell office:value-type="float" office:value="2968000">
            <text:p>2968000</text:p>
          </table:table-cell>
          <table:table-cell office:value-type="string">
            <text:p>AM</text:p>
          </table:table-cell>
          <table:table-cell office:value-type="float" office:value="51">
            <text:p>51</text:p>
          </table:table-cell>
          <table:table-cell office:value-type="string">
            <text:p>41.301834</text:p>
          </table:table-cell>
          <table:table-cell office:value-type="string">
            <text:p>38.830528</text:p>
          </table:table-cell>
          <table:table-cell office:value-type="string">
            <text:p>46.772435045159995</text:p>
          </table:table-cell>
          <table:table-cell office:value-type="string">
            <text:p>43.44978</text:p>
          </table:table-cell>
          <table:table-cell office:value-type="string">
            <text:p>Yerevan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29800.0</text:p>
          </table:table-cell>
          <table:table-cell office:value-type="string">
            <text:p>hy-AM</text:p>
          </table:table-cell>
          <table:table-cell office:value-type="string">
            <text:p>hy-AM</text:p>
          </table:table-cell>
          <table:table-cell office:value-type="string">
            <text:p>ARM</text:p>
          </table:table-cell>
          <table:table-cell office:value-type="float" office:value="174982">
            <text:p>1749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O</text:p>
          </table:table-cell>
          <table:table-cell office:value-type="string">
            <text:p>Angola</text:p>
          </table:table-cell>
          <table:table-cell office:value-type="string">
            <text:p>AOA</text:p>
          </table:table-cell>
          <table:table-cell office:value-type="float" office:value="13068161">
            <text:p>13068161</text:p>
          </table:table-cell>
          <table:table-cell office:value-type="string">
            <text:p>AO</text:p>
          </table:table-cell>
          <table:table-cell office:value-type="float" office:value="24">
            <text:p>24</text:p>
          </table:table-cell>
          <table:table-cell office:value-type="string">
            <text:p>-4.376826</text:p>
          </table:table-cell>
          <table:table-cell office:value-type="string">
            <text:p>-18.042076</text:p>
          </table:table-cell>
          <table:table-cell office:value-type="string">
            <text:p>24.082119</text:p>
          </table:table-cell>
          <table:table-cell office:value-type="string">
            <text:p>11.679219</text:p>
          </table:table-cell>
          <table:table-cell office:value-type="string">
            <text:p>Luand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246700.0</text:p>
          </table:table-cell>
          <table:table-cell office:value-type="string">
            <text:p>pt-AO</text:p>
          </table:table-cell>
          <table:table-cell office:value-type="string">
            <text:p>pt-AO</text:p>
          </table:table-cell>
          <table:table-cell office:value-type="string">
            <text:p>AGO</text:p>
          </table:table-cell>
          <table:table-cell office:value-type="float" office:value="3351879">
            <text:p>33518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Q</text:p>
          </table:table-cell>
          <table:table-cell office:value-type="string">
            <text:p>Antarctic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Y</text:p>
          </table:table-cell>
          <table:table-cell office:value-type="float" office:value="10">
            <text:p>10</text:p>
          </table:table-cell>
          <table:table-cell office:value-type="string">
            <text:p>-60.515533</text:p>
          </table:table-cell>
          <table:table-cell office:value-type="string">
            <text:p>-89.9999</text:p>
          </table:table-cell>
          <table:table-cell office:value-type="string">
            <text:p>179.9999</text:p>
          </table:table-cell>
          <table:table-cell office:value-type="string">
            <text:p>-179.9999</text:p>
          </table:table-cell>
          <table:table-cell/>
          <table:table-cell office:value-type="string">
            <text:p>Antarctica</text:p>
          </table:table-cell>
          <table:table-cell office:value-type="string">
            <text:p>AN</text:p>
          </table:table-cell>
          <table:table-cell office:value-type="string">
            <text:p>1.4E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TA</text:p>
          </table:table-cell>
          <table:table-cell office:value-type="float" office:value="6697173">
            <text:p>669717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R</text:p>
          </table:table-cell>
          <table:table-cell office:value-type="string">
            <text:p>Argentina</text:p>
          </table:table-cell>
          <table:table-cell office:value-type="string">
            <text:p>ARS</text:p>
          </table:table-cell>
          <table:table-cell office:value-type="float" office:value="41343201">
            <text:p>41343201</text:p>
          </table:table-cell>
          <table:table-cell office:value-type="string">
            <text:p>AR</text:p>
          </table:table-cell>
          <table:table-cell office:value-type="float" office:value="32">
            <text:p>32</text:p>
          </table:table-cell>
          <table:table-cell office:value-type="string">
            <text:p>-21.781277</text:p>
          </table:table-cell>
          <table:table-cell office:value-type="string">
            <text:p>-55.061314</text:p>
          </table:table-cell>
          <table:table-cell office:value-type="string">
            <text:p>-53.591835</text:p>
          </table:table-cell>
          <table:table-cell office:value-type="string">
            <text:p>-73.58297</text:p>
          </table:table-cell>
          <table:table-cell office:value-type="string">
            <text:p>Buenos Aires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2766890.0</text:p>
          </table:table-cell>
          <table:table-cell office:value-type="string">
            <text:p>es-AR|en-AR|it-AR|de-AR|fr-AR|gn-AR</text:p>
          </table:table-cell>
          <table:table-cell office:value-type="string">
            <text:p>es-AR</text:p>
          </table:table-cell>
          <table:table-cell office:value-type="string">
            <text:p>ARG</text:p>
          </table:table-cell>
          <table:table-cell office:value-type="float" office:value="3865483">
            <text:p>386548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S</text:p>
          </table:table-cell>
          <table:table-cell office:value-type="string">
            <text:p>American Samoa</text:p>
          </table:table-cell>
          <table:table-cell office:value-type="string">
            <text:p>USD</text:p>
          </table:table-cell>
          <table:table-cell office:value-type="float" office:value="57881">
            <text:p>57881</text:p>
          </table:table-cell>
          <table:table-cell office:value-type="string">
            <text:p>AQ</text:p>
          </table:table-cell>
          <table:table-cell office:value-type="float" office:value="16">
            <text:p>16</text:p>
          </table:table-cell>
          <table:table-cell office:value-type="string">
            <text:p>-11.0497</text:p>
          </table:table-cell>
          <table:table-cell office:value-type="string">
            <text:p>-14.382478</text:p>
          </table:table-cell>
          <table:table-cell office:value-type="string">
            <text:p>-169.416077</text:p>
          </table:table-cell>
          <table:table-cell office:value-type="string">
            <text:p>-171.091888</text:p>
          </table:table-cell>
          <table:table-cell office:value-type="string">
            <text:p>Pago Pago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199.0</text:p>
          </table:table-cell>
          <table:table-cell office:value-type="string">
            <text:p>en-AS|sm-AS|to-AS</text:p>
          </table:table-cell>
          <table:table-cell office:value-type="string">
            <text:p>en-AS</text:p>
          </table:table-cell>
          <table:table-cell office:value-type="string">
            <text:p>ASM</text:p>
          </table:table-cell>
          <table:table-cell office:value-type="float" office:value="5880801">
            <text:p>58808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T</text:p>
          </table:table-cell>
          <table:table-cell office:value-type="string">
            <text:p>Austria</text:p>
          </table:table-cell>
          <table:table-cell office:value-type="string">
            <text:p>EUR</text:p>
          </table:table-cell>
          <table:table-cell office:value-type="float" office:value="8205000">
            <text:p>8205000</text:p>
          </table:table-cell>
          <table:table-cell office:value-type="string">
            <text:p>AU</text:p>
          </table:table-cell>
          <table:table-cell office:value-type="float" office:value="40">
            <text:p>40</text:p>
          </table:table-cell>
          <table:table-cell office:value-type="string">
            <text:p>49.017056</text:p>
          </table:table-cell>
          <table:table-cell office:value-type="string">
            <text:p>46.378029</text:p>
          </table:table-cell>
          <table:table-cell office:value-type="string">
            <text:p>17.162722</text:p>
          </table:table-cell>
          <table:table-cell office:value-type="string">
            <text:p>9.535916</text:p>
          </table:table-cell>
          <table:table-cell office:value-type="string">
            <text:p>Vienn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83858.0</text:p>
          </table:table-cell>
          <table:table-cell office:value-type="string">
            <text:p>de-AT|hr-AT|hu-AT|sl-AT</text:p>
          </table:table-cell>
          <table:table-cell office:value-type="string">
            <text:p>de-AT</text:p>
          </table:table-cell>
          <table:table-cell office:value-type="string">
            <text:p>AUT</text:p>
          </table:table-cell>
          <table:table-cell office:value-type="float" office:value="2782113">
            <text:p>27821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U</text:p>
          </table:table-cell>
          <table:table-cell office:value-type="string">
            <text:p>Australia</text:p>
          </table:table-cell>
          <table:table-cell office:value-type="string">
            <text:p>AUD</text:p>
          </table:table-cell>
          <table:table-cell office:value-type="float" office:value="21515754">
            <text:p>21515754</text:p>
          </table:table-cell>
          <table:table-cell office:value-type="string">
            <text:p>AS</text:p>
          </table:table-cell>
          <table:table-cell office:value-type="float" office:value="36">
            <text:p>36</text:p>
          </table:table-cell>
          <table:table-cell office:value-type="string">
            <text:p>-10.062805</text:p>
          </table:table-cell>
          <table:table-cell office:value-type="string">
            <text:p>-43.64397</text:p>
          </table:table-cell>
          <table:table-cell office:value-type="string">
            <text:p>153.639252</text:p>
          </table:table-cell>
          <table:table-cell office:value-type="string">
            <text:p>112.911057</text:p>
          </table:table-cell>
          <table:table-cell office:value-type="string">
            <text:p>Canberr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7686850.0</text:p>
          </table:table-cell>
          <table:table-cell table:number-columns-repeated="2" office:value-type="string">
            <text:p>en-AU</text:p>
          </table:table-cell>
          <table:table-cell office:value-type="string">
            <text:p>AUS</text:p>
          </table:table-cell>
          <table:table-cell office:value-type="float" office:value="2077456">
            <text:p>207745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W</text:p>
          </table:table-cell>
          <table:table-cell office:value-type="string">
            <text:p>Aruba</text:p>
          </table:table-cell>
          <table:table-cell office:value-type="string">
            <text:p>AWG</text:p>
          </table:table-cell>
          <table:table-cell office:value-type="float" office:value="71566">
            <text:p>71566</text:p>
          </table:table-cell>
          <table:table-cell office:value-type="string">
            <text:p>AA</text:p>
          </table:table-cell>
          <table:table-cell office:value-type="float" office:value="533">
            <text:p>533</text:p>
          </table:table-cell>
          <table:table-cell office:value-type="string">
            <text:p>12.623718127152925</text:p>
          </table:table-cell>
          <table:table-cell office:value-type="string">
            <text:p>12.411707706190716</text:p>
          </table:table-cell>
          <table:table-cell office:value-type="string">
            <text:p>-69.86575120104982</text:p>
          </table:table-cell>
          <table:table-cell office:value-type="string">
            <text:p>-70.0644737196045</text:p>
          </table:table-cell>
          <table:table-cell office:value-type="string">
            <text:p>Oranjestad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93.0</text:p>
          </table:table-cell>
          <table:table-cell office:value-type="string">
            <text:p>nl-AW|es-AW|en-AW</text:p>
          </table:table-cell>
          <table:table-cell office:value-type="string">
            <text:p>nl-AW</text:p>
          </table:table-cell>
          <table:table-cell office:value-type="string">
            <text:p>ABW</text:p>
          </table:table-cell>
          <table:table-cell office:value-type="float" office:value="3577279">
            <text:p>35772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X</text:p>
          </table:table-cell>
          <table:table-cell office:value-type="string">
            <text:p>Åland Islands</text:p>
          </table:table-cell>
          <table:table-cell office:value-type="string">
            <text:p>EUR</text:p>
          </table:table-cell>
          <table:table-cell office:value-type="float" office:value="26711">
            <text:p>26711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60.488861</text:p>
          </table:table-cell>
          <table:table-cell office:value-type="string">
            <text:p>59.90675</text:p>
          </table:table-cell>
          <table:table-cell office:value-type="string">
            <text:p>21.011862</text:p>
          </table:table-cell>
          <table:table-cell office:value-type="string">
            <text:p>19.317694</text:p>
          </table:table-cell>
          <table:table-cell office:value-type="string">
            <text:p>Marieham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/>
          <table:table-cell office:value-type="string">
            <text:p>sv-AX</text:p>
          </table:table-cell>
          <table:table-cell office:value-type="string">
            <text:p>sv-AX</text:p>
          </table:table-cell>
          <table:table-cell office:value-type="string">
            <text:p>ALA</text:p>
          </table:table-cell>
          <table:table-cell office:value-type="float" office:value="661882">
            <text:p>6618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Z</text:p>
          </table:table-cell>
          <table:table-cell office:value-type="string">
            <text:p>Azerbaijan</text:p>
          </table:table-cell>
          <table:table-cell office:value-type="string">
            <text:p>AZN</text:p>
          </table:table-cell>
          <table:table-cell office:value-type="float" office:value="8303512">
            <text:p>8303512</text:p>
          </table:table-cell>
          <table:table-cell office:value-type="string">
            <text:p>AJ</text:p>
          </table:table-cell>
          <table:table-cell office:value-type="float" office:value="31">
            <text:p>31</text:p>
          </table:table-cell>
          <table:table-cell office:value-type="string">
            <text:p>41.90564</text:p>
          </table:table-cell>
          <table:table-cell office:value-type="string">
            <text:p>38.38915252685547</text:p>
          </table:table-cell>
          <table:table-cell office:value-type="string">
            <text:p>50.370083</text:p>
          </table:table-cell>
          <table:table-cell office:value-type="string">
            <text:p>44.774113</text:p>
          </table:table-cell>
          <table:table-cell office:value-type="string">
            <text:p>Baku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86600.0</text:p>
          </table:table-cell>
          <table:table-cell office:value-type="string">
            <text:p>a-AZz|ru-AZ|hy-AZ</text:p>
          </table:table-cell>
          <table:table-cell office:value-type="string">
            <text:p>az-AZ</text:p>
          </table:table-cell>
          <table:table-cell office:value-type="string">
            <text:p>AZE</text:p>
          </table:table-cell>
          <table:table-cell office:value-type="float" office:value="587116">
            <text:p>5871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office:value-type="string">
            <text:p>BAM</text:p>
          </table:table-cell>
          <table:table-cell office:value-type="float" office:value="4590000">
            <text:p>4590000</text:p>
          </table:table-cell>
          <table:table-cell office:value-type="string">
            <text:p>BK</text:p>
          </table:table-cell>
          <table:table-cell office:value-type="float" office:value="70">
            <text:p>70</text:p>
          </table:table-cell>
          <table:table-cell office:value-type="string">
            <text:p>45.239193</text:p>
          </table:table-cell>
          <table:table-cell office:value-type="string">
            <text:p>42.546112</text:p>
          </table:table-cell>
          <table:table-cell office:value-type="string">
            <text:p>19.622223</text:p>
          </table:table-cell>
          <table:table-cell office:value-type="string">
            <text:p>15.718945</text:p>
          </table:table-cell>
          <table:table-cell office:value-type="string">
            <text:p>Sarajevo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51129.0</text:p>
          </table:table-cell>
          <table:table-cell office:value-type="string">
            <text:p>bs-BA|hr-BA|sr-BA</text:p>
          </table:table-cell>
          <table:table-cell office:value-type="string">
            <text:p>bs-BA</text:p>
          </table:table-cell>
          <table:table-cell office:value-type="string">
            <text:p>BIH</text:p>
          </table:table-cell>
          <table:table-cell office:value-type="float" office:value="3277605">
            <text:p>32776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Barbados</text:p>
          </table:table-cell>
          <table:table-cell office:value-type="string">
            <text:p>BBD</text:p>
          </table:table-cell>
          <table:table-cell office:value-type="float" office:value="285653">
            <text:p>285653</text:p>
          </table:table-cell>
          <table:table-cell office:value-type="string">
            <text:p>BB</text:p>
          </table:table-cell>
          <table:table-cell office:value-type="float" office:value="52">
            <text:p>52</text:p>
          </table:table-cell>
          <table:table-cell office:value-type="string">
            <text:p>13.327257</text:p>
          </table:table-cell>
          <table:table-cell office:value-type="string">
            <text:p>13.039844</text:p>
          </table:table-cell>
          <table:table-cell office:value-type="string">
            <text:p>-59.420376</text:p>
          </table:table-cell>
          <table:table-cell office:value-type="string">
            <text:p>-59.648922</text:p>
          </table:table-cell>
          <table:table-cell office:value-type="string">
            <text:p>Bridgetow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431.0</text:p>
          </table:table-cell>
          <table:table-cell office:value-type="string">
            <text:p>en-BB</text:p>
          </table:table-cell>
          <table:table-cell office:value-type="string">
            <text:p>en-BB</text:p>
          </table:table-cell>
          <table:table-cell office:value-type="string">
            <text:p>BRB</text:p>
          </table:table-cell>
          <table:table-cell office:value-type="float" office:value="3374084">
            <text:p>33740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Bangladesh</text:p>
          </table:table-cell>
          <table:table-cell office:value-type="string">
            <text:p>BDT</text:p>
          </table:table-cell>
          <table:table-cell office:value-type="float" office:value="156118464">
            <text:p>156118464</text:p>
          </table:table-cell>
          <table:table-cell office:value-type="string">
            <text:p>BG</text:p>
          </table:table-cell>
          <table:table-cell office:value-type="float" office:value="50">
            <text:p>50</text:p>
          </table:table-cell>
          <table:table-cell office:value-type="string">
            <text:p>26.631945</text:p>
          </table:table-cell>
          <table:table-cell office:value-type="string">
            <text:p>20.743334</text:p>
          </table:table-cell>
          <table:table-cell office:value-type="string">
            <text:p>92.673668</text:p>
          </table:table-cell>
          <table:table-cell office:value-type="string">
            <text:p>88.028336</text:p>
          </table:table-cell>
          <table:table-cell office:value-type="string">
            <text:p>Dhak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44000.0</text:p>
          </table:table-cell>
          <table:table-cell office:value-type="string">
            <text:p>bn-BD|en-BD</text:p>
          </table:table-cell>
          <table:table-cell office:value-type="string">
            <text:p>bn-BD</text:p>
          </table:table-cell>
          <table:table-cell office:value-type="string">
            <text:p>BGD</text:p>
          </table:table-cell>
          <table:table-cell office:value-type="float" office:value="1210997">
            <text:p>12109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Belgium</text:p>
          </table:table-cell>
          <table:table-cell office:value-type="string">
            <text:p>EUR</text:p>
          </table:table-cell>
          <table:table-cell office:value-type="float" office:value="10403000">
            <text:p>10403000</text:p>
          </table:table-cell>
          <table:table-cell office:value-type="string">
            <text:p>BE</text:p>
          </table:table-cell>
          <table:table-cell office:value-type="float" office:value="56">
            <text:p>56</text:p>
          </table:table-cell>
          <table:table-cell office:value-type="string">
            <text:p>51.505444</text:p>
          </table:table-cell>
          <table:table-cell office:value-type="string">
            <text:p>49.49361</text:p>
          </table:table-cell>
          <table:table-cell office:value-type="string">
            <text:p>6.403861</text:p>
          </table:table-cell>
          <table:table-cell office:value-type="string">
            <text:p>2.546944</text:p>
          </table:table-cell>
          <table:table-cell office:value-type="string">
            <text:p>Brussels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0510.0</text:p>
          </table:table-cell>
          <table:table-cell office:value-type="string">
            <text:p>nl-BE|fr-BE|de-BE</text:p>
          </table:table-cell>
          <table:table-cell office:value-type="string">
            <text:p>nl-BE</text:p>
          </table:table-cell>
          <table:table-cell office:value-type="string">
            <text:p>BEL</text:p>
          </table:table-cell>
          <table:table-cell office:value-type="float" office:value="2802361">
            <text:p>280236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Burkina Faso</text:p>
          </table:table-cell>
          <table:table-cell office:value-type="string">
            <text:p>XOF</text:p>
          </table:table-cell>
          <table:table-cell office:value-type="float" office:value="16241811">
            <text:p>16241811</text:p>
          </table:table-cell>
          <table:table-cell office:value-type="string">
            <text:p>UV</text:p>
          </table:table-cell>
          <table:table-cell office:value-type="float" office:value="854">
            <text:p>854</text:p>
          </table:table-cell>
          <table:table-cell office:value-type="string">
            <text:p>15.082593</text:p>
          </table:table-cell>
          <table:table-cell office:value-type="string">
            <text:p>9.401108</text:p>
          </table:table-cell>
          <table:table-cell office:value-type="string">
            <text:p>2.405395</text:p>
          </table:table-cell>
          <table:table-cell office:value-type="string">
            <text:p>-5.518916</text:p>
          </table:table-cell>
          <table:table-cell office:value-type="string">
            <text:p>Ouagadougou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74200.0</text:p>
          </table:table-cell>
          <table:table-cell office:value-type="string">
            <text:p>fr-BF</text:p>
          </table:table-cell>
          <table:table-cell office:value-type="string">
            <text:p>fr-BF</text:p>
          </table:table-cell>
          <table:table-cell office:value-type="string">
            <text:p>BFA</text:p>
          </table:table-cell>
          <table:table-cell office:value-type="float" office:value="2361809">
            <text:p>23618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G</text:p>
          </table:table-cell>
          <table:table-cell office:value-type="string">
            <text:p>Bulgaria</text:p>
          </table:table-cell>
          <table:table-cell office:value-type="string">
            <text:p>BGN</text:p>
          </table:table-cell>
          <table:table-cell office:value-type="float" office:value="7148785">
            <text:p>7148785</text:p>
          </table:table-cell>
          <table:table-cell office:value-type="string">
            <text:p>BU</text:p>
          </table:table-cell>
          <table:table-cell office:value-type="float" office:value="100">
            <text:p>100</text:p>
          </table:table-cell>
          <table:table-cell office:value-type="string">
            <text:p>44.21764</text:p>
          </table:table-cell>
          <table:table-cell office:value-type="string">
            <text:p>41.242084</text:p>
          </table:table-cell>
          <table:table-cell office:value-type="string">
            <text:p>28.612167</text:p>
          </table:table-cell>
          <table:table-cell office:value-type="string">
            <text:p>22.371166</text:p>
          </table:table-cell>
          <table:table-cell office:value-type="string">
            <text:p>Sofi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10910.0</text:p>
          </table:table-cell>
          <table:table-cell office:value-type="string">
            <text:p>bg-BG|tr-BG</text:p>
          </table:table-cell>
          <table:table-cell office:value-type="string">
            <text:p>bg-BG</text:p>
          </table:table-cell>
          <table:table-cell office:value-type="string">
            <text:p>BGR</text:p>
          </table:table-cell>
          <table:table-cell office:value-type="float" office:value="732800">
            <text:p>7328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H</text:p>
          </table:table-cell>
          <table:table-cell office:value-type="string">
            <text:p>Bahrain</text:p>
          </table:table-cell>
          <table:table-cell office:value-type="string">
            <text:p>BHD</text:p>
          </table:table-cell>
          <table:table-cell office:value-type="float" office:value="738004">
            <text:p>738004</text:p>
          </table:table-cell>
          <table:table-cell office:value-type="string">
            <text:p>BA</text:p>
          </table:table-cell>
          <table:table-cell office:value-type="float" office:value="48">
            <text:p>48</text:p>
          </table:table-cell>
          <table:table-cell office:value-type="string">
            <text:p>26.282583</text:p>
          </table:table-cell>
          <table:table-cell office:value-type="string">
            <text:p>25.796862</text:p>
          </table:table-cell>
          <table:table-cell office:value-type="string">
            <text:p>50.664471</text:p>
          </table:table-cell>
          <table:table-cell office:value-type="string">
            <text:p>50.45414</text:p>
          </table:table-cell>
          <table:table-cell office:value-type="string">
            <text:p>Manam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65.0</text:p>
          </table:table-cell>
          <table:table-cell office:value-type="string">
            <text:p>ar-BH|en-BH|fa-BH|ur-BH</text:p>
          </table:table-cell>
          <table:table-cell office:value-type="string">
            <text:p>ar-BH</text:p>
          </table:table-cell>
          <table:table-cell office:value-type="string">
            <text:p>BHR</text:p>
          </table:table-cell>
          <table:table-cell office:value-type="float" office:value="290291">
            <text:p>2902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I</text:p>
          </table:table-cell>
          <table:table-cell office:value-type="string">
            <text:p>Burundi</text:p>
          </table:table-cell>
          <table:table-cell office:value-type="string">
            <text:p>BIF</text:p>
          </table:table-cell>
          <table:table-cell office:value-type="float" office:value="9863117">
            <text:p>9863117</text:p>
          </table:table-cell>
          <table:table-cell office:value-type="string">
            <text:p>BY</text:p>
          </table:table-cell>
          <table:table-cell office:value-type="float" office:value="108">
            <text:p>108</text:p>
          </table:table-cell>
          <table:table-cell office:value-type="string">
            <text:p>-2.310123</text:p>
          </table:table-cell>
          <table:table-cell office:value-type="string">
            <text:p>-4.465713</text:p>
          </table:table-cell>
          <table:table-cell office:value-type="string">
            <text:p>30.847729</text:p>
          </table:table-cell>
          <table:table-cell office:value-type="string">
            <text:p>28.993061</text:p>
          </table:table-cell>
          <table:table-cell office:value-type="string">
            <text:p>Bujumbur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7830.0</text:p>
          </table:table-cell>
          <table:table-cell office:value-type="string">
            <text:p>fr-BI|rn-BI</text:p>
          </table:table-cell>
          <table:table-cell office:value-type="string">
            <text:p>fr-BI</text:p>
          </table:table-cell>
          <table:table-cell office:value-type="string">
            <text:p>BDI</text:p>
          </table:table-cell>
          <table:table-cell office:value-type="float" office:value="433561">
            <text:p>43356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J</text:p>
          </table:table-cell>
          <table:table-cell office:value-type="string">
            <text:p>Benin</text:p>
          </table:table-cell>
          <table:table-cell office:value-type="string">
            <text:p>XOF</text:p>
          </table:table-cell>
          <table:table-cell office:value-type="float" office:value="9056010">
            <text:p>9056010</text:p>
          </table:table-cell>
          <table:table-cell office:value-type="string">
            <text:p>BN</text:p>
          </table:table-cell>
          <table:table-cell office:value-type="float" office:value="204">
            <text:p>204</text:p>
          </table:table-cell>
          <table:table-cell office:value-type="string">
            <text:p>12.418347</text:p>
          </table:table-cell>
          <table:table-cell office:value-type="string">
            <text:p>6.225748</text:p>
          </table:table-cell>
          <table:table-cell office:value-type="string">
            <text:p>3.851701</text:p>
          </table:table-cell>
          <table:table-cell office:value-type="string">
            <text:p>0.774575</text:p>
          </table:table-cell>
          <table:table-cell office:value-type="string">
            <text:p>Porto-Nov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12620.0</text:p>
          </table:table-cell>
          <table:table-cell office:value-type="string">
            <text:p>fr-BJ</text:p>
          </table:table-cell>
          <table:table-cell office:value-type="string">
            <text:p>fr-BJ</text:p>
          </table:table-cell>
          <table:table-cell office:value-type="string">
            <text:p>BEN</text:p>
          </table:table-cell>
          <table:table-cell office:value-type="float" office:value="2395170">
            <text:p>23951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L</text:p>
          </table:table-cell>
          <table:table-cell office:value-type="string">
            <text:p>Saint Barthélemy</text:p>
          </table:table-cell>
          <table:table-cell office:value-type="string">
            <text:p>EUR</text:p>
          </table:table-cell>
          <table:table-cell office:value-type="float" office:value="8450">
            <text:p>8450</text:p>
          </table:table-cell>
          <table:table-cell office:value-type="string">
            <text:p>TB</text:p>
          </table:table-cell>
          <table:table-cell office:value-type="float" office:value="652">
            <text:p>652</text:p>
          </table:table-cell>
          <table:table-cell office:value-type="string">
            <text:p>17.928808791949283</text:p>
          </table:table-cell>
          <table:table-cell office:value-type="string">
            <text:p>17.878183227405575</text:p>
          </table:table-cell>
          <table:table-cell office:value-type="string">
            <text:p>-62.788983372985854</text:p>
          </table:table-cell>
          <table:table-cell office:value-type="string">
            <text:p>-62.8739118253784</text:p>
          </table:table-cell>
          <table:table-cell office:value-type="string">
            <text:p>Gustavia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1.0</text:p>
          </table:table-cell>
          <table:table-cell office:value-type="string">
            <text:p>fr-BL</text:p>
          </table:table-cell>
          <table:table-cell office:value-type="string">
            <text:p>fr-BL</text:p>
          </table:table-cell>
          <table:table-cell office:value-type="string">
            <text:p>BLM</text:p>
          </table:table-cell>
          <table:table-cell office:value-type="float" office:value="3578476">
            <text:p>357847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M</text:p>
          </table:table-cell>
          <table:table-cell office:value-type="string">
            <text:p>Bermuda</text:p>
          </table:table-cell>
          <table:table-cell office:value-type="string">
            <text:p>BMD</text:p>
          </table:table-cell>
          <table:table-cell office:value-type="float" office:value="65365">
            <text:p>65365</text:p>
          </table:table-cell>
          <table:table-cell office:value-type="string">
            <text:p>BD</text:p>
          </table:table-cell>
          <table:table-cell office:value-type="float" office:value="60">
            <text:p>60</text:p>
          </table:table-cell>
          <table:table-cell office:value-type="string">
            <text:p>32.393833</text:p>
          </table:table-cell>
          <table:table-cell office:value-type="string">
            <text:p>32.246639</text:p>
          </table:table-cell>
          <table:table-cell office:value-type="string">
            <text:p>-64.651993</text:p>
          </table:table-cell>
          <table:table-cell office:value-type="string">
            <text:p>-64.89605</text:p>
          </table:table-cell>
          <table:table-cell office:value-type="string">
            <text:p>Hamilto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53.0</text:p>
          </table:table-cell>
          <table:table-cell office:value-type="string">
            <text:p>en-BM|pt-BM</text:p>
          </table:table-cell>
          <table:table-cell office:value-type="string">
            <text:p>en-BM</text:p>
          </table:table-cell>
          <table:table-cell office:value-type="string">
            <text:p>BMU</text:p>
          </table:table-cell>
          <table:table-cell office:value-type="float" office:value="3573345">
            <text:p>35733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runei</text:p>
          </table:table-cell>
          <table:table-cell office:value-type="string">
            <text:p>BND</text:p>
          </table:table-cell>
          <table:table-cell office:value-type="float" office:value="395027">
            <text:p>395027</text:p>
          </table:table-cell>
          <table:table-cell office:value-type="string">
            <text:p>BX</text:p>
          </table:table-cell>
          <table:table-cell office:value-type="float" office:value="96">
            <text:p>96</text:p>
          </table:table-cell>
          <table:table-cell office:value-type="string">
            <text:p>5.047167</text:p>
          </table:table-cell>
          <table:table-cell office:value-type="string">
            <text:p>4.003083</text:p>
          </table:table-cell>
          <table:table-cell office:value-type="string">
            <text:p>115.359444</text:p>
          </table:table-cell>
          <table:table-cell office:value-type="string">
            <text:p>114.071442</text:p>
          </table:table-cell>
          <table:table-cell office:value-type="string">
            <text:p>Bandar Seri Begawan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5770.0</text:p>
          </table:table-cell>
          <table:table-cell office:value-type="string">
            <text:p>ms-BN|en-BN</text:p>
          </table:table-cell>
          <table:table-cell office:value-type="string">
            <text:p>ms-BN</text:p>
          </table:table-cell>
          <table:table-cell office:value-type="string">
            <text:p>BRN</text:p>
          </table:table-cell>
          <table:table-cell office:value-type="float" office:value="1820814">
            <text:p>18208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O</text:p>
          </table:table-cell>
          <table:table-cell office:value-type="string">
            <text:p>Bolivia</text:p>
          </table:table-cell>
          <table:table-cell office:value-type="string">
            <text:p>BOB</text:p>
          </table:table-cell>
          <table:table-cell office:value-type="float" office:value="9947418">
            <text:p>9947418</text:p>
          </table:table-cell>
          <table:table-cell office:value-type="string">
            <text:p>BL</text:p>
          </table:table-cell>
          <table:table-cell office:value-type="float" office:value="68">
            <text:p>68</text:p>
          </table:table-cell>
          <table:table-cell office:value-type="string">
            <text:p>-9.680567</text:p>
          </table:table-cell>
          <table:table-cell office:value-type="string">
            <text:p>-22.896133</text:p>
          </table:table-cell>
          <table:table-cell office:value-type="string">
            <text:p>-57.45809600000001</text:p>
          </table:table-cell>
          <table:table-cell office:value-type="string">
            <text:p>-69.640762</text:p>
          </table:table-cell>
          <table:table-cell office:value-type="string">
            <text:p>Sucre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1098580.0</text:p>
          </table:table-cell>
          <table:table-cell office:value-type="string">
            <text:p>es-BO|qu-BO|ay-BO</text:p>
          </table:table-cell>
          <table:table-cell office:value-type="string">
            <text:p>es-BO</text:p>
          </table:table-cell>
          <table:table-cell office:value-type="string">
            <text:p>BOL</text:p>
          </table:table-cell>
          <table:table-cell office:value-type="float" office:value="3923057">
            <text:p>392305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Q</text:p>
          </table:table-cell>
          <table:table-cell office:value-type="string">
            <text:p>Bonaire</text:p>
          </table:table-cell>
          <table:table-cell office:value-type="string">
            <text:p>USD</text:p>
          </table:table-cell>
          <table:table-cell office:value-type="float" office:value="18012">
            <text:p>18012</text:p>
          </table:table-cell>
          <table:table-cell/>
          <table:table-cell office:value-type="float" office:value="535">
            <text:p>535</text:p>
          </table:table-cell>
          <table:table-cell office:value-type="string">
            <text:p>12.304535</text:p>
          </table:table-cell>
          <table:table-cell office:value-type="string">
            <text:p>12.017149</text:p>
          </table:table-cell>
          <table:table-cell office:value-type="string">
            <text:p>-68.192307</text:p>
          </table:table-cell>
          <table:table-cell office:value-type="string">
            <text:p>-68.416458</text:p>
          </table:table-cell>
          <table:table-cell/>
          <table:table-cell office:value-type="string">
            <text:p>North America</text:p>
          </table:table-cell>
          <table:table-cell office:value-type="string">
            <text:p>NA</text:p>
          </table:table-cell>
          <table:table-cell/>
          <table:table-cell office:value-type="string">
            <text:p>nl-BQ|pap-BQ|en-BQ</text:p>
          </table:table-cell>
          <table:table-cell office:value-type="string">
            <text:p>nl-BQ</text:p>
          </table:table-cell>
          <table:table-cell office:value-type="string">
            <text:p>BES</text:p>
          </table:table-cell>
          <table:table-cell office:value-type="float" office:value="7626844">
            <text:p>762684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</text:p>
          </table:table-cell>
          <table:table-cell office:value-type="string">
            <text:p>Brazil</text:p>
          </table:table-cell>
          <table:table-cell office:value-type="string">
            <text:p>BRL</text:p>
          </table:table-cell>
          <table:table-cell office:value-type="float" office:value="201103330">
            <text:p>201103330</text:p>
          </table:table-cell>
          <table:table-cell office:value-type="string">
            <text:p>BR</text:p>
          </table:table-cell>
          <table:table-cell office:value-type="float" office:value="76">
            <text:p>76</text:p>
          </table:table-cell>
          <table:table-cell office:value-type="string">
            <text:p>5.264877</text:p>
          </table:table-cell>
          <table:table-cell office:value-type="string">
            <text:p>-33.750706</text:p>
          </table:table-cell>
          <table:table-cell office:value-type="string">
            <text:p>-32.392998</text:p>
          </table:table-cell>
          <table:table-cell office:value-type="string">
            <text:p>-73.985535</text:p>
          </table:table-cell>
          <table:table-cell office:value-type="string">
            <text:p>Brasília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8511965.0</text:p>
          </table:table-cell>
          <table:table-cell office:value-type="string">
            <text:p>pt-BR|es-BR|en-BR|fr-BR</text:p>
          </table:table-cell>
          <table:table-cell office:value-type="string">
            <text:p>pt-BR</text:p>
          </table:table-cell>
          <table:table-cell office:value-type="string">
            <text:p>BRA</text:p>
          </table:table-cell>
          <table:table-cell office:value-type="float" office:value="3469034">
            <text:p>346903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S</text:p>
          </table:table-cell>
          <table:table-cell office:value-type="string">
            <text:p>Bahamas</text:p>
          </table:table-cell>
          <table:table-cell office:value-type="string">
            <text:p>BSD</text:p>
          </table:table-cell>
          <table:table-cell office:value-type="float" office:value="301790">
            <text:p>301790</text:p>
          </table:table-cell>
          <table:table-cell office:value-type="string">
            <text:p>BF</text:p>
          </table:table-cell>
          <table:table-cell office:value-type="float" office:value="44">
            <text:p>44</text:p>
          </table:table-cell>
          <table:table-cell office:value-type="string">
            <text:p>26.919243</text:p>
          </table:table-cell>
          <table:table-cell office:value-type="string">
            <text:p>22.852743</text:p>
          </table:table-cell>
          <table:table-cell office:value-type="string">
            <text:p>-74.423874</text:p>
          </table:table-cell>
          <table:table-cell office:value-type="string">
            <text:p>-78.995911</text:p>
          </table:table-cell>
          <table:table-cell office:value-type="string">
            <text:p>Nassau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3940.0</text:p>
          </table:table-cell>
          <table:table-cell office:value-type="string">
            <text:p>en-BS</text:p>
          </table:table-cell>
          <table:table-cell office:value-type="string">
            <text:p>en-BS</text:p>
          </table:table-cell>
          <table:table-cell office:value-type="string">
            <text:p>BHS</text:p>
          </table:table-cell>
          <table:table-cell office:value-type="float" office:value="3572887">
            <text:p>357288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T</text:p>
          </table:table-cell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float" office:value="699847">
            <text:p>699847</text:p>
          </table:table-cell>
          <table:table-cell office:value-type="string">
            <text:p>BT</text:p>
          </table:table-cell>
          <table:table-cell office:value-type="float" office:value="64">
            <text:p>64</text:p>
          </table:table-cell>
          <table:table-cell office:value-type="string">
            <text:p>28.323778</text:p>
          </table:table-cell>
          <table:table-cell office:value-type="string">
            <text:p>26.70764</text:p>
          </table:table-cell>
          <table:table-cell office:value-type="string">
            <text:p>92.125191</text:p>
          </table:table-cell>
          <table:table-cell office:value-type="string">
            <text:p>88.75972</text:p>
          </table:table-cell>
          <table:table-cell office:value-type="string">
            <text:p>Thimphu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47000.0</text:p>
          </table:table-cell>
          <table:table-cell office:value-type="string">
            <text:p>dz-BT</text:p>
          </table:table-cell>
          <table:table-cell office:value-type="string">
            <text:p>dz-BT</text:p>
          </table:table-cell>
          <table:table-cell office:value-type="string">
            <text:p>BTN</text:p>
          </table:table-cell>
          <table:table-cell office:value-type="float" office:value="1252634">
            <text:p>125263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V</text:p>
          </table:table-cell>
          <table:table-cell office:value-type="string">
            <text:p>Bouvet Island</text:p>
          </table:table-cell>
          <table:table-cell office:value-type="string">
            <text:p>NOK</text:p>
          </table:table-cell>
          <table:table-cell office:value-type="float" office:value="0">
            <text:p>0</text:p>
          </table:table-cell>
          <table:table-cell office:value-type="string">
            <text:p>BV</text:p>
          </table:table-cell>
          <table:table-cell office:value-type="float" office:value="74">
            <text:p>74</text:p>
          </table:table-cell>
          <table:table-cell office:value-type="string">
            <text:p>-54.400322</text:p>
          </table:table-cell>
          <table:table-cell office:value-type="string">
            <text:p>-54.462383</text:p>
          </table:table-cell>
          <table:table-cell office:value-type="string">
            <text:p>3.487976</text:p>
          </table:table-cell>
          <table:table-cell office:value-type="string">
            <text:p>3.335499</text:p>
          </table:table-cell>
          <table:table-cell/>
          <table:table-cell office:value-type="string">
            <text:p>Antarctica</text:p>
          </table:table-cell>
          <table:table-cell office:value-type="string">
            <text:p>A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BVT</text:p>
          </table:table-cell>
          <table:table-cell office:value-type="float" office:value="3371123">
            <text:p>337112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W</text:p>
          </table:table-cell>
          <table:table-cell office:value-type="string">
            <text:p>Botswana</text:p>
          </table:table-cell>
          <table:table-cell office:value-type="string">
            <text:p>BWP</text:p>
          </table:table-cell>
          <table:table-cell office:value-type="float" office:value="2029307">
            <text:p>2029307</text:p>
          </table:table-cell>
          <table:table-cell office:value-type="string">
            <text:p>BC</text:p>
          </table:table-cell>
          <table:table-cell office:value-type="float" office:value="72">
            <text:p>72</text:p>
          </table:table-cell>
          <table:table-cell office:value-type="string">
            <text:p>-17.780813</text:p>
          </table:table-cell>
          <table:table-cell office:value-type="string">
            <text:p>-26.907246</text:p>
          </table:table-cell>
          <table:table-cell office:value-type="string">
            <text:p>29.360781</text:p>
          </table:table-cell>
          <table:table-cell office:value-type="string">
            <text:p>19.999535</text:p>
          </table:table-cell>
          <table:table-cell office:value-type="string">
            <text:p>Gaborone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600370.0</text:p>
          </table:table-cell>
          <table:table-cell office:value-type="string">
            <text:p>en-BW|tn-BW</text:p>
          </table:table-cell>
          <table:table-cell office:value-type="string">
            <text:p>en-BW</text:p>
          </table:table-cell>
          <table:table-cell office:value-type="string">
            <text:p>BWA</text:p>
          </table:table-cell>
          <table:table-cell office:value-type="float" office:value="933860">
            <text:p>93386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Y</text:p>
          </table:table-cell>
          <table:table-cell office:value-type="string">
            <text:p>Belarus</text:p>
          </table:table-cell>
          <table:table-cell office:value-type="string">
            <text:p>BYR</text:p>
          </table:table-cell>
          <table:table-cell office:value-type="float" office:value="9685000">
            <text:p>9685000</text:p>
          </table:table-cell>
          <table:table-cell office:value-type="string">
            <text:p>BO</text:p>
          </table:table-cell>
          <table:table-cell office:value-type="float" office:value="112">
            <text:p>112</text:p>
          </table:table-cell>
          <table:table-cell office:value-type="string">
            <text:p>56.165806</text:p>
          </table:table-cell>
          <table:table-cell office:value-type="string">
            <text:p>51.256416</text:p>
          </table:table-cell>
          <table:table-cell office:value-type="string">
            <text:p>32.770805</text:p>
          </table:table-cell>
          <table:table-cell office:value-type="string">
            <text:p>23.176889</text:p>
          </table:table-cell>
          <table:table-cell office:value-type="string">
            <text:p>Minsk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07600.0</text:p>
          </table:table-cell>
          <table:table-cell office:value-type="string">
            <text:p>be-BY|ru-BY</text:p>
          </table:table-cell>
          <table:table-cell office:value-type="string">
            <text:p>be-BY</text:p>
          </table:table-cell>
          <table:table-cell office:value-type="string">
            <text:p>BLR</text:p>
          </table:table-cell>
          <table:table-cell office:value-type="float" office:value="630336">
            <text:p>63033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Z</text:p>
          </table:table-cell>
          <table:table-cell office:value-type="string">
            <text:p>Belize</text:p>
          </table:table-cell>
          <table:table-cell office:value-type="string">
            <text:p>BZD</text:p>
          </table:table-cell>
          <table:table-cell office:value-type="float" office:value="314522">
            <text:p>314522</text:p>
          </table:table-cell>
          <table:table-cell office:value-type="string">
            <text:p>BH</text:p>
          </table:table-cell>
          <table:table-cell office:value-type="float" office:value="84">
            <text:p>84</text:p>
          </table:table-cell>
          <table:table-cell office:value-type="string">
            <text:p>18.496557</text:p>
          </table:table-cell>
          <table:table-cell office:value-type="string">
            <text:p>15.8893</text:p>
          </table:table-cell>
          <table:table-cell office:value-type="string">
            <text:p>-87.776985</text:p>
          </table:table-cell>
          <table:table-cell office:value-type="string">
            <text:p>-89.224815</text:p>
          </table:table-cell>
          <table:table-cell office:value-type="string">
            <text:p>Belmopa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2966.0</text:p>
          </table:table-cell>
          <table:table-cell office:value-type="string">
            <text:p>en-BZ|es-BZ</text:p>
          </table:table-cell>
          <table:table-cell office:value-type="string">
            <text:p>en-BZ</text:p>
          </table:table-cell>
          <table:table-cell office:value-type="string">
            <text:p>BLZ</text:p>
          </table:table-cell>
          <table:table-cell office:value-type="float" office:value="3582678">
            <text:p>358267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string">
            <text:p>CAD</text:p>
          </table:table-cell>
          <table:table-cell office:value-type="float" office:value="33679000">
            <text:p>33679000</text:p>
          </table:table-cell>
          <table:table-cell office:value-type="string">
            <text:p>CA</text:p>
          </table:table-cell>
          <table:table-cell office:value-type="float" office:value="124">
            <text:p>124</text:p>
          </table:table-cell>
          <table:table-cell office:value-type="string">
            <text:p>83.110626</text:p>
          </table:table-cell>
          <table:table-cell office:value-type="string">
            <text:p>41.67598</text:p>
          </table:table-cell>
          <table:table-cell office:value-type="string">
            <text:p>-52.636291</text:p>
          </table:table-cell>
          <table:table-cell office:value-type="float" office:value="-141">
            <text:p>-141</text:p>
          </table:table-cell>
          <table:table-cell office:value-type="string">
            <text:p>Ottawa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9984670.0</text:p>
          </table:table-cell>
          <table:table-cell office:value-type="string">
            <text:p>en-CA|fr-CA|iu-CA</text:p>
          </table:table-cell>
          <table:table-cell office:value-type="string">
            <text:p>en-CA</text:p>
          </table:table-cell>
          <table:table-cell office:value-type="string">
            <text:p>CAN</text:p>
          </table:table-cell>
          <table:table-cell office:value-type="float" office:value="6251999">
            <text:p>625199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C</text:p>
          </table:table-cell>
          <table:table-cell office:value-type="string">
            <text:p>Cocos [Keeling] Islands</text:p>
          </table:table-cell>
          <table:table-cell office:value-type="string">
            <text:p>AUD</text:p>
          </table:table-cell>
          <table:table-cell office:value-type="float" office:value="628">
            <text:p>628</text:p>
          </table:table-cell>
          <table:table-cell office:value-type="string">
            <text:p>CK</text:p>
          </table:table-cell>
          <table:table-cell office:value-type="float" office:value="166">
            <text:p>166</text:p>
          </table:table-cell>
          <table:table-cell office:value-type="string">
            <text:p>-12.072459094</text:p>
          </table:table-cell>
          <table:table-cell office:value-type="string">
            <text:p>-12.208725839</text:p>
          </table:table-cell>
          <table:table-cell office:value-type="string">
            <text:p>96.929489344</text:p>
          </table:table-cell>
          <table:table-cell office:value-type="string">
            <text:p>96.816941408</text:p>
          </table:table-cell>
          <table:table-cell office:value-type="string">
            <text:p>West Island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4.0</text:p>
          </table:table-cell>
          <table:table-cell office:value-type="string">
            <text:p>ms-CC|ens-CC</text:p>
          </table:table-cell>
          <table:table-cell office:value-type="string">
            <text:p>ms-CC</text:p>
          </table:table-cell>
          <table:table-cell office:value-type="string">
            <text:p>CCK</text:p>
          </table:table-cell>
          <table:table-cell office:value-type="float" office:value="1547376">
            <text:p>154737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D</text:p>
          </table:table-cell>
          <table:table-cell office:value-type="string">
            <text:p>Democratic Republic of the Congo</text:p>
          </table:table-cell>
          <table:table-cell office:value-type="string">
            <text:p>CDF</text:p>
          </table:table-cell>
          <table:table-cell office:value-type="float" office:value="70916439">
            <text:p>70916439</text:p>
          </table:table-cell>
          <table:table-cell office:value-type="string">
            <text:p>CG</text:p>
          </table:table-cell>
          <table:table-cell office:value-type="float" office:value="180">
            <text:p>180</text:p>
          </table:table-cell>
          <table:table-cell office:value-type="string">
            <text:p>5.386098</text:p>
          </table:table-cell>
          <table:table-cell office:value-type="string">
            <text:p>-13.455675</text:p>
          </table:table-cell>
          <table:table-cell office:value-type="string">
            <text:p>31.305912</text:p>
          </table:table-cell>
          <table:table-cell office:value-type="string">
            <text:p>12.204144</text:p>
          </table:table-cell>
          <table:table-cell office:value-type="string">
            <text:p>Kinshas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345410.0</text:p>
          </table:table-cell>
          <table:table-cell office:value-type="string">
            <text:p>fr-CD|ln-CD|kg-CD</text:p>
          </table:table-cell>
          <table:table-cell office:value-type="string">
            <text:p>fr-CD</text:p>
          </table:table-cell>
          <table:table-cell office:value-type="string">
            <text:p>COD</text:p>
          </table:table-cell>
          <table:table-cell office:value-type="float" office:value="203312">
            <text:p>2033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office:value-type="string">
            <text:p>XAF</text:p>
          </table:table-cell>
          <table:table-cell office:value-type="float" office:value="4844927">
            <text:p>4844927</text:p>
          </table:table-cell>
          <table:table-cell office:value-type="string">
            <text:p>CT</text:p>
          </table:table-cell>
          <table:table-cell office:value-type="float" office:value="140">
            <text:p>140</text:p>
          </table:table-cell>
          <table:table-cell office:value-type="string">
            <text:p>11.007569</text:p>
          </table:table-cell>
          <table:table-cell office:value-type="string">
            <text:p>2.220514</text:p>
          </table:table-cell>
          <table:table-cell office:value-type="string">
            <text:p>27.463421</text:p>
          </table:table-cell>
          <table:table-cell office:value-type="string">
            <text:p>14.420097</text:p>
          </table:table-cell>
          <table:table-cell office:value-type="string">
            <text:p>Bangui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622984.0</text:p>
          </table:table-cell>
          <table:table-cell office:value-type="string">
            <text:p>fr-CF|sg-CF|ln-CF|kg-CF</text:p>
          </table:table-cell>
          <table:table-cell office:value-type="string">
            <text:p>fr-CF</text:p>
          </table:table-cell>
          <table:table-cell office:value-type="string">
            <text:p>CAF</text:p>
          </table:table-cell>
          <table:table-cell office:value-type="float" office:value="239880">
            <text:p>23988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G</text:p>
          </table:table-cell>
          <table:table-cell office:value-type="string">
            <text:p>Republic of the Congo</text:p>
          </table:table-cell>
          <table:table-cell office:value-type="string">
            <text:p>XAF</text:p>
          </table:table-cell>
          <table:table-cell office:value-type="float" office:value="3039126">
            <text:p>3039126</text:p>
          </table:table-cell>
          <table:table-cell office:value-type="string">
            <text:p>CF</text:p>
          </table:table-cell>
          <table:table-cell office:value-type="float" office:value="178">
            <text:p>178</text:p>
          </table:table-cell>
          <table:table-cell office:value-type="string">
            <text:p>3.703082</text:p>
          </table:table-cell>
          <table:table-cell office:value-type="string">
            <text:p>-5.027223</text:p>
          </table:table-cell>
          <table:table-cell office:value-type="string">
            <text:p>18.649839</text:p>
          </table:table-cell>
          <table:table-cell office:value-type="string">
            <text:p>11.205009</text:p>
          </table:table-cell>
          <table:table-cell office:value-type="string">
            <text:p>Brazzaville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342000.0</text:p>
          </table:table-cell>
          <table:table-cell office:value-type="string">
            <text:p>fr-CG|kg-CG|ln-CG</text:p>
          </table:table-cell>
          <table:table-cell office:value-type="string">
            <text:p>fr-CG</text:p>
          </table:table-cell>
          <table:table-cell office:value-type="string">
            <text:p>COG</text:p>
          </table:table-cell>
          <table:table-cell office:value-type="float" office:value="2260494">
            <text:p>226049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H</text:p>
          </table:table-cell>
          <table:table-cell office:value-type="string">
            <text:p>Switzerland</text:p>
          </table:table-cell>
          <table:table-cell office:value-type="string">
            <text:p>CHF</text:p>
          </table:table-cell>
          <table:table-cell office:value-type="float" office:value="7581000">
            <text:p>7581000</text:p>
          </table:table-cell>
          <table:table-cell office:value-type="string">
            <text:p>SZ</text:p>
          </table:table-cell>
          <table:table-cell office:value-type="float" office:value="756">
            <text:p>756</text:p>
          </table:table-cell>
          <table:table-cell office:value-type="string">
            <text:p>47.805332</text:p>
          </table:table-cell>
          <table:table-cell office:value-type="string">
            <text:p>45.825695</text:p>
          </table:table-cell>
          <table:table-cell office:value-type="string">
            <text:p>10.491472</text:p>
          </table:table-cell>
          <table:table-cell office:value-type="string">
            <text:p>5.957472</text:p>
          </table:table-cell>
          <table:table-cell office:value-type="string">
            <text:p>Berne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1290.0</text:p>
          </table:table-cell>
          <table:table-cell office:value-type="string">
            <text:p>de-CH|fr-CH|it-CH|rm</text:p>
          </table:table-cell>
          <table:table-cell office:value-type="string">
            <text:p>de-CH</text:p>
          </table:table-cell>
          <table:table-cell office:value-type="string">
            <text:p>CHE</text:p>
          </table:table-cell>
          <table:table-cell office:value-type="float" office:value="2658434">
            <text:p>265843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I</text:p>
          </table:table-cell>
          <table:table-cell office:value-type="string">
            <text:p>Ivory Coast</text:p>
          </table:table-cell>
          <table:table-cell office:value-type="string">
            <text:p>XOF</text:p>
          </table:table-cell>
          <table:table-cell office:value-type="float" office:value="21058798">
            <text:p>21058798</text:p>
          </table:table-cell>
          <table:table-cell office:value-type="string">
            <text:p>IV</text:p>
          </table:table-cell>
          <table:table-cell office:value-type="float" office:value="384">
            <text:p>384</text:p>
          </table:table-cell>
          <table:table-cell office:value-type="string">
            <text:p>10.736642</text:p>
          </table:table-cell>
          <table:table-cell office:value-type="string">
            <text:p>4.357067</text:p>
          </table:table-cell>
          <table:table-cell office:value-type="string">
            <text:p>-2.494897</text:p>
          </table:table-cell>
          <table:table-cell office:value-type="string">
            <text:p>-8.599302</text:p>
          </table:table-cell>
          <table:table-cell office:value-type="string">
            <text:p>Yamoussoukr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322460.0</text:p>
          </table:table-cell>
          <table:table-cell table:number-columns-repeated="2" office:value-type="string">
            <text:p>fr-CI</text:p>
          </table:table-cell>
          <table:table-cell office:value-type="string">
            <text:p>CIV</text:p>
          </table:table-cell>
          <table:table-cell office:value-type="float" office:value="2287781">
            <text:p>22877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K</text:p>
          </table:table-cell>
          <table:table-cell office:value-type="string">
            <text:p>Cook Islands</text:p>
          </table:table-cell>
          <table:table-cell office:value-type="string">
            <text:p>NZD</text:p>
          </table:table-cell>
          <table:table-cell office:value-type="float" office:value="21388">
            <text:p>21388</text:p>
          </table:table-cell>
          <table:table-cell office:value-type="string">
            <text:p>CW</text:p>
          </table:table-cell>
          <table:table-cell office:value-type="float" office:value="184">
            <text:p>184</text:p>
          </table:table-cell>
          <table:table-cell office:value-type="string">
            <text:p>-10.023114</text:p>
          </table:table-cell>
          <table:table-cell office:value-type="string">
            <text:p>-21.944164</text:p>
          </table:table-cell>
          <table:table-cell office:value-type="string">
            <text:p>-157.312134</text:p>
          </table:table-cell>
          <table:table-cell office:value-type="string">
            <text:p>-161.093658</text:p>
          </table:table-cell>
          <table:table-cell office:value-type="string">
            <text:p>Avaru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40.0</text:p>
          </table:table-cell>
          <table:table-cell office:value-type="string">
            <text:p>en-CK|mi-CK</text:p>
          </table:table-cell>
          <table:table-cell office:value-type="string">
            <text:p>en-CK</text:p>
          </table:table-cell>
          <table:table-cell office:value-type="string">
            <text:p>COK</text:p>
          </table:table-cell>
          <table:table-cell office:value-type="float" office:value="1899402">
            <text:p>189940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L</text:p>
          </table:table-cell>
          <table:table-cell office:value-type="string">
            <text:p>Chile</text:p>
          </table:table-cell>
          <table:table-cell office:value-type="string">
            <text:p>CLP</text:p>
          </table:table-cell>
          <table:table-cell office:value-type="float" office:value="16746491">
            <text:p>16746491</text:p>
          </table:table-cell>
          <table:table-cell office:value-type="string">
            <text:p>CI</text:p>
          </table:table-cell>
          <table:table-cell office:value-type="float" office:value="152">
            <text:p>152</text:p>
          </table:table-cell>
          <table:table-cell office:value-type="string">
            <text:p>-17.507553</text:p>
          </table:table-cell>
          <table:table-cell office:value-type="string">
            <text:p>-55.916348</text:p>
          </table:table-cell>
          <table:table-cell office:value-type="string">
            <text:p>-66.417557</text:p>
          </table:table-cell>
          <table:table-cell office:value-type="string">
            <text:p>-80.785851</text:p>
          </table:table-cell>
          <table:table-cell office:value-type="string">
            <text:p>Santiago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756950.0</text:p>
          </table:table-cell>
          <table:table-cell office:value-type="string">
            <text:p>es-CL</text:p>
          </table:table-cell>
          <table:table-cell office:value-type="string">
            <text:p>es-CL</text:p>
          </table:table-cell>
          <table:table-cell office:value-type="string">
            <text:p>CHL</text:p>
          </table:table-cell>
          <table:table-cell office:value-type="float" office:value="3895114">
            <text:p>38951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M</text:p>
          </table:table-cell>
          <table:table-cell office:value-type="string">
            <text:p>Cameroon</text:p>
          </table:table-cell>
          <table:table-cell office:value-type="string">
            <text:p>XAF</text:p>
          </table:table-cell>
          <table:table-cell office:value-type="float" office:value="19294149">
            <text:p>19294149</text:p>
          </table:table-cell>
          <table:table-cell office:value-type="string">
            <text:p>CM</text:p>
          </table:table-cell>
          <table:table-cell office:value-type="float" office:value="120">
            <text:p>120</text:p>
          </table:table-cell>
          <table:table-cell office:value-type="string">
            <text:p>13.078056</text:p>
          </table:table-cell>
          <table:table-cell office:value-type="string">
            <text:p>1.652548</text:p>
          </table:table-cell>
          <table:table-cell office:value-type="string">
            <text:p>16.192116</text:p>
          </table:table-cell>
          <table:table-cell office:value-type="string">
            <text:p>8.494763</text:p>
          </table:table-cell>
          <table:table-cell office:value-type="string">
            <text:p>Yaoundé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475440.0</text:p>
          </table:table-cell>
          <table:table-cell office:value-type="string">
            <text:p>en-CM|fr-CM</text:p>
          </table:table-cell>
          <table:table-cell office:value-type="string">
            <text:p>en-CM</text:p>
          </table:table-cell>
          <table:table-cell office:value-type="string">
            <text:p>CMR</text:p>
          </table:table-cell>
          <table:table-cell office:value-type="float" office:value="2233387">
            <text:p>223338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N</text:p>
          </table:table-cell>
          <table:table-cell office:value-type="string">
            <text:p>China</text:p>
          </table:table-cell>
          <table:table-cell office:value-type="string">
            <text:p>CNY</text:p>
          </table:table-cell>
          <table:table-cell office:value-type="float" office:value="1330044000">
            <text:p>1330044000</text:p>
          </table:table-cell>
          <table:table-cell office:value-type="string">
            <text:p>CH</text:p>
          </table:table-cell>
          <table:table-cell office:value-type="float" office:value="156">
            <text:p>156</text:p>
          </table:table-cell>
          <table:table-cell office:value-type="string">
            <text:p>53.56086</text:p>
          </table:table-cell>
          <table:table-cell office:value-type="string">
            <text:p>15.775416</text:p>
          </table:table-cell>
          <table:table-cell office:value-type="string">
            <text:p>134.773911</text:p>
          </table:table-cell>
          <table:table-cell office:value-type="string">
            <text:p>73.557693</text:p>
          </table:table-cell>
          <table:table-cell office:value-type="string">
            <text:p>Beijing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9596960.0</text:p>
          </table:table-cell>
          <table:table-cell office:value-type="string">
            <text:p>zh-CN|yue-CN|wuu-CN|dta-CN|ug-CN</text:p>
          </table:table-cell>
          <table:table-cell office:value-type="string">
            <text:p>zh-CN</text:p>
          </table:table-cell>
          <table:table-cell office:value-type="string">
            <text:p>CHN</text:p>
          </table:table-cell>
          <table:table-cell office:value-type="float" office:value="1814991">
            <text:p>18149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</text:p>
          </table:table-cell>
          <table:table-cell office:value-type="string">
            <text:p>Colombia</text:p>
          </table:table-cell>
          <table:table-cell office:value-type="string">
            <text:p>COP</text:p>
          </table:table-cell>
          <table:table-cell office:value-type="float" office:value="44205293">
            <text:p>44205293</text:p>
          </table:table-cell>
          <table:table-cell office:value-type="string">
            <text:p>CO</text:p>
          </table:table-cell>
          <table:table-cell office:value-type="float" office:value="170">
            <text:p>170</text:p>
          </table:table-cell>
          <table:table-cell office:value-type="string">
            <text:p>13.380502</text:p>
          </table:table-cell>
          <table:table-cell office:value-type="string">
            <text:p>-4.225869</text:p>
          </table:table-cell>
          <table:table-cell office:value-type="string">
            <text:p>-66.869835</text:p>
          </table:table-cell>
          <table:table-cell office:value-type="string">
            <text:p>-81.728111</text:p>
          </table:table-cell>
          <table:table-cell office:value-type="string">
            <text:p>Bogotá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1138910.0</text:p>
          </table:table-cell>
          <table:table-cell office:value-type="string">
            <text:p>es-CO</text:p>
          </table:table-cell>
          <table:table-cell office:value-type="string">
            <text:p>es-CO</text:p>
          </table:table-cell>
          <table:table-cell office:value-type="string">
            <text:p>COL</text:p>
          </table:table-cell>
          <table:table-cell office:value-type="float" office:value="3686110">
            <text:p>36861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office:value-type="string">
            <text:p>Costa Rica</text:p>
          </table:table-cell>
          <table:table-cell office:value-type="string">
            <text:p>CRC</text:p>
          </table:table-cell>
          <table:table-cell office:value-type="float" office:value="4516220">
            <text:p>4516220</text:p>
          </table:table-cell>
          <table:table-cell office:value-type="string">
            <text:p>CS</text:p>
          </table:table-cell>
          <table:table-cell office:value-type="float" office:value="188">
            <text:p>188</text:p>
          </table:table-cell>
          <table:table-cell office:value-type="string">
            <text:p>11.216819</text:p>
          </table:table-cell>
          <table:table-cell office:value-type="string">
            <text:p>8.032975</text:p>
          </table:table-cell>
          <table:table-cell office:value-type="string">
            <text:p>-82.555992</text:p>
          </table:table-cell>
          <table:table-cell office:value-type="string">
            <text:p>-85.950623</text:p>
          </table:table-cell>
          <table:table-cell office:value-type="string">
            <text:p>San José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51100.0</text:p>
          </table:table-cell>
          <table:table-cell office:value-type="string">
            <text:p>es-CR|en</text:p>
          </table:table-cell>
          <table:table-cell office:value-type="string">
            <text:p>es-CR</text:p>
          </table:table-cell>
          <table:table-cell office:value-type="string">
            <text:p>CRI</text:p>
          </table:table-cell>
          <table:table-cell office:value-type="float" office:value="3624060">
            <text:p>362406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U</text:p>
          </table:table-cell>
          <table:table-cell office:value-type="string">
            <text:p>Cuba</text:p>
          </table:table-cell>
          <table:table-cell office:value-type="string">
            <text:p>CUP</text:p>
          </table:table-cell>
          <table:table-cell office:value-type="float" office:value="11423000">
            <text:p>11423000</text:p>
          </table:table-cell>
          <table:table-cell office:value-type="string">
            <text:p>CU</text:p>
          </table:table-cell>
          <table:table-cell office:value-type="float" office:value="192">
            <text:p>192</text:p>
          </table:table-cell>
          <table:table-cell office:value-type="string">
            <text:p>23.226042</text:p>
          </table:table-cell>
          <table:table-cell office:value-type="string">
            <text:p>19.828083</text:p>
          </table:table-cell>
          <table:table-cell office:value-type="string">
            <text:p>-74.131775</text:p>
          </table:table-cell>
          <table:table-cell office:value-type="string">
            <text:p>-84.957428</text:p>
          </table:table-cell>
          <table:table-cell office:value-type="string">
            <text:p>Havana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10860.0</text:p>
          </table:table-cell>
          <table:table-cell office:value-type="string">
            <text:p>es-CU</text:p>
          </table:table-cell>
          <table:table-cell office:value-type="string">
            <text:p>es-CU</text:p>
          </table:table-cell>
          <table:table-cell office:value-type="string">
            <text:p>CUB</text:p>
          </table:table-cell>
          <table:table-cell office:value-type="float" office:value="3562981">
            <text:p>35629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V</text:p>
          </table:table-cell>
          <table:table-cell office:value-type="string">
            <text:p>Cape Verde</text:p>
          </table:table-cell>
          <table:table-cell office:value-type="string">
            <text:p>CVE</text:p>
          </table:table-cell>
          <table:table-cell office:value-type="float" office:value="508659">
            <text:p>508659</text:p>
          </table:table-cell>
          <table:table-cell office:value-type="string">
            <text:p>CV</text:p>
          </table:table-cell>
          <table:table-cell office:value-type="float" office:value="132">
            <text:p>132</text:p>
          </table:table-cell>
          <table:table-cell office:value-type="string">
            <text:p>17.197178</text:p>
          </table:table-cell>
          <table:table-cell office:value-type="string">
            <text:p>14.808022</text:p>
          </table:table-cell>
          <table:table-cell office:value-type="string">
            <text:p>-22.669443</text:p>
          </table:table-cell>
          <table:table-cell office:value-type="string">
            <text:p>-25.358747</text:p>
          </table:table-cell>
          <table:table-cell office:value-type="string">
            <text:p>Prai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4033.0</text:p>
          </table:table-cell>
          <table:table-cell table:number-columns-repeated="2" office:value-type="string">
            <text:p>pt-CV</text:p>
          </table:table-cell>
          <table:table-cell office:value-type="string">
            <text:p>CPV</text:p>
          </table:table-cell>
          <table:table-cell office:value-type="float" office:value="3374766">
            <text:p>337476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W</text:p>
          </table:table-cell>
          <table:table-cell office:value-type="string">
            <text:p>Curacao</text:p>
          </table:table-cell>
          <table:table-cell office:value-type="string">
            <text:p>ANG</text:p>
          </table:table-cell>
          <table:table-cell office:value-type="float" office:value="141766">
            <text:p>141766</text:p>
          </table:table-cell>
          <table:table-cell office:value-type="string">
            <text:p>UC</text:p>
          </table:table-cell>
          <table:table-cell office:value-type="float" office:value="531">
            <text:p>531</text:p>
          </table:table-cell>
          <table:table-cell office:value-type="string">
            <text:p>12.385672</text:p>
          </table:table-cell>
          <table:table-cell office:value-type="string">
            <text:p>12.032745</text:p>
          </table:table-cell>
          <table:table-cell office:value-type="string">
            <text:p>-68.733948</text:p>
          </table:table-cell>
          <table:table-cell office:value-type="string">
            <text:p>-69.157204</text:p>
          </table:table-cell>
          <table:table-cell office:value-type="string">
            <text:p>Willemstad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/>
          <table:table-cell office:value-type="string">
            <text:p>nl-CW|pap-CW</text:p>
          </table:table-cell>
          <table:table-cell office:value-type="string">
            <text:p>nl-CW</text:p>
          </table:table-cell>
          <table:table-cell office:value-type="string">
            <text:p>CUW</text:p>
          </table:table-cell>
          <table:table-cell office:value-type="float" office:value="7626836">
            <text:p>762683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office:value-type="string">
            <text:p>AUD</text:p>
          </table:table-cell>
          <table:table-cell office:value-type="float" office:value="1500">
            <text:p>1500</text:p>
          </table:table-cell>
          <table:table-cell office:value-type="string">
            <text:p>KT</text:p>
          </table:table-cell>
          <table:table-cell office:value-type="float" office:value="162">
            <text:p>162</text:p>
          </table:table-cell>
          <table:table-cell office:value-type="string">
            <text:p>-10.412356007</text:p>
          </table:table-cell>
          <table:table-cell office:value-type="string">
            <text:p>-10.5704829995</text:p>
          </table:table-cell>
          <table:table-cell office:value-type="string">
            <text:p>105.712596992</text:p>
          </table:table-cell>
          <table:table-cell office:value-type="string">
            <text:p>105.533276992</text:p>
          </table:table-cell>
          <table:table-cell office:value-type="string">
            <text:p>The Settlement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35.0</text:p>
          </table:table-cell>
          <table:table-cell office:value-type="string">
            <text:p>en|zh|ms-CC</text:p>
          </table:table-cell>
          <table:table-cell office:value-type="string">
            <text:p>en-CX</text:p>
          </table:table-cell>
          <table:table-cell office:value-type="string">
            <text:p>CXR</text:p>
          </table:table-cell>
          <table:table-cell office:value-type="float" office:value="2078138">
            <text:p>20781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Y</text:p>
          </table:table-cell>
          <table:table-cell office:value-type="string">
            <text:p>Cyprus</text:p>
          </table:table-cell>
          <table:table-cell office:value-type="string">
            <text:p>EUR</text:p>
          </table:table-cell>
          <table:table-cell office:value-type="float" office:value="1102677">
            <text:p>1102677</text:p>
          </table:table-cell>
          <table:table-cell office:value-type="string">
            <text:p>CY</text:p>
          </table:table-cell>
          <table:table-cell office:value-type="float" office:value="196">
            <text:p>196</text:p>
          </table:table-cell>
          <table:table-cell office:value-type="string">
            <text:p>35.701527</text:p>
          </table:table-cell>
          <table:table-cell office:value-type="string">
            <text:p>34.6332846722908</text:p>
          </table:table-cell>
          <table:table-cell office:value-type="string">
            <text:p>34.59791599999994</text:p>
          </table:table-cell>
          <table:table-cell office:value-type="string">
            <text:p>32.27308300000004</text:p>
          </table:table-cell>
          <table:table-cell office:value-type="string">
            <text:p>Nicosi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9250.0</text:p>
          </table:table-cell>
          <table:table-cell office:value-type="string">
            <text:p>el-CY|tr-CY|en-CY</text:p>
          </table:table-cell>
          <table:table-cell office:value-type="string">
            <text:p>el-CY</text:p>
          </table:table-cell>
          <table:table-cell office:value-type="string">
            <text:p>CYP</text:p>
          </table:table-cell>
          <table:table-cell office:value-type="float" office:value="146669">
            <text:p>14666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Z</text:p>
          </table:table-cell>
          <table:table-cell office:value-type="string">
            <text:p>Czech Republic</text:p>
          </table:table-cell>
          <table:table-cell office:value-type="string">
            <text:p>CZK</text:p>
          </table:table-cell>
          <table:table-cell office:value-type="float" office:value="10476000">
            <text:p>10476000</text:p>
          </table:table-cell>
          <table:table-cell office:value-type="string">
            <text:p>EZ</text:p>
          </table:table-cell>
          <table:table-cell office:value-type="float" office:value="203">
            <text:p>203</text:p>
          </table:table-cell>
          <table:table-cell office:value-type="string">
            <text:p>51.058887</text:p>
          </table:table-cell>
          <table:table-cell office:value-type="string">
            <text:p>48.542915</text:p>
          </table:table-cell>
          <table:table-cell office:value-type="string">
            <text:p>18.860111</text:p>
          </table:table-cell>
          <table:table-cell office:value-type="string">
            <text:p>12.096194</text:p>
          </table:table-cell>
          <table:table-cell office:value-type="string">
            <text:p>Prague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78866.0</text:p>
          </table:table-cell>
          <table:table-cell office:value-type="string">
            <text:p>cs-CZ|sk-CZ</text:p>
          </table:table-cell>
          <table:table-cell office:value-type="string">
            <text:p>cs-CZ</text:p>
          </table:table-cell>
          <table:table-cell office:value-type="string">
            <text:p>CZE</text:p>
          </table:table-cell>
          <table:table-cell office:value-type="float" office:value="3077311">
            <text:p>30773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Germany</text:p>
          </table:table-cell>
          <table:table-cell office:value-type="string">
            <text:p>EUR</text:p>
          </table:table-cell>
          <table:table-cell office:value-type="float" office:value="81802257">
            <text:p>81802257</text:p>
          </table:table-cell>
          <table:table-cell office:value-type="string">
            <text:p>GM</text:p>
          </table:table-cell>
          <table:table-cell office:value-type="float" office:value="276">
            <text:p>276</text:p>
          </table:table-cell>
          <table:table-cell office:value-type="string">
            <text:p>55.055637</text:p>
          </table:table-cell>
          <table:table-cell office:value-type="string">
            <text:p>47.275776</text:p>
          </table:table-cell>
          <table:table-cell office:value-type="string">
            <text:p>15.039889</text:p>
          </table:table-cell>
          <table:table-cell office:value-type="string">
            <text:p>5.865639</text:p>
          </table:table-cell>
          <table:table-cell office:value-type="string">
            <text:p>Berli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57021.0</text:p>
          </table:table-cell>
          <table:table-cell table:number-columns-repeated="2" office:value-type="string">
            <text:p>de-DE</text:p>
          </table:table-cell>
          <table:table-cell office:value-type="string">
            <text:p>DEU</text:p>
          </table:table-cell>
          <table:table-cell office:value-type="float" office:value="2921044">
            <text:p>292104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J</text:p>
          </table:table-cell>
          <table:table-cell office:value-type="string">
            <text:p>Djibouti</text:p>
          </table:table-cell>
          <table:table-cell office:value-type="string">
            <text:p>DJF</text:p>
          </table:table-cell>
          <table:table-cell office:value-type="float" office:value="740528">
            <text:p>740528</text:p>
          </table:table-cell>
          <table:table-cell office:value-type="string">
            <text:p>DJ</text:p>
          </table:table-cell>
          <table:table-cell office:value-type="float" office:value="262">
            <text:p>262</text:p>
          </table:table-cell>
          <table:table-cell office:value-type="string">
            <text:p>12.706833</text:p>
          </table:table-cell>
          <table:table-cell office:value-type="string">
            <text:p>10.909917</text:p>
          </table:table-cell>
          <table:table-cell office:value-type="string">
            <text:p>43.416973</text:p>
          </table:table-cell>
          <table:table-cell office:value-type="string">
            <text:p>41.773472</text:p>
          </table:table-cell>
          <table:table-cell office:value-type="string">
            <text:p>Djibouti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3000.0</text:p>
          </table:table-cell>
          <table:table-cell office:value-type="string">
            <text:p>fr-DJ|ar-DJ|so-DJ|aa-DJ</text:p>
          </table:table-cell>
          <table:table-cell office:value-type="string">
            <text:p>fr-DJ</text:p>
          </table:table-cell>
          <table:table-cell office:value-type="string">
            <text:p>DJI</text:p>
          </table:table-cell>
          <table:table-cell office:value-type="float" office:value="223816">
            <text:p>2238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K</text:p>
          </table:table-cell>
          <table:table-cell office:value-type="string">
            <text:p>Denmark</text:p>
          </table:table-cell>
          <table:table-cell office:value-type="string">
            <text:p>DKK</text:p>
          </table:table-cell>
          <table:table-cell office:value-type="float" office:value="5484000">
            <text:p>5484000</text:p>
          </table:table-cell>
          <table:table-cell office:value-type="string">
            <text:p>DA</text:p>
          </table:table-cell>
          <table:table-cell office:value-type="float" office:value="208">
            <text:p>208</text:p>
          </table:table-cell>
          <table:table-cell office:value-type="string">
            <text:p>57.748417</text:p>
          </table:table-cell>
          <table:table-cell office:value-type="string">
            <text:p>54.562389</text:p>
          </table:table-cell>
          <table:table-cell office:value-type="string">
            <text:p>15.158834</text:p>
          </table:table-cell>
          <table:table-cell office:value-type="string">
            <text:p>8.075611</text:p>
          </table:table-cell>
          <table:table-cell office:value-type="string">
            <text:p>Copenhage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3094.0</text:p>
          </table:table-cell>
          <table:table-cell office:value-type="string">
            <text:p>da-DK|en|fo|de-DK</text:p>
          </table:table-cell>
          <table:table-cell office:value-type="string">
            <text:p>da-DK</text:p>
          </table:table-cell>
          <table:table-cell office:value-type="string">
            <text:p>DNK</text:p>
          </table:table-cell>
          <table:table-cell office:value-type="float" office:value="2623032">
            <text:p>26230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M</text:p>
          </table:table-cell>
          <table:table-cell office:value-type="string">
            <text:p>Dominica</text:p>
          </table:table-cell>
          <table:table-cell office:value-type="string">
            <text:p>XCD</text:p>
          </table:table-cell>
          <table:table-cell office:value-type="float" office:value="72813">
            <text:p>72813</text:p>
          </table:table-cell>
          <table:table-cell office:value-type="string">
            <text:p>DO</text:p>
          </table:table-cell>
          <table:table-cell office:value-type="float" office:value="212">
            <text:p>212</text:p>
          </table:table-cell>
          <table:table-cell office:value-type="string">
            <text:p>15.631809</text:p>
          </table:table-cell>
          <table:table-cell office:value-type="string">
            <text:p>15.20169</text:p>
          </table:table-cell>
          <table:table-cell office:value-type="string">
            <text:p>-61.244152</text:p>
          </table:table-cell>
          <table:table-cell office:value-type="string">
            <text:p>-61.484108</text:p>
          </table:table-cell>
          <table:table-cell office:value-type="string">
            <text:p>Roseau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754.0</text:p>
          </table:table-cell>
          <table:table-cell office:value-type="string">
            <text:p>en-DM</text:p>
          </table:table-cell>
          <table:table-cell office:value-type="string">
            <text:p>en-DM</text:p>
          </table:table-cell>
          <table:table-cell office:value-type="string">
            <text:p>DMA</text:p>
          </table:table-cell>
          <table:table-cell office:value-type="float" office:value="3575830">
            <text:p>357583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office:value-type="string">
            <text:p>DOP</text:p>
          </table:table-cell>
          <table:table-cell office:value-type="float" office:value="9823821">
            <text:p>9823821</text:p>
          </table:table-cell>
          <table:table-cell office:value-type="string">
            <text:p>DR</text:p>
          </table:table-cell>
          <table:table-cell office:value-type="float" office:value="214">
            <text:p>214</text:p>
          </table:table-cell>
          <table:table-cell office:value-type="string">
            <text:p>19.929859</text:p>
          </table:table-cell>
          <table:table-cell office:value-type="string">
            <text:p>17.543159</text:p>
          </table:table-cell>
          <table:table-cell office:value-type="string">
            <text:p>-68.32</text:p>
          </table:table-cell>
          <table:table-cell office:value-type="string">
            <text:p>-72.003487</text:p>
          </table:table-cell>
          <table:table-cell office:value-type="string">
            <text:p>Santo Domingo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48730.0</text:p>
          </table:table-cell>
          <table:table-cell table:number-columns-repeated="2" office:value-type="string">
            <text:p>es-DO</text:p>
          </table:table-cell>
          <table:table-cell office:value-type="string">
            <text:p>DOM</text:p>
          </table:table-cell>
          <table:table-cell office:value-type="float" office:value="3508796">
            <text:p>35087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Z</text:p>
          </table:table-cell>
          <table:table-cell office:value-type="string">
            <text:p>Algeria</text:p>
          </table:table-cell>
          <table:table-cell office:value-type="string">
            <text:p>DZD</text:p>
          </table:table-cell>
          <table:table-cell office:value-type="float" office:value="34586184">
            <text:p>34586184</text:p>
          </table:table-cell>
          <table:table-cell office:value-type="string">
            <text:p>AG</text:p>
          </table:table-cell>
          <table:table-cell office:value-type="float" office:value="12">
            <text:p>12</text:p>
          </table:table-cell>
          <table:table-cell office:value-type="string">
            <text:p>37.093723</text:p>
          </table:table-cell>
          <table:table-cell office:value-type="string">
            <text:p>18.960028</text:p>
          </table:table-cell>
          <table:table-cell office:value-type="string">
            <text:p>11.979548</text:p>
          </table:table-cell>
          <table:table-cell office:value-type="string">
            <text:p>-8.673868</text:p>
          </table:table-cell>
          <table:table-cell office:value-type="string">
            <text:p>Algiers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381740.0</text:p>
          </table:table-cell>
          <table:table-cell office:value-type="string">
            <text:p>ar-DZ</text:p>
          </table:table-cell>
          <table:table-cell office:value-type="string">
            <text:p>ar-DZ</text:p>
          </table:table-cell>
          <table:table-cell office:value-type="string">
            <text:p>DZA</text:p>
          </table:table-cell>
          <table:table-cell office:value-type="float" office:value="2589581">
            <text:p>25895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C</text:p>
          </table:table-cell>
          <table:table-cell office:value-type="string">
            <text:p>Ecuador</text:p>
          </table:table-cell>
          <table:table-cell office:value-type="string">
            <text:p>USD</text:p>
          </table:table-cell>
          <table:table-cell office:value-type="float" office:value="14790608">
            <text:p>14790608</text:p>
          </table:table-cell>
          <table:table-cell office:value-type="string">
            <text:p>EC</text:p>
          </table:table-cell>
          <table:table-cell office:value-type="float" office:value="218">
            <text:p>218</text:p>
          </table:table-cell>
          <table:table-cell office:value-type="string">
            <text:p>1.43902</text:p>
          </table:table-cell>
          <table:table-cell office:value-type="string">
            <text:p>-4.998823</text:p>
          </table:table-cell>
          <table:table-cell office:value-type="string">
            <text:p>-75.184586</text:p>
          </table:table-cell>
          <table:table-cell office:value-type="string">
            <text:p>-81.078598</text:p>
          </table:table-cell>
          <table:table-cell office:value-type="string">
            <text:p>Quito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283560.0</text:p>
          </table:table-cell>
          <table:table-cell table:number-columns-repeated="2" office:value-type="string">
            <text:p>es-EC</text:p>
          </table:table-cell>
          <table:table-cell office:value-type="string">
            <text:p>ECU</text:p>
          </table:table-cell>
          <table:table-cell office:value-type="float" office:value="3658394">
            <text:p>365839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E</text:p>
          </table:table-cell>
          <table:table-cell office:value-type="string">
            <text:p>Estonia</text:p>
          </table:table-cell>
          <table:table-cell office:value-type="string">
            <text:p>EUR</text:p>
          </table:table-cell>
          <table:table-cell office:value-type="float" office:value="1291170">
            <text:p>1291170</text:p>
          </table:table-cell>
          <table:table-cell office:value-type="string">
            <text:p>EN</text:p>
          </table:table-cell>
          <table:table-cell office:value-type="float" office:value="233">
            <text:p>233</text:p>
          </table:table-cell>
          <table:table-cell office:value-type="string">
            <text:p>59.676224</text:p>
          </table:table-cell>
          <table:table-cell office:value-type="string">
            <text:p>57.516193</text:p>
          </table:table-cell>
          <table:table-cell office:value-type="string">
            <text:p>28.209972</text:p>
          </table:table-cell>
          <table:table-cell office:value-type="string">
            <text:p>21.837584</text:p>
          </table:table-cell>
          <table:table-cell office:value-type="string">
            <text:p>Tallin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5226.0</text:p>
          </table:table-cell>
          <table:table-cell office:value-type="string">
            <text:p>et-EE|ru-EE</text:p>
          </table:table-cell>
          <table:table-cell office:value-type="string">
            <text:p>et-EE</text:p>
          </table:table-cell>
          <table:table-cell office:value-type="string">
            <text:p>EST</text:p>
          </table:table-cell>
          <table:table-cell office:value-type="float" office:value="453733">
            <text:p>45373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G</text:p>
          </table:table-cell>
          <table:table-cell office:value-type="string">
            <text:p>Egypt</text:p>
          </table:table-cell>
          <table:table-cell office:value-type="string">
            <text:p>EGP</text:p>
          </table:table-cell>
          <table:table-cell office:value-type="float" office:value="80471869">
            <text:p>80471869</text:p>
          </table:table-cell>
          <table:table-cell office:value-type="string">
            <text:p>EG</text:p>
          </table:table-cell>
          <table:table-cell office:value-type="float" office:value="818">
            <text:p>818</text:p>
          </table:table-cell>
          <table:table-cell office:value-type="string">
            <text:p>31.667334</text:p>
          </table:table-cell>
          <table:table-cell office:value-type="string">
            <text:p>21.725389</text:p>
          </table:table-cell>
          <table:table-cell office:value-type="string">
            <text:p>35.794861</text:p>
          </table:table-cell>
          <table:table-cell office:value-type="string">
            <text:p>24.698111</text:p>
          </table:table-cell>
          <table:table-cell office:value-type="string">
            <text:p>Cair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001450.0</text:p>
          </table:table-cell>
          <table:table-cell office:value-type="string">
            <text:p>ar-EG|en-EG|fr-EG</text:p>
          </table:table-cell>
          <table:table-cell office:value-type="string">
            <text:p>ar-EG</text:p>
          </table:table-cell>
          <table:table-cell office:value-type="string">
            <text:p>EGY</text:p>
          </table:table-cell>
          <table:table-cell office:value-type="float" office:value="357994">
            <text:p>35799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H</text:p>
          </table:table-cell>
          <table:table-cell office:value-type="string">
            <text:p>Western Sahara</text:p>
          </table:table-cell>
          <table:table-cell office:value-type="string">
            <text:p>MAD</text:p>
          </table:table-cell>
          <table:table-cell office:value-type="float" office:value="273008">
            <text:p>273008</text:p>
          </table:table-cell>
          <table:table-cell office:value-type="string">
            <text:p>WI</text:p>
          </table:table-cell>
          <table:table-cell office:value-type="float" office:value="732">
            <text:p>732</text:p>
          </table:table-cell>
          <table:table-cell office:value-type="string">
            <text:p>27.669674</text:p>
          </table:table-cell>
          <table:table-cell office:value-type="string">
            <text:p>20.774158</text:p>
          </table:table-cell>
          <table:table-cell office:value-type="string">
            <text:p>-8.670276</text:p>
          </table:table-cell>
          <table:table-cell office:value-type="string">
            <text:p>-17.103182</text:p>
          </table:table-cell>
          <table:table-cell office:value-type="string">
            <text:p>El Aaiún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66000.0</text:p>
          </table:table-cell>
          <table:table-cell office:value-type="string">
            <text:p>ar-EH|mey-EH</text:p>
          </table:table-cell>
          <table:table-cell office:value-type="string">
            <text:p>ar-EH</text:p>
          </table:table-cell>
          <table:table-cell office:value-type="string">
            <text:p>ESH</text:p>
          </table:table-cell>
          <table:table-cell office:value-type="float" office:value="2461445">
            <text:p>24614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R</text:p>
          </table:table-cell>
          <table:table-cell office:value-type="string">
            <text:p>Eritrea</text:p>
          </table:table-cell>
          <table:table-cell office:value-type="string">
            <text:p>ERN</text:p>
          </table:table-cell>
          <table:table-cell office:value-type="float" office:value="5792984">
            <text:p>5792984</text:p>
          </table:table-cell>
          <table:table-cell office:value-type="string">
            <text:p>ER</text:p>
          </table:table-cell>
          <table:table-cell office:value-type="float" office:value="232">
            <text:p>232</text:p>
          </table:table-cell>
          <table:table-cell office:value-type="string">
            <text:p>18.003084</text:p>
          </table:table-cell>
          <table:table-cell office:value-type="string">
            <text:p>12.359555</text:p>
          </table:table-cell>
          <table:table-cell office:value-type="string">
            <text:p>43.13464</text:p>
          </table:table-cell>
          <table:table-cell office:value-type="string">
            <text:p>36.438778</text:p>
          </table:table-cell>
          <table:table-cell office:value-type="string">
            <text:p>Asmar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21320.0</text:p>
          </table:table-cell>
          <table:table-cell office:value-type="string">
            <text:p>aa-ER|ar-ER|tig-ER|kun-ER|ti-ER</text:p>
          </table:table-cell>
          <table:table-cell office:value-type="string">
            <text:p>aa-ER</text:p>
          </table:table-cell>
          <table:table-cell office:value-type="string">
            <text:p>ERI</text:p>
          </table:table-cell>
          <table:table-cell office:value-type="float" office:value="338010">
            <text:p>3380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S</text:p>
          </table:table-cell>
          <table:table-cell office:value-type="string">
            <text:p>Spain</text:p>
          </table:table-cell>
          <table:table-cell office:value-type="string">
            <text:p>EUR</text:p>
          </table:table-cell>
          <table:table-cell office:value-type="float" office:value="46505963">
            <text:p>46505963</text:p>
          </table:table-cell>
          <table:table-cell office:value-type="string">
            <text:p>SP</text:p>
          </table:table-cell>
          <table:table-cell office:value-type="float" office:value="724">
            <text:p>724</text:p>
          </table:table-cell>
          <table:table-cell office:value-type="string">
            <text:p>43.791721</text:p>
          </table:table-cell>
          <table:table-cell office:value-type="string">
            <text:p>36.000332</text:p>
          </table:table-cell>
          <table:table-cell office:value-type="string">
            <text:p>4.315389</text:p>
          </table:table-cell>
          <table:table-cell office:value-type="string">
            <text:p>-9.290778</text:p>
          </table:table-cell>
          <table:table-cell office:value-type="string">
            <text:p>Madrid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504782.0</text:p>
          </table:table-cell>
          <table:table-cell office:value-type="string">
            <text:p>es-ES|ca-ES|gl-ES|eu-ES|oc-ES</text:p>
          </table:table-cell>
          <table:table-cell office:value-type="string">
            <text:p>es-ES</text:p>
          </table:table-cell>
          <table:table-cell office:value-type="string">
            <text:p>ESP</text:p>
          </table:table-cell>
          <table:table-cell office:value-type="float" office:value="2510769">
            <text:p>251076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T</text:p>
          </table:table-cell>
          <table:table-cell office:value-type="string">
            <text:p>Ethiopia</text:p>
          </table:table-cell>
          <table:table-cell office:value-type="string">
            <text:p>ETB</text:p>
          </table:table-cell>
          <table:table-cell office:value-type="float" office:value="88013491">
            <text:p>88013491</text:p>
          </table:table-cell>
          <table:table-cell office:value-type="string">
            <text:p>ET</text:p>
          </table:table-cell>
          <table:table-cell office:value-type="float" office:value="231">
            <text:p>231</text:p>
          </table:table-cell>
          <table:table-cell office:value-type="string">
            <text:p>14.89375</text:p>
          </table:table-cell>
          <table:table-cell office:value-type="string">
            <text:p>3.402422</text:p>
          </table:table-cell>
          <table:table-cell office:value-type="string">
            <text:p>47.986179</text:p>
          </table:table-cell>
          <table:table-cell office:value-type="string">
            <text:p>32.999939</text:p>
          </table:table-cell>
          <table:table-cell office:value-type="string">
            <text:p>Addis Abab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127127.0</text:p>
          </table:table-cell>
          <table:table-cell office:value-type="string">
            <text:p>am-ET|en-ET|om-ET|ti-ET|so-ET|sid-ET</text:p>
          </table:table-cell>
          <table:table-cell office:value-type="string">
            <text:p>am-ET</text:p>
          </table:table-cell>
          <table:table-cell office:value-type="string">
            <text:p>ETH</text:p>
          </table:table-cell>
          <table:table-cell office:value-type="float" office:value="337996">
            <text:p>3379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I</text:p>
          </table:table-cell>
          <table:table-cell office:value-type="string">
            <text:p>Finland</text:p>
          </table:table-cell>
          <table:table-cell office:value-type="string">
            <text:p>EUR</text:p>
          </table:table-cell>
          <table:table-cell office:value-type="float" office:value="5244000">
            <text:p>5244000</text:p>
          </table:table-cell>
          <table:table-cell office:value-type="string">
            <text:p>FI</text:p>
          </table:table-cell>
          <table:table-cell office:value-type="float" office:value="246">
            <text:p>246</text:p>
          </table:table-cell>
          <table:table-cell office:value-type="string">
            <text:p>70.096054</text:p>
          </table:table-cell>
          <table:table-cell office:value-type="string">
            <text:p>59.808777</text:p>
          </table:table-cell>
          <table:table-cell office:value-type="string">
            <text:p>31.580944</text:p>
          </table:table-cell>
          <table:table-cell office:value-type="string">
            <text:p>20.556944</text:p>
          </table:table-cell>
          <table:table-cell office:value-type="string">
            <text:p>Helsinki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37030.0</text:p>
          </table:table-cell>
          <table:table-cell office:value-type="string">
            <text:p>fi-FI|sv-FI|smn-FI</text:p>
          </table:table-cell>
          <table:table-cell office:value-type="string">
            <text:p>fi-FI</text:p>
          </table:table-cell>
          <table:table-cell office:value-type="string">
            <text:p>FIN</text:p>
          </table:table-cell>
          <table:table-cell office:value-type="float" office:value="660013">
            <text:p>6600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J</text:p>
          </table:table-cell>
          <table:table-cell office:value-type="string">
            <text:p>Fiji</text:p>
          </table:table-cell>
          <table:table-cell office:value-type="string">
            <text:p>FJD</text:p>
          </table:table-cell>
          <table:table-cell office:value-type="float" office:value="875983">
            <text:p>875983</text:p>
          </table:table-cell>
          <table:table-cell office:value-type="string">
            <text:p>FJ</text:p>
          </table:table-cell>
          <table:table-cell office:value-type="float" office:value="242">
            <text:p>242</text:p>
          </table:table-cell>
          <table:table-cell office:value-type="string">
            <text:p>-12.480111</text:p>
          </table:table-cell>
          <table:table-cell office:value-type="string">
            <text:p>-20.67597</text:p>
          </table:table-cell>
          <table:table-cell office:value-type="string">
            <text:p>-178.424438</text:p>
          </table:table-cell>
          <table:table-cell office:value-type="string">
            <text:p>177.129334</text:p>
          </table:table-cell>
          <table:table-cell office:value-type="string">
            <text:p>Suv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18270.0</text:p>
          </table:table-cell>
          <table:table-cell office:value-type="string">
            <text:p>en-FJ|fj-FJ</text:p>
          </table:table-cell>
          <table:table-cell office:value-type="string">
            <text:p>en-FJ</text:p>
          </table:table-cell>
          <table:table-cell office:value-type="string">
            <text:p>FJI</text:p>
          </table:table-cell>
          <table:table-cell office:value-type="float" office:value="2205218">
            <text:p>22052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K</text:p>
          </table:table-cell>
          <table:table-cell office:value-type="string">
            <text:p>Falkland Islands</text:p>
          </table:table-cell>
          <table:table-cell office:value-type="string">
            <text:p>FKP</text:p>
          </table:table-cell>
          <table:table-cell office:value-type="float" office:value="2638">
            <text:p>2638</text:p>
          </table:table-cell>
          <table:table-cell office:value-type="string">
            <text:p>FK</text:p>
          </table:table-cell>
          <table:table-cell office:value-type="float" office:value="238">
            <text:p>238</text:p>
          </table:table-cell>
          <table:table-cell office:value-type="string">
            <text:p>-51.24065</text:p>
          </table:table-cell>
          <table:table-cell office:value-type="string">
            <text:p>-52.360512</text:p>
          </table:table-cell>
          <table:table-cell office:value-type="string">
            <text:p>-57.712486</text:p>
          </table:table-cell>
          <table:table-cell office:value-type="string">
            <text:p>-61.345192</text:p>
          </table:table-cell>
          <table:table-cell office:value-type="string">
            <text:p>Stanley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12173.0</text:p>
          </table:table-cell>
          <table:table-cell office:value-type="string">
            <text:p>en-FK</text:p>
          </table:table-cell>
          <table:table-cell office:value-type="string">
            <text:p>en-FK</text:p>
          </table:table-cell>
          <table:table-cell office:value-type="string">
            <text:p>FLK</text:p>
          </table:table-cell>
          <table:table-cell office:value-type="float" office:value="3474414">
            <text:p>34744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M</text:p>
          </table:table-cell>
          <table:table-cell office:value-type="string">
            <text:p>Micronesia</text:p>
          </table:table-cell>
          <table:table-cell office:value-type="string">
            <text:p>USD</text:p>
          </table:table-cell>
          <table:table-cell office:value-type="float" office:value="107708">
            <text:p>107708</text:p>
          </table:table-cell>
          <table:table-cell office:value-type="string">
            <text:p>FM</text:p>
          </table:table-cell>
          <table:table-cell office:value-type="float" office:value="583">
            <text:p>583</text:p>
          </table:table-cell>
          <table:table-cell office:value-type="string">
            <text:p>10.08904</text:p>
          </table:table-cell>
          <table:table-cell office:value-type="string">
            <text:p>1.02629</text:p>
          </table:table-cell>
          <table:table-cell office:value-type="string">
            <text:p>163.03717</text:p>
          </table:table-cell>
          <table:table-cell office:value-type="string">
            <text:p>137.33648</text:p>
          </table:table-cell>
          <table:table-cell office:value-type="string">
            <text:p>Palikir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702.0</text:p>
          </table:table-cell>
          <table:table-cell office:value-type="string">
            <text:p>en-FM|chk-FM|pon-FM|yap-FM|kos-FM|uli-FM|woe-FM</text:p>
          </table:table-cell>
          <table:table-cell office:value-type="string">
            <text:p>en-FM</text:p>
          </table:table-cell>
          <table:table-cell office:value-type="string">
            <text:p>FSM</text:p>
          </table:table-cell>
          <table:table-cell office:value-type="float" office:value="2081918">
            <text:p>20819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O</text:p>
          </table:table-cell>
          <table:table-cell office:value-type="string">
            <text:p>Faroe Islands</text:p>
          </table:table-cell>
          <table:table-cell office:value-type="string">
            <text:p>DKK</text:p>
          </table:table-cell>
          <table:table-cell office:value-type="float" office:value="48228">
            <text:p>48228</text:p>
          </table:table-cell>
          <table:table-cell office:value-type="string">
            <text:p>FO</text:p>
          </table:table-cell>
          <table:table-cell office:value-type="float" office:value="234">
            <text:p>234</text:p>
          </table:table-cell>
          <table:table-cell office:value-type="string">
            <text:p>62.400749</text:p>
          </table:table-cell>
          <table:table-cell office:value-type="string">
            <text:p>61.394943</text:p>
          </table:table-cell>
          <table:table-cell office:value-type="string">
            <text:p>-6.399583</text:p>
          </table:table-cell>
          <table:table-cell office:value-type="string">
            <text:p>-7.458</text:p>
          </table:table-cell>
          <table:table-cell office:value-type="string">
            <text:p>Tórshav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399.0</text:p>
          </table:table-cell>
          <table:table-cell office:value-type="string">
            <text:p>fo-FO|da-FO</text:p>
          </table:table-cell>
          <table:table-cell office:value-type="string">
            <text:p>fo-FO</text:p>
          </table:table-cell>
          <table:table-cell office:value-type="string">
            <text:p>FRO</text:p>
          </table:table-cell>
          <table:table-cell office:value-type="float" office:value="2622320">
            <text:p>262232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rance</text:p>
          </table:table-cell>
          <table:table-cell office:value-type="string">
            <text:p>EUR</text:p>
          </table:table-cell>
          <table:table-cell office:value-type="float" office:value="64768389">
            <text:p>64768389</text:p>
          </table:table-cell>
          <table:table-cell office:value-type="string">
            <text:p>FR</text:p>
          </table:table-cell>
          <table:table-cell office:value-type="float" office:value="250">
            <text:p>250</text:p>
          </table:table-cell>
          <table:table-cell office:value-type="string">
            <text:p>51.092804</text:p>
          </table:table-cell>
          <table:table-cell office:value-type="string">
            <text:p>41.371582</text:p>
          </table:table-cell>
          <table:table-cell office:value-type="string">
            <text:p>9.561556</text:p>
          </table:table-cell>
          <table:table-cell office:value-type="string">
            <text:p>-5.142222</text:p>
          </table:table-cell>
          <table:table-cell office:value-type="string">
            <text:p>Paris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547030.0</text:p>
          </table:table-cell>
          <table:table-cell office:value-type="string">
            <text:p>fr-FR|frp-FR|br-FR|co-FR|ca-FR|eu-FR|oc-FR</text:p>
          </table:table-cell>
          <table:table-cell office:value-type="string">
            <text:p>fr-FR</text:p>
          </table:table-cell>
          <table:table-cell office:value-type="string">
            <text:p>FRA</text:p>
          </table:table-cell>
          <table:table-cell office:value-type="float" office:value="3017382">
            <text:p>30173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abon</text:p>
          </table:table-cell>
          <table:table-cell office:value-type="string">
            <text:p>XAF</text:p>
          </table:table-cell>
          <table:table-cell office:value-type="float" office:value="1545255">
            <text:p>1545255</text:p>
          </table:table-cell>
          <table:table-cell office:value-type="string">
            <text:p>GB</text:p>
          </table:table-cell>
          <table:table-cell office:value-type="float" office:value="266">
            <text:p>266</text:p>
          </table:table-cell>
          <table:table-cell office:value-type="string">
            <text:p>2.322612</text:p>
          </table:table-cell>
          <table:table-cell office:value-type="string">
            <text:p>-3.978806</text:p>
          </table:table-cell>
          <table:table-cell office:value-type="string">
            <text:p>14.502347</text:p>
          </table:table-cell>
          <table:table-cell office:value-type="string">
            <text:p>8.695471</text:p>
          </table:table-cell>
          <table:table-cell office:value-type="string">
            <text:p>Libreville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67667.0</text:p>
          </table:table-cell>
          <table:table-cell table:number-columns-repeated="2" office:value-type="string">
            <text:p>fr-GA</text:p>
          </table:table-cell>
          <table:table-cell office:value-type="string">
            <text:p>GAB</text:p>
          </table:table-cell>
          <table:table-cell office:value-type="float" office:value="2400553">
            <text:p>240055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B</text:p>
          </table:table-cell>
          <table:table-cell office:value-type="string">
            <text:p>United Kingdom</text:p>
          </table:table-cell>
          <table:table-cell office:value-type="string">
            <text:p>GBP</text:p>
          </table:table-cell>
          <table:table-cell office:value-type="float" office:value="62348447">
            <text:p>62348447</text:p>
          </table:table-cell>
          <table:table-cell office:value-type="string">
            <text:p>UK</text:p>
          </table:table-cell>
          <table:table-cell office:value-type="float" office:value="826">
            <text:p>826</text:p>
          </table:table-cell>
          <table:table-cell office:value-type="string">
            <text:p>59.360249</text:p>
          </table:table-cell>
          <table:table-cell office:value-type="string">
            <text:p>49.906193</text:p>
          </table:table-cell>
          <table:table-cell table:style-name="ce1" office:value-type="string">
            <text:p>1.759</text:p>
          </table:table-cell>
          <table:table-cell office:value-type="string">
            <text:p>-8.623555</text:p>
          </table:table-cell>
          <table:table-cell office:value-type="string">
            <text:p>Londo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44820.0</text:p>
          </table:table-cell>
          <table:table-cell office:value-type="string">
            <text:p>en-GB|cy-GB|gd</text:p>
          </table:table-cell>
          <table:table-cell office:value-type="string">
            <text:p>en-GB</text:p>
          </table:table-cell>
          <table:table-cell office:value-type="string">
            <text:p>GBR</text:p>
          </table:table-cell>
          <table:table-cell office:value-type="float" office:value="2635167">
            <text:p>26351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D</text:p>
          </table:table-cell>
          <table:table-cell office:value-type="string">
            <text:p>Grenada</text:p>
          </table:table-cell>
          <table:table-cell office:value-type="string">
            <text:p>XCD</text:p>
          </table:table-cell>
          <table:table-cell office:value-type="float" office:value="107818">
            <text:p>107818</text:p>
          </table:table-cell>
          <table:table-cell office:value-type="string">
            <text:p>GJ</text:p>
          </table:table-cell>
          <table:table-cell office:value-type="float" office:value="308">
            <text:p>308</text:p>
          </table:table-cell>
          <table:table-cell office:value-type="string">
            <text:p>12.318283928171299</text:p>
          </table:table-cell>
          <table:table-cell office:value-type="string">
            <text:p>11.986893</text:p>
          </table:table-cell>
          <table:table-cell office:value-type="string">
            <text:p>-61.57676970108031</text:p>
          </table:table-cell>
          <table:table-cell office:value-type="string">
            <text:p>-61.802344</text:p>
          </table:table-cell>
          <table:table-cell office:value-type="string">
            <text:p>St. George's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344.0</text:p>
          </table:table-cell>
          <table:table-cell office:value-type="string">
            <text:p>en-GD</text:p>
          </table:table-cell>
          <table:table-cell office:value-type="string">
            <text:p>en-GD</text:p>
          </table:table-cell>
          <table:table-cell office:value-type="string">
            <text:p>GRD</text:p>
          </table:table-cell>
          <table:table-cell office:value-type="float" office:value="3580239">
            <text:p>358023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E</text:p>
          </table:table-cell>
          <table:table-cell office:value-type="string">
            <text:p>Georgia</text:p>
          </table:table-cell>
          <table:table-cell office:value-type="string">
            <text:p>GEL</text:p>
          </table:table-cell>
          <table:table-cell office:value-type="float" office:value="4630000">
            <text:p>4630000</text:p>
          </table:table-cell>
          <table:table-cell office:value-type="string">
            <text:p>GG</text:p>
          </table:table-cell>
          <table:table-cell office:value-type="float" office:value="268">
            <text:p>268</text:p>
          </table:table-cell>
          <table:table-cell office:value-type="string">
            <text:p>43.586498</text:p>
          </table:table-cell>
          <table:table-cell office:value-type="string">
            <text:p>41.053196</text:p>
          </table:table-cell>
          <table:table-cell office:value-type="string">
            <text:p>46.725971</text:p>
          </table:table-cell>
          <table:table-cell office:value-type="string">
            <text:p>40.010139</text:p>
          </table:table-cell>
          <table:table-cell office:value-type="string">
            <text:p>Tbilisi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9700.0</text:p>
          </table:table-cell>
          <table:table-cell office:value-type="string">
            <text:p>ka-GE|ru-GE|hy-GE|az-GE</text:p>
          </table:table-cell>
          <table:table-cell office:value-type="string">
            <text:p>ka-GE</text:p>
          </table:table-cell>
          <table:table-cell office:value-type="string">
            <text:p>GEO</text:p>
          </table:table-cell>
          <table:table-cell office:value-type="float" office:value="614540">
            <text:p>61454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F</text:p>
          </table:table-cell>
          <table:table-cell office:value-type="string">
            <text:p>French Guiana</text:p>
          </table:table-cell>
          <table:table-cell office:value-type="string">
            <text:p>EUR</text:p>
          </table:table-cell>
          <table:table-cell office:value-type="float" office:value="195506">
            <text:p>195506</text:p>
          </table:table-cell>
          <table:table-cell office:value-type="string">
            <text:p>FG</text:p>
          </table:table-cell>
          <table:table-cell office:value-type="float" office:value="254">
            <text:p>254</text:p>
          </table:table-cell>
          <table:table-cell office:value-type="string">
            <text:p>5.776496</text:p>
          </table:table-cell>
          <table:table-cell office:value-type="string">
            <text:p>2.127094</text:p>
          </table:table-cell>
          <table:table-cell office:value-type="string">
            <text:p>-51.613949</text:p>
          </table:table-cell>
          <table:table-cell office:value-type="string">
            <text:p>-54.542511</text:p>
          </table:table-cell>
          <table:table-cell office:value-type="string">
            <text:p>Cayenne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91000.0</text:p>
          </table:table-cell>
          <table:table-cell table:number-columns-repeated="2" office:value-type="string">
            <text:p>fr-GF</text:p>
          </table:table-cell>
          <table:table-cell office:value-type="string">
            <text:p>GUF</text:p>
          </table:table-cell>
          <table:table-cell office:value-type="float" office:value="3381670">
            <text:p>33816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G</text:p>
          </table:table-cell>
          <table:table-cell office:value-type="string">
            <text:p>Guernsey</text:p>
          </table:table-cell>
          <table:table-cell office:value-type="string">
            <text:p>GBP</text:p>
          </table:table-cell>
          <table:table-cell office:value-type="float" office:value="65228">
            <text:p>65228</text:p>
          </table:table-cell>
          <table:table-cell office:value-type="string">
            <text:p>GK</text:p>
          </table:table-cell>
          <table:table-cell office:value-type="float" office:value="831">
            <text:p>831</text:p>
          </table:table-cell>
          <table:table-cell office:value-type="string">
            <text:p>49.731727816705416</text:p>
          </table:table-cell>
          <table:table-cell office:value-type="string">
            <text:p>49.40764156876899</text:p>
          </table:table-cell>
          <table:table-cell office:value-type="string">
            <text:p>-2.1577152112246267</text:p>
          </table:table-cell>
          <table:table-cell office:value-type="string">
            <text:p>-2.673194593476069</text:p>
          </table:table-cell>
          <table:table-cell office:value-type="string">
            <text:p>St Peter Port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78.0</text:p>
          </table:table-cell>
          <table:table-cell office:value-type="string">
            <text:p>en-GG|fr-GG</text:p>
          </table:table-cell>
          <table:table-cell office:value-type="string">
            <text:p>en-GG</text:p>
          </table:table-cell>
          <table:table-cell office:value-type="string">
            <text:p>GGY</text:p>
          </table:table-cell>
          <table:table-cell office:value-type="float" office:value="3042362">
            <text:p>304236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H</text:p>
          </table:table-cell>
          <table:table-cell office:value-type="string">
            <text:p>Ghana</text:p>
          </table:table-cell>
          <table:table-cell office:value-type="string">
            <text:p>GHS</text:p>
          </table:table-cell>
          <table:table-cell office:value-type="float" office:value="24339838">
            <text:p>24339838</text:p>
          </table:table-cell>
          <table:table-cell office:value-type="string">
            <text:p>GH</text:p>
          </table:table-cell>
          <table:table-cell office:value-type="float" office:value="288">
            <text:p>288</text:p>
          </table:table-cell>
          <table:table-cell office:value-type="string">
            <text:p>11.173301</text:p>
          </table:table-cell>
          <table:table-cell office:value-type="string">
            <text:p>4.736723</text:p>
          </table:table-cell>
          <table:table-cell office:value-type="string">
            <text:p>1.191781</text:p>
          </table:table-cell>
          <table:table-cell office:value-type="string">
            <text:p>-3.25542</text:p>
          </table:table-cell>
          <table:table-cell office:value-type="string">
            <text:p>Accr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39460.0</text:p>
          </table:table-cell>
          <table:table-cell office:value-type="string">
            <text:p>en-GH|ak-GH|ee-GH|tw-GH</text:p>
          </table:table-cell>
          <table:table-cell office:value-type="string">
            <text:p>en-GH</text:p>
          </table:table-cell>
          <table:table-cell office:value-type="string">
            <text:p>GHA</text:p>
          </table:table-cell>
          <table:table-cell office:value-type="float" office:value="2300660">
            <text:p>230066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I</text:p>
          </table:table-cell>
          <table:table-cell office:value-type="string">
            <text:p>Gibraltar</text:p>
          </table:table-cell>
          <table:table-cell office:value-type="string">
            <text:p>GIP</text:p>
          </table:table-cell>
          <table:table-cell office:value-type="float" office:value="27884">
            <text:p>27884</text:p>
          </table:table-cell>
          <table:table-cell office:value-type="string">
            <text:p>GI</text:p>
          </table:table-cell>
          <table:table-cell office:value-type="float" office:value="292">
            <text:p>292</text:p>
          </table:table-cell>
          <table:table-cell office:value-type="string">
            <text:p>36.155439135670726</text:p>
          </table:table-cell>
          <table:table-cell office:value-type="string">
            <text:p>36.10903070140248</text:p>
          </table:table-cell>
          <table:table-cell office:value-type="string">
            <text:p>-5.338285164001491</text:p>
          </table:table-cell>
          <table:table-cell office:value-type="string">
            <text:p>-5.36626149743654</text:p>
          </table:table-cell>
          <table:table-cell office:value-type="string">
            <text:p>Gibraltar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table:style-name="ce1" office:value-type="string">
            <text:p>6.5</text:p>
          </table:table-cell>
          <table:table-cell office:value-type="string">
            <text:p>en-GI|es-GI|it-GI|pt-GI</text:p>
          </table:table-cell>
          <table:table-cell office:value-type="string">
            <text:p>en-GI</text:p>
          </table:table-cell>
          <table:table-cell office:value-type="string">
            <text:p>GIB</text:p>
          </table:table-cell>
          <table:table-cell office:value-type="float" office:value="2411586">
            <text:p>241158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L</text:p>
          </table:table-cell>
          <table:table-cell office:value-type="string">
            <text:p>Greenland</text:p>
          </table:table-cell>
          <table:table-cell office:value-type="string">
            <text:p>DKK</text:p>
          </table:table-cell>
          <table:table-cell office:value-type="float" office:value="56375">
            <text:p>56375</text:p>
          </table:table-cell>
          <table:table-cell office:value-type="string">
            <text:p>GL</text:p>
          </table:table-cell>
          <table:table-cell office:value-type="float" office:value="304">
            <text:p>304</text:p>
          </table:table-cell>
          <table:table-cell office:value-type="string">
            <text:p>83.627357</text:p>
          </table:table-cell>
          <table:table-cell office:value-type="string">
            <text:p>59.777401</text:p>
          </table:table-cell>
          <table:table-cell office:value-type="string">
            <text:p>-11.312319</text:p>
          </table:table-cell>
          <table:table-cell office:value-type="string">
            <text:p>-73.04203</text:p>
          </table:table-cell>
          <table:table-cell office:value-type="string">
            <text:p>Nuuk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166086.0</text:p>
          </table:table-cell>
          <table:table-cell office:value-type="string">
            <text:p>kl-GL|da-GL|en-GL</text:p>
          </table:table-cell>
          <table:table-cell office:value-type="string">
            <text:p>kl-GL</text:p>
          </table:table-cell>
          <table:table-cell office:value-type="string">
            <text:p>GRL</text:p>
          </table:table-cell>
          <table:table-cell office:value-type="float" office:value="3425505">
            <text:p>34255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M</text:p>
          </table:table-cell>
          <table:table-cell office:value-type="string">
            <text:p>Gambia</text:p>
          </table:table-cell>
          <table:table-cell office:value-type="string">
            <text:p>GMD</text:p>
          </table:table-cell>
          <table:table-cell office:value-type="float" office:value="1593256">
            <text:p>1593256</text:p>
          </table:table-cell>
          <table:table-cell office:value-type="string">
            <text:p>GA</text:p>
          </table:table-cell>
          <table:table-cell office:value-type="float" office:value="270">
            <text:p>270</text:p>
          </table:table-cell>
          <table:table-cell office:value-type="string">
            <text:p>13.826571</text:p>
          </table:table-cell>
          <table:table-cell office:value-type="string">
            <text:p>13.064252</text:p>
          </table:table-cell>
          <table:table-cell office:value-type="string">
            <text:p>-13.797793</text:p>
          </table:table-cell>
          <table:table-cell office:value-type="string">
            <text:p>-16.825079</text:p>
          </table:table-cell>
          <table:table-cell office:value-type="string">
            <text:p>Banjul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1300.0</text:p>
          </table:table-cell>
          <table:table-cell office:value-type="string">
            <text:p>en-GM|mnk-GM|wof-GM|wo-GM|ff-GM</text:p>
          </table:table-cell>
          <table:table-cell office:value-type="string">
            <text:p>en-GM</text:p>
          </table:table-cell>
          <table:table-cell office:value-type="string">
            <text:p>GMB</text:p>
          </table:table-cell>
          <table:table-cell office:value-type="float" office:value="2413451">
            <text:p>24134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N</text:p>
          </table:table-cell>
          <table:table-cell office:value-type="string">
            <text:p>Guinea</text:p>
          </table:table-cell>
          <table:table-cell office:value-type="string">
            <text:p>GNF</text:p>
          </table:table-cell>
          <table:table-cell office:value-type="float" office:value="10324025">
            <text:p>10324025</text:p>
          </table:table-cell>
          <table:table-cell office:value-type="string">
            <text:p>GV</text:p>
          </table:table-cell>
          <table:table-cell office:value-type="float" office:value="324">
            <text:p>324</text:p>
          </table:table-cell>
          <table:table-cell office:value-type="string">
            <text:p>12.67622</text:p>
          </table:table-cell>
          <table:table-cell office:value-type="string">
            <text:p>7.193553</text:p>
          </table:table-cell>
          <table:table-cell office:value-type="string">
            <text:p>-7.641071</text:p>
          </table:table-cell>
          <table:table-cell office:value-type="string">
            <text:p>-14.926619</text:p>
          </table:table-cell>
          <table:table-cell office:value-type="string">
            <text:p>Conakry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45857.0</text:p>
          </table:table-cell>
          <table:table-cell table:number-columns-repeated="2" office:value-type="string">
            <text:p>fr-GN</text:p>
          </table:table-cell>
          <table:table-cell office:value-type="string">
            <text:p>GIN</text:p>
          </table:table-cell>
          <table:table-cell office:value-type="float" office:value="2420477">
            <text:p>242047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P</text:p>
          </table:table-cell>
          <table:table-cell office:value-type="string">
            <text:p>Guadeloupe</text:p>
          </table:table-cell>
          <table:table-cell office:value-type="string">
            <text:p>EUR</text:p>
          </table:table-cell>
          <table:table-cell office:value-type="float" office:value="443000">
            <text:p>443000</text:p>
          </table:table-cell>
          <table:table-cell office:value-type="string">
            <text:p>GP</text:p>
          </table:table-cell>
          <table:table-cell office:value-type="float" office:value="312">
            <text:p>312</text:p>
          </table:table-cell>
          <table:table-cell office:value-type="string">
            <text:p>16.516848</text:p>
          </table:table-cell>
          <table:table-cell office:value-type="string">
            <text:p>15.867565</text:p>
          </table:table-cell>
          <table:table-cell office:value-type="float" office:value="-61">
            <text:p>-61</text:p>
          </table:table-cell>
          <table:table-cell office:value-type="string">
            <text:p>-61.544765</text:p>
          </table:table-cell>
          <table:table-cell office:value-type="string">
            <text:p>Basse-Terre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780.0</text:p>
          </table:table-cell>
          <table:table-cell office:value-type="string">
            <text:p>fr-GP</text:p>
          </table:table-cell>
          <table:table-cell office:value-type="string">
            <text:p>fr-GP</text:p>
          </table:table-cell>
          <table:table-cell office:value-type="string">
            <text:p>GLP</text:p>
          </table:table-cell>
          <table:table-cell office:value-type="float" office:value="3579143">
            <text:p>357914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office:value-type="string">
            <text:p>XAF</text:p>
          </table:table-cell>
          <table:table-cell office:value-type="float" office:value="1014999">
            <text:p>1014999</text:p>
          </table:table-cell>
          <table:table-cell office:value-type="string">
            <text:p>EK</text:p>
          </table:table-cell>
          <table:table-cell office:value-type="float" office:value="226">
            <text:p>226</text:p>
          </table:table-cell>
          <table:table-cell office:value-type="string">
            <text:p>2.346989</text:p>
          </table:table-cell>
          <table:table-cell office:value-type="string">
            <text:p>0.92086</text:p>
          </table:table-cell>
          <table:table-cell office:value-type="string">
            <text:p>11.335724</text:p>
          </table:table-cell>
          <table:table-cell office:value-type="string">
            <text:p>9.346865</text:p>
          </table:table-cell>
          <table:table-cell office:value-type="string">
            <text:p>Malab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8051.0</text:p>
          </table:table-cell>
          <table:table-cell office:value-type="string">
            <text:p>es-GQ|fr-GQ</text:p>
          </table:table-cell>
          <table:table-cell office:value-type="string">
            <text:p>es-GQ</text:p>
          </table:table-cell>
          <table:table-cell office:value-type="string">
            <text:p>GNQ</text:p>
          </table:table-cell>
          <table:table-cell office:value-type="float" office:value="2309096">
            <text:p>23090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R</text:p>
          </table:table-cell>
          <table:table-cell office:value-type="string">
            <text:p>Greece</text:p>
          </table:table-cell>
          <table:table-cell office:value-type="string">
            <text:p>EUR</text:p>
          </table:table-cell>
          <table:table-cell office:value-type="float" office:value="11000000">
            <text:p>11000000</text:p>
          </table:table-cell>
          <table:table-cell office:value-type="string">
            <text:p>GR</text:p>
          </table:table-cell>
          <table:table-cell office:value-type="float" office:value="300">
            <text:p>300</text:p>
          </table:table-cell>
          <table:table-cell office:value-type="string">
            <text:p>41.7484999849641</text:p>
          </table:table-cell>
          <table:table-cell office:value-type="string">
            <text:p>34.8020663391466</text:p>
          </table:table-cell>
          <table:table-cell office:value-type="string">
            <text:p>28.2470831714347</text:p>
          </table:table-cell>
          <table:table-cell office:value-type="string">
            <text:p>19.3736035624134</text:p>
          </table:table-cell>
          <table:table-cell office:value-type="string">
            <text:p>Athens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31940.0</text:p>
          </table:table-cell>
          <table:table-cell office:value-type="string">
            <text:p>el-GR|en-GR|fr-GR</text:p>
          </table:table-cell>
          <table:table-cell office:value-type="string">
            <text:p>el-GR</text:p>
          </table:table-cell>
          <table:table-cell office:value-type="string">
            <text:p>GRC</text:p>
          </table:table-cell>
          <table:table-cell office:value-type="float" office:value="390903">
            <text:p>39090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office:value-type="string">
            <text:p>GBP</text:p>
          </table:table-cell>
          <table:table-cell office:value-type="float" office:value="30">
            <text:p>30</text:p>
          </table:table-cell>
          <table:table-cell office:value-type="string">
            <text:p>SX</text:p>
          </table:table-cell>
          <table:table-cell office:value-type="float" office:value="239">
            <text:p>239</text:p>
          </table:table-cell>
          <table:table-cell office:value-type="string">
            <text:p>-53.970467</text:p>
          </table:table-cell>
          <table:table-cell office:value-type="string">
            <text:p>-59.479259</text:p>
          </table:table-cell>
          <table:table-cell office:value-type="string">
            <text:p>-26.229326</text:p>
          </table:table-cell>
          <table:table-cell office:value-type="string">
            <text:p>-38.021175</text:p>
          </table:table-cell>
          <table:table-cell office:value-type="string">
            <text:p>Grytviken</text:p>
          </table:table-cell>
          <table:table-cell office:value-type="string">
            <text:p>Antarctica</text:p>
          </table:table-cell>
          <table:table-cell office:value-type="string">
            <text:p>AN</text:p>
          </table:table-cell>
          <table:table-cell office:value-type="string">
            <text:p>3903.0</text:p>
          </table:table-cell>
          <table:table-cell table:number-columns-repeated="2" office:value-type="string">
            <text:p>en-GS</text:p>
          </table:table-cell>
          <table:table-cell office:value-type="string">
            <text:p>SGS</text:p>
          </table:table-cell>
          <table:table-cell office:value-type="float" office:value="3474415">
            <text:p>34744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T</text:p>
          </table:table-cell>
          <table:table-cell office:value-type="string">
            <text:p>Guatemala</text:p>
          </table:table-cell>
          <table:table-cell office:value-type="string">
            <text:p>GTQ</text:p>
          </table:table-cell>
          <table:table-cell office:value-type="float" office:value="13550440">
            <text:p>13550440</text:p>
          </table:table-cell>
          <table:table-cell office:value-type="string">
            <text:p>GT</text:p>
          </table:table-cell>
          <table:table-cell office:value-type="float" office:value="320">
            <text:p>320</text:p>
          </table:table-cell>
          <table:table-cell office:value-type="string">
            <text:p>17.81522</text:p>
          </table:table-cell>
          <table:table-cell office:value-type="string">
            <text:p>13.737302</text:p>
          </table:table-cell>
          <table:table-cell office:value-type="string">
            <text:p>-88.223198</text:p>
          </table:table-cell>
          <table:table-cell office:value-type="string">
            <text:p>-92.23629</text:p>
          </table:table-cell>
          <table:table-cell office:value-type="string">
            <text:p>Guatemala City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08890.0</text:p>
          </table:table-cell>
          <table:table-cell table:number-columns-repeated="2" office:value-type="string">
            <text:p>es-GT</text:p>
          </table:table-cell>
          <table:table-cell office:value-type="string">
            <text:p>GTM</text:p>
          </table:table-cell>
          <table:table-cell office:value-type="float" office:value="3595528">
            <text:p>35955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U</text:p>
          </table:table-cell>
          <table:table-cell office:value-type="string">
            <text:p>Guam</text:p>
          </table:table-cell>
          <table:table-cell office:value-type="string">
            <text:p>USD</text:p>
          </table:table-cell>
          <table:table-cell office:value-type="float" office:value="159358">
            <text:p>159358</text:p>
          </table:table-cell>
          <table:table-cell office:value-type="string">
            <text:p>GQ</text:p>
          </table:table-cell>
          <table:table-cell office:value-type="float" office:value="316">
            <text:p>316</text:p>
          </table:table-cell>
          <table:table-cell office:value-type="string">
            <text:p>13.654402</text:p>
          </table:table-cell>
          <table:table-cell office:value-type="string">
            <text:p>13.23376</text:p>
          </table:table-cell>
          <table:table-cell office:value-type="string">
            <text:p>144.956894</text:p>
          </table:table-cell>
          <table:table-cell office:value-type="string">
            <text:p>144.61806</text:p>
          </table:table-cell>
          <table:table-cell office:value-type="string">
            <text:p>Hagåtñ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549.0</text:p>
          </table:table-cell>
          <table:table-cell office:value-type="string">
            <text:p>en-GU|ch-GU</text:p>
          </table:table-cell>
          <table:table-cell office:value-type="string">
            <text:p>en-GU</text:p>
          </table:table-cell>
          <table:table-cell office:value-type="string">
            <text:p>GUM</text:p>
          </table:table-cell>
          <table:table-cell office:value-type="float" office:value="4043988">
            <text:p>40439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W</text:p>
          </table:table-cell>
          <table:table-cell office:value-type="string">
            <text:p>Guinea-Bissau</text:p>
          </table:table-cell>
          <table:table-cell office:value-type="string">
            <text:p>XOF</text:p>
          </table:table-cell>
          <table:table-cell office:value-type="float" office:value="1565126">
            <text:p>1565126</text:p>
          </table:table-cell>
          <table:table-cell office:value-type="string">
            <text:p>PU</text:p>
          </table:table-cell>
          <table:table-cell office:value-type="float" office:value="624">
            <text:p>624</text:p>
          </table:table-cell>
          <table:table-cell office:value-type="string">
            <text:p>12.680789</text:p>
          </table:table-cell>
          <table:table-cell office:value-type="string">
            <text:p>10.924265</text:p>
          </table:table-cell>
          <table:table-cell office:value-type="string">
            <text:p>-13.636522</text:p>
          </table:table-cell>
          <table:table-cell office:value-type="string">
            <text:p>-16.717535</text:p>
          </table:table-cell>
          <table:table-cell office:value-type="string">
            <text:p>Bissau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36120.0</text:p>
          </table:table-cell>
          <table:table-cell office:value-type="string">
            <text:p>pt-GW|pov-GW</text:p>
          </table:table-cell>
          <table:table-cell office:value-type="string">
            <text:p>pt-GW</text:p>
          </table:table-cell>
          <table:table-cell office:value-type="string">
            <text:p>GNB</text:p>
          </table:table-cell>
          <table:table-cell office:value-type="float" office:value="2372248">
            <text:p>237224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Y</text:p>
          </table:table-cell>
          <table:table-cell office:value-type="string">
            <text:p>Guyana</text:p>
          </table:table-cell>
          <table:table-cell office:value-type="string">
            <text:p>GYD</text:p>
          </table:table-cell>
          <table:table-cell office:value-type="float" office:value="748486">
            <text:p>748486</text:p>
          </table:table-cell>
          <table:table-cell office:value-type="string">
            <text:p>GY</text:p>
          </table:table-cell>
          <table:table-cell office:value-type="float" office:value="328">
            <text:p>328</text:p>
          </table:table-cell>
          <table:table-cell office:value-type="string">
            <text:p>8.557567</text:p>
          </table:table-cell>
          <table:table-cell office:value-type="string">
            <text:p>1.17508</text:p>
          </table:table-cell>
          <table:table-cell office:value-type="string">
            <text:p>-56.480251</text:p>
          </table:table-cell>
          <table:table-cell office:value-type="string">
            <text:p>-61.384762</text:p>
          </table:table-cell>
          <table:table-cell office:value-type="string">
            <text:p>Georgetown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214970.0</text:p>
          </table:table-cell>
          <table:table-cell office:value-type="string">
            <text:p>en-GY</text:p>
          </table:table-cell>
          <table:table-cell office:value-type="string">
            <text:p>en-GY</text:p>
          </table:table-cell>
          <table:table-cell office:value-type="string">
            <text:p>GUY</text:p>
          </table:table-cell>
          <table:table-cell office:value-type="float" office:value="3378535">
            <text:p>337853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K</text:p>
          </table:table-cell>
          <table:table-cell office:value-type="string">
            <text:p>Hong Kong</text:p>
          </table:table-cell>
          <table:table-cell office:value-type="string">
            <text:p>HKD</text:p>
          </table:table-cell>
          <table:table-cell office:value-type="float" office:value="6898686">
            <text:p>6898686</text:p>
          </table:table-cell>
          <table:table-cell office:value-type="string">
            <text:p>HK</text:p>
          </table:table-cell>
          <table:table-cell office:value-type="float" office:value="344">
            <text:p>344</text:p>
          </table:table-cell>
          <table:table-cell office:value-type="string">
            <text:p>22.559778</text:p>
          </table:table-cell>
          <table:table-cell office:value-type="string">
            <text:p>22.15325</text:p>
          </table:table-cell>
          <table:table-cell office:value-type="string">
            <text:p>114.434753</text:p>
          </table:table-cell>
          <table:table-cell office:value-type="string">
            <text:p>113.837753</text:p>
          </table:table-cell>
          <table:table-cell office:value-type="string">
            <text:p>Hong Kong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092.0</text:p>
          </table:table-cell>
          <table:table-cell office:value-type="string">
            <text:p>zh-HK|yue-HK|zh-HK|en-HK</text:p>
          </table:table-cell>
          <table:table-cell office:value-type="string">
            <text:p>zh-HK</text:p>
          </table:table-cell>
          <table:table-cell office:value-type="string">
            <text:p>HKG</text:p>
          </table:table-cell>
          <table:table-cell office:value-type="float" office:value="1819730">
            <text:p>181973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office:value-type="string">
            <text:p>AUD</text:p>
          </table:table-cell>
          <table:table-cell office:value-type="float" office:value="0">
            <text:p>0</text:p>
          </table:table-cell>
          <table:table-cell office:value-type="string">
            <text:p>HM</text:p>
          </table:table-cell>
          <table:table-cell office:value-type="float" office:value="334">
            <text:p>334</text:p>
          </table:table-cell>
          <table:table-cell office:value-type="string">
            <text:p>-52.909416</text:p>
          </table:table-cell>
          <table:table-cell office:value-type="string">
            <text:p>-53.192001</text:p>
          </table:table-cell>
          <table:table-cell office:value-type="string">
            <text:p>73.859146</text:p>
          </table:table-cell>
          <table:table-cell office:value-type="string">
            <text:p>72.596535</text:p>
          </table:table-cell>
          <table:table-cell/>
          <table:table-cell office:value-type="string">
            <text:p>Antarctica</text:p>
          </table:table-cell>
          <table:table-cell office:value-type="string">
            <text:p>AN</text:p>
          </table:table-cell>
          <table:table-cell office:value-type="string">
            <text:p>412.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MD</text:p>
          </table:table-cell>
          <table:table-cell office:value-type="float" office:value="1547314">
            <text:p>154731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N</text:p>
          </table:table-cell>
          <table:table-cell office:value-type="string">
            <text:p>Honduras</text:p>
          </table:table-cell>
          <table:table-cell office:value-type="string">
            <text:p>HNL</text:p>
          </table:table-cell>
          <table:table-cell office:value-type="float" office:value="7989415">
            <text:p>7989415</text:p>
          </table:table-cell>
          <table:table-cell office:value-type="string">
            <text:p>HO</text:p>
          </table:table-cell>
          <table:table-cell office:value-type="float" office:value="340">
            <text:p>340</text:p>
          </table:table-cell>
          <table:table-cell office:value-type="string">
            <text:p>16.510256</text:p>
          </table:table-cell>
          <table:table-cell office:value-type="string">
            <text:p>12.982411</text:p>
          </table:table-cell>
          <table:table-cell office:value-type="string">
            <text:p>-83.155403</text:p>
          </table:table-cell>
          <table:table-cell office:value-type="string">
            <text:p>-89.350792</text:p>
          </table:table-cell>
          <table:table-cell office:value-type="string">
            <text:p>Tegucigalpa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12090.0</text:p>
          </table:table-cell>
          <table:table-cell office:value-type="string">
            <text:p>es-HN</text:p>
          </table:table-cell>
          <table:table-cell office:value-type="string">
            <text:p>es-HN</text:p>
          </table:table-cell>
          <table:table-cell office:value-type="string">
            <text:p>HND</text:p>
          </table:table-cell>
          <table:table-cell office:value-type="float" office:value="3608932">
            <text:p>36089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R</text:p>
          </table:table-cell>
          <table:table-cell office:value-type="string">
            <text:p>Croatia</text:p>
          </table:table-cell>
          <table:table-cell office:value-type="string">
            <text:p>HRK</text:p>
          </table:table-cell>
          <table:table-cell office:value-type="float" office:value="4491000">
            <text:p>4491000</text:p>
          </table:table-cell>
          <table:table-cell office:value-type="string">
            <text:p>HR</text:p>
          </table:table-cell>
          <table:table-cell office:value-type="float" office:value="191">
            <text:p>191</text:p>
          </table:table-cell>
          <table:table-cell office:value-type="string">
            <text:p>46.53875</text:p>
          </table:table-cell>
          <table:table-cell office:value-type="string">
            <text:p>42.43589</text:p>
          </table:table-cell>
          <table:table-cell office:value-type="string">
            <text:p>19.427389</text:p>
          </table:table-cell>
          <table:table-cell office:value-type="string">
            <text:p>13.493222</text:p>
          </table:table-cell>
          <table:table-cell office:value-type="string">
            <text:p>Zagreb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56542.0</text:p>
          </table:table-cell>
          <table:table-cell office:value-type="string">
            <text:p>hr-HR|sr-HR</text:p>
          </table:table-cell>
          <table:table-cell office:value-type="string">
            <text:p>hr-HR</text:p>
          </table:table-cell>
          <table:table-cell office:value-type="string">
            <text:p>HRV</text:p>
          </table:table-cell>
          <table:table-cell office:value-type="float" office:value="3202326">
            <text:p>32023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T</text:p>
          </table:table-cell>
          <table:table-cell office:value-type="string">
            <text:p>Haiti</text:p>
          </table:table-cell>
          <table:table-cell office:value-type="string">
            <text:p>HTG</text:p>
          </table:table-cell>
          <table:table-cell office:value-type="float" office:value="9648924">
            <text:p>9648924</text:p>
          </table:table-cell>
          <table:table-cell office:value-type="string">
            <text:p>HA</text:p>
          </table:table-cell>
          <table:table-cell office:value-type="float" office:value="332">
            <text:p>332</text:p>
          </table:table-cell>
          <table:table-cell office:value-type="string">
            <text:p>20.08782</text:p>
          </table:table-cell>
          <table:table-cell office:value-type="string">
            <text:p>18.021032</text:p>
          </table:table-cell>
          <table:table-cell office:value-type="string">
            <text:p>-71.613358</text:p>
          </table:table-cell>
          <table:table-cell office:value-type="string">
            <text:p>-74.478584</text:p>
          </table:table-cell>
          <table:table-cell office:value-type="string">
            <text:p>Port-au-Prince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7750.0</text:p>
          </table:table-cell>
          <table:table-cell office:value-type="string">
            <text:p>ht-HT|fr-HT</text:p>
          </table:table-cell>
          <table:table-cell office:value-type="string">
            <text:p>ht-HT</text:p>
          </table:table-cell>
          <table:table-cell office:value-type="string">
            <text:p>HTI</text:p>
          </table:table-cell>
          <table:table-cell office:value-type="float" office:value="3723988">
            <text:p>37239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U</text:p>
          </table:table-cell>
          <table:table-cell office:value-type="string">
            <text:p>Hungary</text:p>
          </table:table-cell>
          <table:table-cell office:value-type="string">
            <text:p>HUF</text:p>
          </table:table-cell>
          <table:table-cell office:value-type="float" office:value="9982000">
            <text:p>9982000</text:p>
          </table:table-cell>
          <table:table-cell office:value-type="string">
            <text:p>HU</text:p>
          </table:table-cell>
          <table:table-cell office:value-type="float" office:value="348">
            <text:p>348</text:p>
          </table:table-cell>
          <table:table-cell office:value-type="string">
            <text:p>48.585667</text:p>
          </table:table-cell>
          <table:table-cell office:value-type="string">
            <text:p>45.74361</text:p>
          </table:table-cell>
          <table:table-cell office:value-type="string">
            <text:p>22.906</text:p>
          </table:table-cell>
          <table:table-cell office:value-type="string">
            <text:p>16.111889</text:p>
          </table:table-cell>
          <table:table-cell office:value-type="string">
            <text:p>Budapest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93030.0</text:p>
          </table:table-cell>
          <table:table-cell office:value-type="string">
            <text:p>hu-HU</text:p>
          </table:table-cell>
          <table:table-cell office:value-type="string">
            <text:p>hu-HU</text:p>
          </table:table-cell>
          <table:table-cell office:value-type="string">
            <text:p>HUN</text:p>
          </table:table-cell>
          <table:table-cell office:value-type="float" office:value="719819">
            <text:p>71981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D</text:p>
          </table:table-cell>
          <table:table-cell office:value-type="string">
            <text:p>Indonesia</text:p>
          </table:table-cell>
          <table:table-cell office:value-type="string">
            <text:p>IDR</text:p>
          </table:table-cell>
          <table:table-cell office:value-type="float" office:value="242968342">
            <text:p>242968342</text:p>
          </table:table-cell>
          <table:table-cell office:value-type="string">
            <text:p>ID</text:p>
          </table:table-cell>
          <table:table-cell office:value-type="float" office:value="360">
            <text:p>360</text:p>
          </table:table-cell>
          <table:table-cell office:value-type="string">
            <text:p>5.904417</text:p>
          </table:table-cell>
          <table:table-cell office:value-type="string">
            <text:p>-10.941861</text:p>
          </table:table-cell>
          <table:table-cell office:value-type="string">
            <text:p>141.021805</text:p>
          </table:table-cell>
          <table:table-cell office:value-type="string">
            <text:p>95.009331</text:p>
          </table:table-cell>
          <table:table-cell office:value-type="string">
            <text:p>Jakart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919440.0</text:p>
          </table:table-cell>
          <table:table-cell office:value-type="string">
            <text:p>id-ID|en-ID|nl-ID|jv-ID</text:p>
          </table:table-cell>
          <table:table-cell office:value-type="string">
            <text:p>id-ID</text:p>
          </table:table-cell>
          <table:table-cell office:value-type="string">
            <text:p>IDN</text:p>
          </table:table-cell>
          <table:table-cell office:value-type="float" office:value="1643084">
            <text:p>16430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E</text:p>
          </table:table-cell>
          <table:table-cell office:value-type="string">
            <text:p>Ireland</text:p>
          </table:table-cell>
          <table:table-cell office:value-type="string">
            <text:p>EUR</text:p>
          </table:table-cell>
          <table:table-cell office:value-type="float" office:value="4622917">
            <text:p>4622917</text:p>
          </table:table-cell>
          <table:table-cell office:value-type="string">
            <text:p>EI</text:p>
          </table:table-cell>
          <table:table-cell office:value-type="float" office:value="372">
            <text:p>372</text:p>
          </table:table-cell>
          <table:table-cell office:value-type="string">
            <text:p>55.387917</text:p>
          </table:table-cell>
          <table:table-cell office:value-type="string">
            <text:p>51.451584</text:p>
          </table:table-cell>
          <table:table-cell office:value-type="string">
            <text:p>-6.002389</text:p>
          </table:table-cell>
          <table:table-cell office:value-type="string">
            <text:p>-10.478556</text:p>
          </table:table-cell>
          <table:table-cell office:value-type="string">
            <text:p>Dubli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70280.0</text:p>
          </table:table-cell>
          <table:table-cell office:value-type="string">
            <text:p>en-IE|ga-IE</text:p>
          </table:table-cell>
          <table:table-cell office:value-type="string">
            <text:p>en-IE</text:p>
          </table:table-cell>
          <table:table-cell office:value-type="string">
            <text:p>IRL</text:p>
          </table:table-cell>
          <table:table-cell office:value-type="float" office:value="2963597">
            <text:p>29635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L</text:p>
          </table:table-cell>
          <table:table-cell office:value-type="string">
            <text:p>Israel</text:p>
          </table:table-cell>
          <table:table-cell office:value-type="string">
            <text:p>ILS</text:p>
          </table:table-cell>
          <table:table-cell office:value-type="float" office:value="7353985">
            <text:p>7353985</text:p>
          </table:table-cell>
          <table:table-cell office:value-type="string">
            <text:p>IS</text:p>
          </table:table-cell>
          <table:table-cell office:value-type="float" office:value="376">
            <text:p>376</text:p>
          </table:table-cell>
          <table:table-cell office:value-type="string">
            <text:p>33.340137</text:p>
          </table:table-cell>
          <table:table-cell office:value-type="string">
            <text:p>29.496639</text:p>
          </table:table-cell>
          <table:table-cell office:value-type="string">
            <text:p>35.876804</text:p>
          </table:table-cell>
          <table:table-cell office:value-type="string">
            <text:p>34.270278754419145</text:p>
          </table:table-cell>
          <table:table-cell/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20770.0</text:p>
          </table:table-cell>
          <table:table-cell office:value-type="string">
            <text:p>he-IL|ar-IL|en-IL</text:p>
          </table:table-cell>
          <table:table-cell office:value-type="string">
            <text:p>he-IL</text:p>
          </table:table-cell>
          <table:table-cell office:value-type="string">
            <text:p>ISR</text:p>
          </table:table-cell>
          <table:table-cell office:value-type="float" office:value="294640">
            <text:p>29464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M</text:p>
          </table:table-cell>
          <table:table-cell office:value-type="string">
            <text:p>Isle of Man</text:p>
          </table:table-cell>
          <table:table-cell office:value-type="string">
            <text:p>GBP</text:p>
          </table:table-cell>
          <table:table-cell office:value-type="float" office:value="75049">
            <text:p>75049</text:p>
          </table:table-cell>
          <table:table-cell office:value-type="string">
            <text:p>IM</text:p>
          </table:table-cell>
          <table:table-cell office:value-type="float" office:value="833">
            <text:p>833</text:p>
          </table:table-cell>
          <table:table-cell office:value-type="string">
            <text:p>54.419724</text:p>
          </table:table-cell>
          <table:table-cell office:value-type="string">
            <text:p>54.055916</text:p>
          </table:table-cell>
          <table:table-cell office:value-type="string">
            <text:p>-4.3115</text:p>
          </table:table-cell>
          <table:table-cell office:value-type="string">
            <text:p>-4.798722</text:p>
          </table:table-cell>
          <table:table-cell office:value-type="string">
            <text:p>Douglas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572.0</text:p>
          </table:table-cell>
          <table:table-cell office:value-type="string">
            <text:p>en-IM|gv-IM</text:p>
          </table:table-cell>
          <table:table-cell office:value-type="string">
            <text:p>en-IM</text:p>
          </table:table-cell>
          <table:table-cell office:value-type="string">
            <text:p>IMN</text:p>
          </table:table-cell>
          <table:table-cell office:value-type="float" office:value="3042225">
            <text:p>30422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India</text:p>
          </table:table-cell>
          <table:table-cell office:value-type="string">
            <text:p>INR</text:p>
          </table:table-cell>
          <table:table-cell office:value-type="float" office:value="1173108018">
            <text:p>1173108018</text:p>
          </table:table-cell>
          <table:table-cell office:value-type="string">
            <text:p>IN</text:p>
          </table:table-cell>
          <table:table-cell office:value-type="float" office:value="356">
            <text:p>356</text:p>
          </table:table-cell>
          <table:table-cell office:value-type="string">
            <text:p>35.504223</text:p>
          </table:table-cell>
          <table:table-cell office:value-type="string">
            <text:p>6.747139</text:p>
          </table:table-cell>
          <table:table-cell office:value-type="string">
            <text:p>97.403305</text:p>
          </table:table-cell>
          <table:table-cell office:value-type="string">
            <text:p>68.186691</text:p>
          </table:table-cell>
          <table:table-cell office:value-type="string">
            <text:p>New Delhi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287590.0</text:p>
          </table:table-cell>
          <table:table-cell office:value-type="string">
            <text:p>en-IN|hi-IN|bn-IN|te-IN|mr-IN|ta-IN|ur-IN|gu-IN|kn-IN</text:p>
          </table:table-cell>
          <table:table-cell office:value-type="string">
            <text:p>en-IN</text:p>
          </table:table-cell>
          <table:table-cell office:value-type="string">
            <text:p>IND</text:p>
          </table:table-cell>
          <table:table-cell office:value-type="float" office:value="1269750">
            <text:p>126975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office:value-type="string">
            <text:p>USD</text:p>
          </table:table-cell>
          <table:table-cell office:value-type="float" office:value="4000">
            <text:p>4000</text:p>
          </table:table-cell>
          <table:table-cell office:value-type="string">
            <text:p>IO</text:p>
          </table:table-cell>
          <table:table-cell office:value-type="float" office:value="86">
            <text:p>86</text:p>
          </table:table-cell>
          <table:table-cell office:value-type="string">
            <text:p>-5.268333</text:p>
          </table:table-cell>
          <table:table-cell office:value-type="string">
            <text:p>-7.438028</text:p>
          </table:table-cell>
          <table:table-cell office:value-type="string">
            <text:p>72.493164</text:p>
          </table:table-cell>
          <table:table-cell office:value-type="string">
            <text:p>71.259972</text:p>
          </table:table-cell>
          <table:table-cell/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0.0</text:p>
          </table:table-cell>
          <table:table-cell table:number-columns-repeated="2" office:value-type="string">
            <text:p>en-IO</text:p>
          </table:table-cell>
          <table:table-cell office:value-type="string">
            <text:p>IOT</text:p>
          </table:table-cell>
          <table:table-cell office:value-type="float" office:value="1282588">
            <text:p>12825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Q</text:p>
          </table:table-cell>
          <table:table-cell office:value-type="string">
            <text:p>Iraq</text:p>
          </table:table-cell>
          <table:table-cell office:value-type="string">
            <text:p>IQD</text:p>
          </table:table-cell>
          <table:table-cell office:value-type="float" office:value="29671605">
            <text:p>29671605</text:p>
          </table:table-cell>
          <table:table-cell office:value-type="string">
            <text:p>IZ</text:p>
          </table:table-cell>
          <table:table-cell office:value-type="float" office:value="368">
            <text:p>368</text:p>
          </table:table-cell>
          <table:table-cell office:value-type="string">
            <text:p>37.378029</text:p>
          </table:table-cell>
          <table:table-cell office:value-type="string">
            <text:p>29.069445</text:p>
          </table:table-cell>
          <table:table-cell office:value-type="string">
            <text:p>48.575916</text:p>
          </table:table-cell>
          <table:table-cell office:value-type="string">
            <text:p>38.795887</text:p>
          </table:table-cell>
          <table:table-cell office:value-type="string">
            <text:p>Baghdad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437072.0</text:p>
          </table:table-cell>
          <table:table-cell office:value-type="string">
            <text:p>ar-IQ|ku-IQ|hy-IQ</text:p>
          </table:table-cell>
          <table:table-cell office:value-type="string">
            <text:p>ar-IQ</text:p>
          </table:table-cell>
          <table:table-cell office:value-type="string">
            <text:p>IRQ</text:p>
          </table:table-cell>
          <table:table-cell office:value-type="float" office:value="99237">
            <text:p>9923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R</text:p>
          </table:table-cell>
          <table:table-cell office:value-type="string">
            <text:p>Iran</text:p>
          </table:table-cell>
          <table:table-cell office:value-type="string">
            <text:p>IRR</text:p>
          </table:table-cell>
          <table:table-cell office:value-type="float" office:value="76923300">
            <text:p>76923300</text:p>
          </table:table-cell>
          <table:table-cell office:value-type="string">
            <text:p>IR</text:p>
          </table:table-cell>
          <table:table-cell office:value-type="float" office:value="364">
            <text:p>364</text:p>
          </table:table-cell>
          <table:table-cell office:value-type="string">
            <text:p>39.777222</text:p>
          </table:table-cell>
          <table:table-cell office:value-type="string">
            <text:p>25.064083</text:p>
          </table:table-cell>
          <table:table-cell office:value-type="string">
            <text:p>63.317471</text:p>
          </table:table-cell>
          <table:table-cell office:value-type="string">
            <text:p>44.047279</text:p>
          </table:table-cell>
          <table:table-cell office:value-type="string">
            <text:p>Tehran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648000.0</text:p>
          </table:table-cell>
          <table:table-cell office:value-type="string">
            <text:p>fa-IR|ku-IR|tu-IR</text:p>
          </table:table-cell>
          <table:table-cell office:value-type="string">
            <text:p>fa-IR</text:p>
          </table:table-cell>
          <table:table-cell office:value-type="string">
            <text:p>IRN</text:p>
          </table:table-cell>
          <table:table-cell office:value-type="float" office:value="130758">
            <text:p>13075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S</text:p>
          </table:table-cell>
          <table:table-cell office:value-type="string">
            <text:p>Iceland</text:p>
          </table:table-cell>
          <table:table-cell office:value-type="string">
            <text:p>ISK</text:p>
          </table:table-cell>
          <table:table-cell office:value-type="float" office:value="308910">
            <text:p>308910</text:p>
          </table:table-cell>
          <table:table-cell office:value-type="string">
            <text:p>IC</text:p>
          </table:table-cell>
          <table:table-cell office:value-type="float" office:value="352">
            <text:p>352</text:p>
          </table:table-cell>
          <table:table-cell office:value-type="string">
            <text:p>66.53463</text:p>
          </table:table-cell>
          <table:table-cell office:value-type="string">
            <text:p>63.393253</text:p>
          </table:table-cell>
          <table:table-cell office:value-type="string">
            <text:p>-13.495815</text:p>
          </table:table-cell>
          <table:table-cell office:value-type="string">
            <text:p>-24.546524</text:p>
          </table:table-cell>
          <table:table-cell office:value-type="string">
            <text:p>Reykjavik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03000.0</text:p>
          </table:table-cell>
          <table:table-cell office:value-type="string">
            <text:p>is-IS|en-IS|de-IS|da-IS|sv-IS|no-IS</text:p>
          </table:table-cell>
          <table:table-cell office:value-type="string">
            <text:p>is-IS</text:p>
          </table:table-cell>
          <table:table-cell office:value-type="string">
            <text:p>ISL</text:p>
          </table:table-cell>
          <table:table-cell office:value-type="float" office:value="2629691">
            <text:p>26296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office:value-type="string">
            <text:p>Italy</text:p>
          </table:table-cell>
          <table:table-cell office:value-type="string">
            <text:p>EUR</text:p>
          </table:table-cell>
          <table:table-cell office:value-type="float" office:value="60340328">
            <text:p>60340328</text:p>
          </table:table-cell>
          <table:table-cell office:value-type="string">
            <text:p>IT</text:p>
          </table:table-cell>
          <table:table-cell office:value-type="float" office:value="380">
            <text:p>380</text:p>
          </table:table-cell>
          <table:table-cell office:value-type="string">
            <text:p>47.095196</text:p>
          </table:table-cell>
          <table:table-cell office:value-type="string">
            <text:p>36.652779</text:p>
          </table:table-cell>
          <table:table-cell office:value-type="string">
            <text:p>18.513445</text:p>
          </table:table-cell>
          <table:table-cell office:value-type="string">
            <text:p>6.614889</text:p>
          </table:table-cell>
          <table:table-cell office:value-type="string">
            <text:p>Rome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01230.0</text:p>
          </table:table-cell>
          <table:table-cell office:value-type="string">
            <text:p>it-IT|de-IT|fr-IT|sc-IT|ca-IT|co-IT|sl-IT</text:p>
          </table:table-cell>
          <table:table-cell office:value-type="string">
            <text:p>it-IT</text:p>
          </table:table-cell>
          <table:table-cell office:value-type="string">
            <text:p>ITA</text:p>
          </table:table-cell>
          <table:table-cell office:value-type="float" office:value="3175395">
            <text:p>317539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E</text:p>
          </table:table-cell>
          <table:table-cell office:value-type="string">
            <text:p>Jersey</text:p>
          </table:table-cell>
          <table:table-cell office:value-type="string">
            <text:p>GBP</text:p>
          </table:table-cell>
          <table:table-cell office:value-type="float" office:value="90812">
            <text:p>90812</text:p>
          </table:table-cell>
          <table:table-cell office:value-type="string">
            <text:p>JE</text:p>
          </table:table-cell>
          <table:table-cell office:value-type="float" office:value="832">
            <text:p>832</text:p>
          </table:table-cell>
          <table:table-cell office:value-type="string">
            <text:p>49.265057</text:p>
          </table:table-cell>
          <table:table-cell office:value-type="string">
            <text:p>49.169834</text:p>
          </table:table-cell>
          <table:table-cell office:value-type="string">
            <text:p>-2.022083</text:p>
          </table:table-cell>
          <table:table-cell office:value-type="string">
            <text:p>-2.260028</text:p>
          </table:table-cell>
          <table:table-cell office:value-type="string">
            <text:p>Saint Helier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16.0</text:p>
          </table:table-cell>
          <table:table-cell office:value-type="string">
            <text:p>en|pt</text:p>
          </table:table-cell>
          <table:table-cell office:value-type="string">
            <text:p>en-JE</text:p>
          </table:table-cell>
          <table:table-cell office:value-type="string">
            <text:p>JEY</text:p>
          </table:table-cell>
          <table:table-cell office:value-type="float" office:value="3042142">
            <text:p>304214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M</text:p>
          </table:table-cell>
          <table:table-cell office:value-type="string">
            <text:p>Jamaica</text:p>
          </table:table-cell>
          <table:table-cell office:value-type="string">
            <text:p>JMD</text:p>
          </table:table-cell>
          <table:table-cell office:value-type="float" office:value="2847232">
            <text:p>2847232</text:p>
          </table:table-cell>
          <table:table-cell office:value-type="string">
            <text:p>JM</text:p>
          </table:table-cell>
          <table:table-cell office:value-type="float" office:value="388">
            <text:p>388</text:p>
          </table:table-cell>
          <table:table-cell office:value-type="string">
            <text:p>18.526976</text:p>
          </table:table-cell>
          <table:table-cell office:value-type="string">
            <text:p>17.703554</text:p>
          </table:table-cell>
          <table:table-cell office:value-type="string">
            <text:p>-76.180321</text:p>
          </table:table-cell>
          <table:table-cell office:value-type="string">
            <text:p>-78.366638</text:p>
          </table:table-cell>
          <table:table-cell office:value-type="string">
            <text:p>Kingsto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0991.0</text:p>
          </table:table-cell>
          <table:table-cell office:value-type="string">
            <text:p>en-JM</text:p>
          </table:table-cell>
          <table:table-cell office:value-type="string">
            <text:p>en-JM</text:p>
          </table:table-cell>
          <table:table-cell office:value-type="string">
            <text:p>JAM</text:p>
          </table:table-cell>
          <table:table-cell office:value-type="float" office:value="3489940">
            <text:p>348994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O</text:p>
          </table:table-cell>
          <table:table-cell office:value-type="string">
            <text:p>Jordan</text:p>
          </table:table-cell>
          <table:table-cell office:value-type="string">
            <text:p>JOD</text:p>
          </table:table-cell>
          <table:table-cell office:value-type="float" office:value="6407085">
            <text:p>6407085</text:p>
          </table:table-cell>
          <table:table-cell office:value-type="string">
            <text:p>JO</text:p>
          </table:table-cell>
          <table:table-cell office:value-type="float" office:value="400">
            <text:p>400</text:p>
          </table:table-cell>
          <table:table-cell office:value-type="string">
            <text:p>33.367668</text:p>
          </table:table-cell>
          <table:table-cell office:value-type="string">
            <text:p>29.185888</text:p>
          </table:table-cell>
          <table:table-cell office:value-type="string">
            <text:p>39.301167</text:p>
          </table:table-cell>
          <table:table-cell office:value-type="string">
            <text:p>34.959999</text:p>
          </table:table-cell>
          <table:table-cell office:value-type="string">
            <text:p>Amman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92300.0</text:p>
          </table:table-cell>
          <table:table-cell office:value-type="string">
            <text:p>ar-JO|en-JO</text:p>
          </table:table-cell>
          <table:table-cell office:value-type="string">
            <text:p>ar-JO</text:p>
          </table:table-cell>
          <table:table-cell office:value-type="string">
            <text:p>JOR</text:p>
          </table:table-cell>
          <table:table-cell office:value-type="float" office:value="248816">
            <text:p>2488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P</text:p>
          </table:table-cell>
          <table:table-cell office:value-type="string">
            <text:p>Japan</text:p>
          </table:table-cell>
          <table:table-cell office:value-type="string">
            <text:p>JPY</text:p>
          </table:table-cell>
          <table:table-cell office:value-type="float" office:value="127288000">
            <text:p>127288000</text:p>
          </table:table-cell>
          <table:table-cell office:value-type="string">
            <text:p>JA</text:p>
          </table:table-cell>
          <table:table-cell office:value-type="float" office:value="392">
            <text:p>392</text:p>
          </table:table-cell>
          <table:table-cell office:value-type="string">
            <text:p>45.52314</text:p>
          </table:table-cell>
          <table:table-cell office:value-type="string">
            <text:p>24.249472</text:p>
          </table:table-cell>
          <table:table-cell office:value-type="string">
            <text:p>145.820892</text:p>
          </table:table-cell>
          <table:table-cell office:value-type="string">
            <text:p>122.93853</text:p>
          </table:table-cell>
          <table:table-cell office:value-type="string">
            <text:p>Tokyo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77835.0</text:p>
          </table:table-cell>
          <table:table-cell office:value-type="string">
            <text:p>ja-JP</text:p>
          </table:table-cell>
          <table:table-cell office:value-type="string">
            <text:p>ja-JP</text:p>
          </table:table-cell>
          <table:table-cell office:value-type="string">
            <text:p>JPN</text:p>
          </table:table-cell>
          <table:table-cell office:value-type="float" office:value="1861060">
            <text:p>186106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E</text:p>
          </table:table-cell>
          <table:table-cell office:value-type="string">
            <text:p>Kenya</text:p>
          </table:table-cell>
          <table:table-cell office:value-type="string">
            <text:p>KES</text:p>
          </table:table-cell>
          <table:table-cell office:value-type="float" office:value="40046566">
            <text:p>40046566</text:p>
          </table:table-cell>
          <table:table-cell office:value-type="string">
            <text:p>KE</text:p>
          </table:table-cell>
          <table:table-cell office:value-type="float" office:value="404">
            <text:p>404</text:p>
          </table:table-cell>
          <table:table-cell office:value-type="string">
            <text:p>5.019938</text:p>
          </table:table-cell>
          <table:table-cell office:value-type="string">
            <text:p>-4.678047</text:p>
          </table:table-cell>
          <table:table-cell office:value-type="string">
            <text:p>41.899078</text:p>
          </table:table-cell>
          <table:table-cell office:value-type="string">
            <text:p>33.908859</text:p>
          </table:table-cell>
          <table:table-cell office:value-type="string">
            <text:p>Nairobi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582650.0</text:p>
          </table:table-cell>
          <table:table-cell office:value-type="string">
            <text:p>en-KE|sw-KE</text:p>
          </table:table-cell>
          <table:table-cell office:value-type="string">
            <text:p>en-KE</text:p>
          </table:table-cell>
          <table:table-cell office:value-type="string">
            <text:p>KEN</text:p>
          </table:table-cell>
          <table:table-cell office:value-type="float" office:value="192950">
            <text:p>19295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G</text:p>
          </table:table-cell>
          <table:table-cell office:value-type="string">
            <text:p>Kyrgyzstan</text:p>
          </table:table-cell>
          <table:table-cell office:value-type="string">
            <text:p>KGS</text:p>
          </table:table-cell>
          <table:table-cell office:value-type="float" office:value="5508626">
            <text:p>5508626</text:p>
          </table:table-cell>
          <table:table-cell office:value-type="string">
            <text:p>KG</text:p>
          </table:table-cell>
          <table:table-cell office:value-type="float" office:value="417">
            <text:p>417</text:p>
          </table:table-cell>
          <table:table-cell office:value-type="string">
            <text:p>43.238224</text:p>
          </table:table-cell>
          <table:table-cell office:value-type="string">
            <text:p>39.172832</text:p>
          </table:table-cell>
          <table:table-cell office:value-type="string">
            <text:p>80.283165</text:p>
          </table:table-cell>
          <table:table-cell office:value-type="string">
            <text:p>69.276611</text:p>
          </table:table-cell>
          <table:table-cell office:value-type="string">
            <text:p>Bishkek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98500.0</text:p>
          </table:table-cell>
          <table:table-cell office:value-type="string">
            <text:p>ky-KG|uz-KG|ru-KG</text:p>
          </table:table-cell>
          <table:table-cell office:value-type="string">
            <text:p>ky-KG</text:p>
          </table:table-cell>
          <table:table-cell office:value-type="string">
            <text:p>KGZ</text:p>
          </table:table-cell>
          <table:table-cell office:value-type="float" office:value="1527747">
            <text:p>152774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H</text:p>
          </table:table-cell>
          <table:table-cell office:value-type="string">
            <text:p>Cambodia</text:p>
          </table:table-cell>
          <table:table-cell office:value-type="string">
            <text:p>KHR</text:p>
          </table:table-cell>
          <table:table-cell office:value-type="float" office:value="14453680">
            <text:p>14453680</text:p>
          </table:table-cell>
          <table:table-cell office:value-type="string">
            <text:p>CB</text:p>
          </table:table-cell>
          <table:table-cell office:value-type="float" office:value="116">
            <text:p>116</text:p>
          </table:table-cell>
          <table:table-cell office:value-type="string">
            <text:p>14.686417</text:p>
          </table:table-cell>
          <table:table-cell office:value-type="string">
            <text:p>10.409083</text:p>
          </table:table-cell>
          <table:table-cell office:value-type="string">
            <text:p>107.627724</text:p>
          </table:table-cell>
          <table:table-cell office:value-type="string">
            <text:p>102.339996</text:p>
          </table:table-cell>
          <table:table-cell office:value-type="string">
            <text:p>Phnom Penh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81040.0</text:p>
          </table:table-cell>
          <table:table-cell office:value-type="string">
            <text:p>km-KH|fr-KH|en-KH</text:p>
          </table:table-cell>
          <table:table-cell office:value-type="string">
            <text:p>km-KH</text:p>
          </table:table-cell>
          <table:table-cell office:value-type="string">
            <text:p>KHM</text:p>
          </table:table-cell>
          <table:table-cell office:value-type="float" office:value="1831722">
            <text:p>18317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I</text:p>
          </table:table-cell>
          <table:table-cell office:value-type="string">
            <text:p>Kiribati</text:p>
          </table:table-cell>
          <table:table-cell office:value-type="string">
            <text:p>AUD</text:p>
          </table:table-cell>
          <table:table-cell office:value-type="float" office:value="92533">
            <text:p>92533</text:p>
          </table:table-cell>
          <table:table-cell office:value-type="string">
            <text:p>KR</text:p>
          </table:table-cell>
          <table:table-cell office:value-type="float" office:value="296">
            <text:p>296</text:p>
          </table:table-cell>
          <table:table-cell office:value-type="string">
            <text:p>4.71957</text:p>
          </table:table-cell>
          <table:table-cell office:value-type="string">
            <text:p>-11.437038</text:p>
          </table:table-cell>
          <table:table-cell office:value-type="string">
            <text:p>-150.215347</text:p>
          </table:table-cell>
          <table:table-cell office:value-type="string">
            <text:p>169.556137</text:p>
          </table:table-cell>
          <table:table-cell office:value-type="string">
            <text:p>Taraw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811.0</text:p>
          </table:table-cell>
          <table:table-cell office:value-type="string">
            <text:p>en-KI|gil-KI</text:p>
          </table:table-cell>
          <table:table-cell office:value-type="string">
            <text:p>en-KI</text:p>
          </table:table-cell>
          <table:table-cell office:value-type="string">
            <text:p>KIR</text:p>
          </table:table-cell>
          <table:table-cell office:value-type="float" office:value="4030945">
            <text:p>40309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M</text:p>
          </table:table-cell>
          <table:table-cell office:value-type="string">
            <text:p>Comoros</text:p>
          </table:table-cell>
          <table:table-cell office:value-type="string">
            <text:p>KMF</text:p>
          </table:table-cell>
          <table:table-cell office:value-type="float" office:value="773407">
            <text:p>773407</text:p>
          </table:table-cell>
          <table:table-cell office:value-type="string">
            <text:p>CN</text:p>
          </table:table-cell>
          <table:table-cell office:value-type="float" office:value="174">
            <text:p>174</text:p>
          </table:table-cell>
          <table:table-cell office:value-type="string">
            <text:p>-11.362381</text:p>
          </table:table-cell>
          <table:table-cell office:value-type="string">
            <text:p>-12.387857</text:p>
          </table:table-cell>
          <table:table-cell office:value-type="string">
            <text:p>44.538223</text:p>
          </table:table-cell>
          <table:table-cell office:value-type="string">
            <text:p>43.21579</text:p>
          </table:table-cell>
          <table:table-cell office:value-type="string">
            <text:p>Moroni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170.0</text:p>
          </table:table-cell>
          <table:table-cell office:value-type="string">
            <text:p>ar-KM|fr-KM</text:p>
          </table:table-cell>
          <table:table-cell office:value-type="string">
            <text:p>ar-KM</text:p>
          </table:table-cell>
          <table:table-cell office:value-type="string">
            <text:p>COM</text:p>
          </table:table-cell>
          <table:table-cell office:value-type="float" office:value="921929">
            <text:p>92192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office:value-type="string">
            <text:p>XCD</text:p>
          </table:table-cell>
          <table:table-cell office:value-type="float" office:value="51134">
            <text:p>51134</text:p>
          </table:table-cell>
          <table:table-cell office:value-type="string">
            <text:p>SC</text:p>
          </table:table-cell>
          <table:table-cell office:value-type="float" office:value="659">
            <text:p>659</text:p>
          </table:table-cell>
          <table:table-cell office:value-type="string">
            <text:p>17.420118</text:p>
          </table:table-cell>
          <table:table-cell office:value-type="string">
            <text:p>17.095343</text:p>
          </table:table-cell>
          <table:table-cell office:value-type="string">
            <text:p>-62.543266</text:p>
          </table:table-cell>
          <table:table-cell office:value-type="string">
            <text:p>-62.86956</text:p>
          </table:table-cell>
          <table:table-cell office:value-type="string">
            <text:p>Basseterre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61.0</text:p>
          </table:table-cell>
          <table:table-cell office:value-type="string">
            <text:p>en-KN</text:p>
          </table:table-cell>
          <table:table-cell office:value-type="string">
            <text:p>en-KN</text:p>
          </table:table-cell>
          <table:table-cell office:value-type="string">
            <text:p>KNA</text:p>
          </table:table-cell>
          <table:table-cell office:value-type="float" office:value="3575174">
            <text:p>357517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P</text:p>
          </table:table-cell>
          <table:table-cell office:value-type="string">
            <text:p>North Korea</text:p>
          </table:table-cell>
          <table:table-cell office:value-type="string">
            <text:p>KPW</text:p>
          </table:table-cell>
          <table:table-cell office:value-type="float" office:value="22912177">
            <text:p>22912177</text:p>
          </table:table-cell>
          <table:table-cell office:value-type="string">
            <text:p>KN</text:p>
          </table:table-cell>
          <table:table-cell office:value-type="float" office:value="408">
            <text:p>408</text:p>
          </table:table-cell>
          <table:table-cell office:value-type="string">
            <text:p>43.006054</text:p>
          </table:table-cell>
          <table:table-cell office:value-type="string">
            <text:p>37.673332</text:p>
          </table:table-cell>
          <table:table-cell office:value-type="string">
            <text:p>130.674866</text:p>
          </table:table-cell>
          <table:table-cell office:value-type="string">
            <text:p>124.315887</text:p>
          </table:table-cell>
          <table:table-cell office:value-type="string">
            <text:p>Pyongyang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20540.0</text:p>
          </table:table-cell>
          <table:table-cell office:value-type="string">
            <text:p>ko-KP</text:p>
          </table:table-cell>
          <table:table-cell office:value-type="string">
            <text:p>ko-KP</text:p>
          </table:table-cell>
          <table:table-cell office:value-type="string">
            <text:p>PRK</text:p>
          </table:table-cell>
          <table:table-cell office:value-type="float" office:value="1873107">
            <text:p>18731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R</text:p>
          </table:table-cell>
          <table:table-cell office:value-type="string">
            <text:p>South Korea</text:p>
          </table:table-cell>
          <table:table-cell office:value-type="string">
            <text:p>KRW</text:p>
          </table:table-cell>
          <table:table-cell office:value-type="float" office:value="48422644">
            <text:p>48422644</text:p>
          </table:table-cell>
          <table:table-cell office:value-type="string">
            <text:p>KS</text:p>
          </table:table-cell>
          <table:table-cell office:value-type="float" office:value="410">
            <text:p>410</text:p>
          </table:table-cell>
          <table:table-cell office:value-type="string">
            <text:p>38.612446</text:p>
          </table:table-cell>
          <table:table-cell office:value-type="string">
            <text:p>33.190945</text:p>
          </table:table-cell>
          <table:table-cell office:value-type="string">
            <text:p>129.584671</text:p>
          </table:table-cell>
          <table:table-cell office:value-type="string">
            <text:p>125.887108</text:p>
          </table:table-cell>
          <table:table-cell office:value-type="string">
            <text:p>Seoul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98480.0</text:p>
          </table:table-cell>
          <table:table-cell office:value-type="string">
            <text:p>ko-KR|en-KR</text:p>
          </table:table-cell>
          <table:table-cell office:value-type="string">
            <text:p>ko-KR</text:p>
          </table:table-cell>
          <table:table-cell office:value-type="string">
            <text:p>KOR</text:p>
          </table:table-cell>
          <table:table-cell office:value-type="float" office:value="1835841">
            <text:p>18358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W</text:p>
          </table:table-cell>
          <table:table-cell office:value-type="string">
            <text:p>Kuwait</text:p>
          </table:table-cell>
          <table:table-cell office:value-type="string">
            <text:p>KWD</text:p>
          </table:table-cell>
          <table:table-cell office:value-type="float" office:value="2789132">
            <text:p>2789132</text:p>
          </table:table-cell>
          <table:table-cell office:value-type="string">
            <text:p>KU</text:p>
          </table:table-cell>
          <table:table-cell office:value-type="float" office:value="414">
            <text:p>414</text:p>
          </table:table-cell>
          <table:table-cell office:value-type="string">
            <text:p>30.095945</text:p>
          </table:table-cell>
          <table:table-cell office:value-type="string">
            <text:p>28.524611</text:p>
          </table:table-cell>
          <table:table-cell office:value-type="string">
            <text:p>48.431473</text:p>
          </table:table-cell>
          <table:table-cell office:value-type="string">
            <text:p>46.555557</text:p>
          </table:table-cell>
          <table:table-cell office:value-type="string">
            <text:p>Kuwait City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7820.0</text:p>
          </table:table-cell>
          <table:table-cell office:value-type="string">
            <text:p>ar-KW|en-KW</text:p>
          </table:table-cell>
          <table:table-cell office:value-type="string">
            <text:p>ar-KW</text:p>
          </table:table-cell>
          <table:table-cell office:value-type="string">
            <text:p>KWT</text:p>
          </table:table-cell>
          <table:table-cell office:value-type="float" office:value="285570">
            <text:p>2855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Y</text:p>
          </table:table-cell>
          <table:table-cell office:value-type="string">
            <text:p>Cayman Islands</text:p>
          </table:table-cell>
          <table:table-cell office:value-type="string">
            <text:p>KYD</text:p>
          </table:table-cell>
          <table:table-cell office:value-type="float" office:value="44270">
            <text:p>44270</text:p>
          </table:table-cell>
          <table:table-cell office:value-type="string">
            <text:p>CJ</text:p>
          </table:table-cell>
          <table:table-cell office:value-type="float" office:value="136">
            <text:p>136</text:p>
          </table:table-cell>
          <table:table-cell office:value-type="string">
            <text:p>19.7617</text:p>
          </table:table-cell>
          <table:table-cell office:value-type="string">
            <text:p>19.263029</text:p>
          </table:table-cell>
          <table:table-cell office:value-type="string">
            <text:p>-79.727272</text:p>
          </table:table-cell>
          <table:table-cell office:value-type="string">
            <text:p>-81.432777</text:p>
          </table:table-cell>
          <table:table-cell office:value-type="string">
            <text:p>George Tow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62.0</text:p>
          </table:table-cell>
          <table:table-cell office:value-type="string">
            <text:p>en-KY</text:p>
          </table:table-cell>
          <table:table-cell office:value-type="string">
            <text:p>en-KY</text:p>
          </table:table-cell>
          <table:table-cell office:value-type="string">
            <text:p>CYM</text:p>
          </table:table-cell>
          <table:table-cell office:value-type="float" office:value="3580718">
            <text:p>35807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Z</text:p>
          </table:table-cell>
          <table:table-cell office:value-type="string">
            <text:p>Kazakhstan</text:p>
          </table:table-cell>
          <table:table-cell office:value-type="string">
            <text:p>KZT</text:p>
          </table:table-cell>
          <table:table-cell office:value-type="float" office:value="15340000">
            <text:p>15340000</text:p>
          </table:table-cell>
          <table:table-cell office:value-type="string">
            <text:p>KZ</text:p>
          </table:table-cell>
          <table:table-cell office:value-type="float" office:value="398">
            <text:p>398</text:p>
          </table:table-cell>
          <table:table-cell office:value-type="string">
            <text:p>55.451195</text:p>
          </table:table-cell>
          <table:table-cell office:value-type="string">
            <text:p>40.936333</text:p>
          </table:table-cell>
          <table:table-cell office:value-type="string">
            <text:p>87.312668</text:p>
          </table:table-cell>
          <table:table-cell office:value-type="string">
            <text:p>46.491859</text:p>
          </table:table-cell>
          <table:table-cell office:value-type="string">
            <text:p>Astan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2717300.0</text:p>
          </table:table-cell>
          <table:table-cell office:value-type="string">
            <text:p>kk-KZ|ru-KZ</text:p>
          </table:table-cell>
          <table:table-cell office:value-type="string">
            <text:p>kk-KZ</text:p>
          </table:table-cell>
          <table:table-cell office:value-type="string">
            <text:p>KAZ</text:p>
          </table:table-cell>
          <table:table-cell office:value-type="float" office:value="1522867">
            <text:p>15228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</text:p>
          </table:table-cell>
          <table:table-cell office:value-type="string">
            <text:p>Laos</text:p>
          </table:table-cell>
          <table:table-cell office:value-type="string">
            <text:p>LAK</text:p>
          </table:table-cell>
          <table:table-cell office:value-type="float" office:value="6368162">
            <text:p>6368162</text:p>
          </table:table-cell>
          <table:table-cell office:value-type="string">
            <text:p>LA</text:p>
          </table:table-cell>
          <table:table-cell office:value-type="float" office:value="418">
            <text:p>418</text:p>
          </table:table-cell>
          <table:table-cell office:value-type="string">
            <text:p>22.500389</text:p>
          </table:table-cell>
          <table:table-cell office:value-type="string">
            <text:p>13.910027</text:p>
          </table:table-cell>
          <table:table-cell office:value-type="string">
            <text:p>107.697029</text:p>
          </table:table-cell>
          <table:table-cell office:value-type="string">
            <text:p>100.093056</text:p>
          </table:table-cell>
          <table:table-cell office:value-type="string">
            <text:p>Vientiane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236800.0</text:p>
          </table:table-cell>
          <table:table-cell office:value-type="string">
            <text:p>lo-LA|fr-LA|en-LA</text:p>
          </table:table-cell>
          <table:table-cell office:value-type="string">
            <text:p>lo-LA</text:p>
          </table:table-cell>
          <table:table-cell office:value-type="string">
            <text:p>LAO</text:p>
          </table:table-cell>
          <table:table-cell office:value-type="float" office:value="1655842">
            <text:p>165584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B</text:p>
          </table:table-cell>
          <table:table-cell office:value-type="string">
            <text:p>Lebanon</text:p>
          </table:table-cell>
          <table:table-cell office:value-type="string">
            <text:p>LBP</text:p>
          </table:table-cell>
          <table:table-cell office:value-type="float" office:value="4125247">
            <text:p>4125247</text:p>
          </table:table-cell>
          <table:table-cell office:value-type="string">
            <text:p>LE</text:p>
          </table:table-cell>
          <table:table-cell office:value-type="float" office:value="422">
            <text:p>422</text:p>
          </table:table-cell>
          <table:table-cell office:value-type="string">
            <text:p>34.691418</text:p>
          </table:table-cell>
          <table:table-cell office:value-type="string">
            <text:p>33.05386</text:p>
          </table:table-cell>
          <table:table-cell office:value-type="string">
            <text:p>36.639194</text:p>
          </table:table-cell>
          <table:table-cell office:value-type="string">
            <text:p>35.114277</text:p>
          </table:table-cell>
          <table:table-cell office:value-type="string">
            <text:p>Beirut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0400.0</text:p>
          </table:table-cell>
          <table:table-cell office:value-type="string">
            <text:p>ar-LB|fr-LB|en-LB|hy-LB</text:p>
          </table:table-cell>
          <table:table-cell office:value-type="string">
            <text:p>ar-LB</text:p>
          </table:table-cell>
          <table:table-cell office:value-type="string">
            <text:p>LBN</text:p>
          </table:table-cell>
          <table:table-cell office:value-type="float" office:value="272103">
            <text:p>27210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C</text:p>
          </table:table-cell>
          <table:table-cell office:value-type="string">
            <text:p>Saint Lucia</text:p>
          </table:table-cell>
          <table:table-cell office:value-type="string">
            <text:p>XCD</text:p>
          </table:table-cell>
          <table:table-cell office:value-type="float" office:value="160922">
            <text:p>160922</text:p>
          </table:table-cell>
          <table:table-cell office:value-type="string">
            <text:p>ST</text:p>
          </table:table-cell>
          <table:table-cell office:value-type="float" office:value="662">
            <text:p>662</text:p>
          </table:table-cell>
          <table:table-cell office:value-type="string">
            <text:p>14.103245</text:p>
          </table:table-cell>
          <table:table-cell office:value-type="string">
            <text:p>13.704778</text:p>
          </table:table-cell>
          <table:table-cell office:value-type="string">
            <text:p>-60.874203</text:p>
          </table:table-cell>
          <table:table-cell office:value-type="string">
            <text:p>-61.07415</text:p>
          </table:table-cell>
          <table:table-cell office:value-type="string">
            <text:p>Castries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616.0</text:p>
          </table:table-cell>
          <table:table-cell office:value-type="string">
            <text:p>en-LC</text:p>
          </table:table-cell>
          <table:table-cell office:value-type="string">
            <text:p>en-LC</text:p>
          </table:table-cell>
          <table:table-cell office:value-type="string">
            <text:p>LCA</text:p>
          </table:table-cell>
          <table:table-cell office:value-type="float" office:value="3576468">
            <text:p>35764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I</text:p>
          </table:table-cell>
          <table:table-cell office:value-type="string">
            <text:p>Liechtenstein</text:p>
          </table:table-cell>
          <table:table-cell office:value-type="string">
            <text:p>CHF</text:p>
          </table:table-cell>
          <table:table-cell office:value-type="float" office:value="35000">
            <text:p>35000</text:p>
          </table:table-cell>
          <table:table-cell office:value-type="string">
            <text:p>LS</text:p>
          </table:table-cell>
          <table:table-cell office:value-type="float" office:value="438">
            <text:p>438</text:p>
          </table:table-cell>
          <table:table-cell office:value-type="string">
            <text:p>47.273529</text:p>
          </table:table-cell>
          <table:table-cell office:value-type="string">
            <text:p>47.055862</text:p>
          </table:table-cell>
          <table:table-cell office:value-type="string">
            <text:p>9.632195</text:p>
          </table:table-cell>
          <table:table-cell office:value-type="string">
            <text:p>9.477805</text:p>
          </table:table-cell>
          <table:table-cell office:value-type="string">
            <text:p>Vaduz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60.0</text:p>
          </table:table-cell>
          <table:table-cell table:number-columns-repeated="2" office:value-type="string">
            <text:p>de-LI</text:p>
          </table:table-cell>
          <table:table-cell office:value-type="string">
            <text:p>LIE</text:p>
          </table:table-cell>
          <table:table-cell office:value-type="float" office:value="3042058">
            <text:p>304205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K</text:p>
          </table:table-cell>
          <table:table-cell office:value-type="string">
            <text:p>Sri Lanka</text:p>
          </table:table-cell>
          <table:table-cell office:value-type="string">
            <text:p>LKR</text:p>
          </table:table-cell>
          <table:table-cell office:value-type="float" office:value="21513990">
            <text:p>21513990</text:p>
          </table:table-cell>
          <table:table-cell office:value-type="string">
            <text:p>CE</text:p>
          </table:table-cell>
          <table:table-cell office:value-type="float" office:value="144">
            <text:p>144</text:p>
          </table:table-cell>
          <table:table-cell office:value-type="string">
            <text:p>9.831361</text:p>
          </table:table-cell>
          <table:table-cell office:value-type="string">
            <text:p>5.916833</text:p>
          </table:table-cell>
          <table:table-cell office:value-type="string">
            <text:p>81.881279</text:p>
          </table:table-cell>
          <table:table-cell office:value-type="string">
            <text:p>79.652916</text:p>
          </table:table-cell>
          <table:table-cell office:value-type="string">
            <text:p>Colombo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5610.0</text:p>
          </table:table-cell>
          <table:table-cell office:value-type="string">
            <text:p>si-LK|ta-LK|en-LK</text:p>
          </table:table-cell>
          <table:table-cell office:value-type="string">
            <text:p>si-LK</text:p>
          </table:table-cell>
          <table:table-cell office:value-type="string">
            <text:p>LKA</text:p>
          </table:table-cell>
          <table:table-cell office:value-type="float" office:value="1227603">
            <text:p>122760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R</text:p>
          </table:table-cell>
          <table:table-cell office:value-type="string">
            <text:p>Liberia</text:p>
          </table:table-cell>
          <table:table-cell office:value-type="string">
            <text:p>LRD</text:p>
          </table:table-cell>
          <table:table-cell office:value-type="float" office:value="3685076">
            <text:p>3685076</text:p>
          </table:table-cell>
          <table:table-cell office:value-type="string">
            <text:p>LI</text:p>
          </table:table-cell>
          <table:table-cell office:value-type="float" office:value="430">
            <text:p>430</text:p>
          </table:table-cell>
          <table:table-cell office:value-type="string">
            <text:p>8.551791</text:p>
          </table:table-cell>
          <table:table-cell office:value-type="string">
            <text:p>4.353057</text:p>
          </table:table-cell>
          <table:table-cell office:value-type="string">
            <text:p>-7.365113</text:p>
          </table:table-cell>
          <table:table-cell office:value-type="string">
            <text:p>-11.492083</text:p>
          </table:table-cell>
          <table:table-cell office:value-type="string">
            <text:p>Monrovi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11370.0</text:p>
          </table:table-cell>
          <table:table-cell office:value-type="string">
            <text:p>en-LR</text:p>
          </table:table-cell>
          <table:table-cell office:value-type="string">
            <text:p>en-LR</text:p>
          </table:table-cell>
          <table:table-cell office:value-type="string">
            <text:p>LBR</text:p>
          </table:table-cell>
          <table:table-cell office:value-type="float" office:value="2275384">
            <text:p>22753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S</text:p>
          </table:table-cell>
          <table:table-cell office:value-type="string">
            <text:p>Lesotho</text:p>
          </table:table-cell>
          <table:table-cell office:value-type="string">
            <text:p>LSL</text:p>
          </table:table-cell>
          <table:table-cell office:value-type="float" office:value="1919552">
            <text:p>1919552</text:p>
          </table:table-cell>
          <table:table-cell office:value-type="string">
            <text:p>LT</text:p>
          </table:table-cell>
          <table:table-cell office:value-type="float" office:value="426">
            <text:p>426</text:p>
          </table:table-cell>
          <table:table-cell office:value-type="string">
            <text:p>-28.572058</text:p>
          </table:table-cell>
          <table:table-cell office:value-type="string">
            <text:p>-30.668964</text:p>
          </table:table-cell>
          <table:table-cell office:value-type="string">
            <text:p>29.465761</text:p>
          </table:table-cell>
          <table:table-cell office:value-type="string">
            <text:p>27.029068</text:p>
          </table:table-cell>
          <table:table-cell office:value-type="string">
            <text:p>Maseru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30355.0</text:p>
          </table:table-cell>
          <table:table-cell office:value-type="string">
            <text:p>en-LS|st-LS|zu-LS|xh-LS</text:p>
          </table:table-cell>
          <table:table-cell office:value-type="string">
            <text:p>en-LS</text:p>
          </table:table-cell>
          <table:table-cell office:value-type="string">
            <text:p>LSO</text:p>
          </table:table-cell>
          <table:table-cell office:value-type="float" office:value="932692">
            <text:p>9326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T</text:p>
          </table:table-cell>
          <table:table-cell office:value-type="string">
            <text:p>Lithuania</text:p>
          </table:table-cell>
          <table:table-cell office:value-type="string">
            <text:p>LTL</text:p>
          </table:table-cell>
          <table:table-cell office:value-type="float" office:value="3565000">
            <text:p>3565000</text:p>
          </table:table-cell>
          <table:table-cell office:value-type="string">
            <text:p>LH</text:p>
          </table:table-cell>
          <table:table-cell office:value-type="float" office:value="440">
            <text:p>440</text:p>
          </table:table-cell>
          <table:table-cell office:value-type="string">
            <text:p>56.446918</text:p>
          </table:table-cell>
          <table:table-cell office:value-type="string">
            <text:p>53.901306</text:p>
          </table:table-cell>
          <table:table-cell office:value-type="string">
            <text:p>26.871944</text:p>
          </table:table-cell>
          <table:table-cell office:value-type="string">
            <text:p>20.941528</text:p>
          </table:table-cell>
          <table:table-cell office:value-type="string">
            <text:p>Vilnius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65200.0</text:p>
          </table:table-cell>
          <table:table-cell office:value-type="string">
            <text:p>lt-LT|ru-LT|pl-LT</text:p>
          </table:table-cell>
          <table:table-cell office:value-type="string">
            <text:p>lt-LT</text:p>
          </table:table-cell>
          <table:table-cell office:value-type="string">
            <text:p>LTU</text:p>
          </table:table-cell>
          <table:table-cell office:value-type="float" office:value="597427">
            <text:p>5974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U</text:p>
          </table:table-cell>
          <table:table-cell office:value-type="string">
            <text:p>Luxembourg</text:p>
          </table:table-cell>
          <table:table-cell office:value-type="string">
            <text:p>EUR</text:p>
          </table:table-cell>
          <table:table-cell office:value-type="float" office:value="497538">
            <text:p>497538</text:p>
          </table:table-cell>
          <table:table-cell office:value-type="string">
            <text:p>LU</text:p>
          </table:table-cell>
          <table:table-cell office:value-type="float" office:value="442">
            <text:p>442</text:p>
          </table:table-cell>
          <table:table-cell office:value-type="string">
            <text:p>50.184944</text:p>
          </table:table-cell>
          <table:table-cell office:value-type="string">
            <text:p>49.446583</text:p>
          </table:table-cell>
          <table:table-cell office:value-type="string">
            <text:p>6.528472</text:p>
          </table:table-cell>
          <table:table-cell office:value-type="string">
            <text:p>5.734556</text:p>
          </table:table-cell>
          <table:table-cell office:value-type="string">
            <text:p>Luxembourg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586.0</text:p>
          </table:table-cell>
          <table:table-cell office:value-type="string">
            <text:p>lb-LU|de-LU|fr-LU</text:p>
          </table:table-cell>
          <table:table-cell office:value-type="string">
            <text:p>lb-LU</text:p>
          </table:table-cell>
          <table:table-cell office:value-type="string">
            <text:p>LUX</text:p>
          </table:table-cell>
          <table:table-cell office:value-type="float" office:value="2960313">
            <text:p>29603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V</text:p>
          </table:table-cell>
          <table:table-cell office:value-type="string">
            <text:p>Latvia</text:p>
          </table:table-cell>
          <table:table-cell office:value-type="string">
            <text:p>EUR</text:p>
          </table:table-cell>
          <table:table-cell office:value-type="float" office:value="2217969">
            <text:p>2217969</text:p>
          </table:table-cell>
          <table:table-cell office:value-type="string">
            <text:p>LG</text:p>
          </table:table-cell>
          <table:table-cell office:value-type="float" office:value="428">
            <text:p>428</text:p>
          </table:table-cell>
          <table:table-cell office:value-type="string">
            <text:p>58.082306</text:p>
          </table:table-cell>
          <table:table-cell office:value-type="string">
            <text:p>55.668861</text:p>
          </table:table-cell>
          <table:table-cell office:value-type="string">
            <text:p>28.241167</text:p>
          </table:table-cell>
          <table:table-cell office:value-type="string">
            <text:p>20.974277</text:p>
          </table:table-cell>
          <table:table-cell office:value-type="string">
            <text:p>Rig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64589.0</text:p>
          </table:table-cell>
          <table:table-cell office:value-type="string">
            <text:p>lv-LV|ru-LV|lt-LV</text:p>
          </table:table-cell>
          <table:table-cell office:value-type="string">
            <text:p>lv-LV</text:p>
          </table:table-cell>
          <table:table-cell office:value-type="string">
            <text:p>LVA</text:p>
          </table:table-cell>
          <table:table-cell office:value-type="float" office:value="458258">
            <text:p>45825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Y</text:p>
          </table:table-cell>
          <table:table-cell office:value-type="string">
            <text:p>Libya</text:p>
          </table:table-cell>
          <table:table-cell office:value-type="string">
            <text:p>LYD</text:p>
          </table:table-cell>
          <table:table-cell office:value-type="float" office:value="6461454">
            <text:p>6461454</text:p>
          </table:table-cell>
          <table:table-cell office:value-type="string">
            <text:p>LY</text:p>
          </table:table-cell>
          <table:table-cell office:value-type="float" office:value="434">
            <text:p>434</text:p>
          </table:table-cell>
          <table:table-cell office:value-type="string">
            <text:p>33.168999</text:p>
          </table:table-cell>
          <table:table-cell office:value-type="string">
            <text:p>19.508045</text:p>
          </table:table-cell>
          <table:table-cell office:value-type="string">
            <text:p>25.150612</text:p>
          </table:table-cell>
          <table:table-cell office:value-type="string">
            <text:p>9.38702</text:p>
          </table:table-cell>
          <table:table-cell office:value-type="string">
            <text:p>Tripoli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759540.0</text:p>
          </table:table-cell>
          <table:table-cell office:value-type="string">
            <text:p>ar-LY|it-LY|en-LY</text:p>
          </table:table-cell>
          <table:table-cell office:value-type="string">
            <text:p>ar-LY</text:p>
          </table:table-cell>
          <table:table-cell office:value-type="string">
            <text:p>LBY</text:p>
          </table:table-cell>
          <table:table-cell office:value-type="float" office:value="2215636">
            <text:p>221563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A</text:p>
          </table:table-cell>
          <table:table-cell office:value-type="string">
            <text:p>Morocco</text:p>
          </table:table-cell>
          <table:table-cell office:value-type="string">
            <text:p>MAD</text:p>
          </table:table-cell>
          <table:table-cell office:value-type="float" office:value="31627428">
            <text:p>31627428</text:p>
          </table:table-cell>
          <table:table-cell office:value-type="string">
            <text:p>MO</text:p>
          </table:table-cell>
          <table:table-cell office:value-type="float" office:value="504">
            <text:p>504</text:p>
          </table:table-cell>
          <table:table-cell office:value-type="string">
            <text:p>35.9224966985384</text:p>
          </table:table-cell>
          <table:table-cell office:value-type="string">
            <text:p>27.662115</text:p>
          </table:table-cell>
          <table:table-cell office:value-type="string">
            <text:p>-0.991750000000025</text:p>
          </table:table-cell>
          <table:table-cell office:value-type="string">
            <text:p>-13.168586</text:p>
          </table:table-cell>
          <table:table-cell office:value-type="string">
            <text:p>Rabat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446550.0</text:p>
          </table:table-cell>
          <table:table-cell office:value-type="string">
            <text:p>ar-MA|fr-MA</text:p>
          </table:table-cell>
          <table:table-cell office:value-type="string">
            <text:p>ar-MA</text:p>
          </table:table-cell>
          <table:table-cell office:value-type="string">
            <text:p>MAR</text:p>
          </table:table-cell>
          <table:table-cell office:value-type="float" office:value="2542007">
            <text:p>25420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C</text:p>
          </table:table-cell>
          <table:table-cell office:value-type="string">
            <text:p>Monaco</text:p>
          </table:table-cell>
          <table:table-cell office:value-type="string">
            <text:p>EUR</text:p>
          </table:table-cell>
          <table:table-cell office:value-type="float" office:value="32965">
            <text:p>32965</text:p>
          </table:table-cell>
          <table:table-cell office:value-type="string">
            <text:p>MN</text:p>
          </table:table-cell>
          <table:table-cell office:value-type="float" office:value="492">
            <text:p>492</text:p>
          </table:table-cell>
          <table:table-cell office:value-type="string">
            <text:p>43.75196717037228</text:p>
          </table:table-cell>
          <table:table-cell office:value-type="string">
            <text:p>43.72472839869377</text:p>
          </table:table-cell>
          <table:table-cell office:value-type="string">
            <text:p>7.439939260482788</text:p>
          </table:table-cell>
          <table:table-cell office:value-type="string">
            <text:p>7.408962249755859</text:p>
          </table:table-cell>
          <table:table-cell office:value-type="string">
            <text:p>Monaco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table:style-name="ce1" office:value-type="string">
            <text:p>1.95</text:p>
          </table:table-cell>
          <table:table-cell office:value-type="string">
            <text:p>fr-MC|en-MC|it-MC</text:p>
          </table:table-cell>
          <table:table-cell office:value-type="string">
            <text:p>fr-MC</text:p>
          </table:table-cell>
          <table:table-cell office:value-type="string">
            <text:p>MCO</text:p>
          </table:table-cell>
          <table:table-cell office:value-type="float" office:value="2993457">
            <text:p>299345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D</text:p>
          </table:table-cell>
          <table:table-cell office:value-type="string">
            <text:p>Moldova</text:p>
          </table:table-cell>
          <table:table-cell office:value-type="string">
            <text:p>MDL</text:p>
          </table:table-cell>
          <table:table-cell office:value-type="float" office:value="4324000">
            <text:p>4324000</text:p>
          </table:table-cell>
          <table:table-cell office:value-type="string">
            <text:p>MD</text:p>
          </table:table-cell>
          <table:table-cell office:value-type="float" office:value="498">
            <text:p>498</text:p>
          </table:table-cell>
          <table:table-cell office:value-type="string">
            <text:p>48.490166</text:p>
          </table:table-cell>
          <table:table-cell office:value-type="string">
            <text:p>45.468887</text:p>
          </table:table-cell>
          <table:table-cell office:value-type="string">
            <text:p>30.135445</text:p>
          </table:table-cell>
          <table:table-cell office:value-type="string">
            <text:p>26.618944</text:p>
          </table:table-cell>
          <table:table-cell office:value-type="string">
            <text:p>Chişinău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3843.0</text:p>
          </table:table-cell>
          <table:table-cell office:value-type="string">
            <text:p>ro-MD|ru-MD|gag-MD|tr-MD</text:p>
          </table:table-cell>
          <table:table-cell office:value-type="string">
            <text:p>ro-MD</text:p>
          </table:table-cell>
          <table:table-cell office:value-type="string">
            <text:p>MDA</text:p>
          </table:table-cell>
          <table:table-cell office:value-type="float" office:value="617790">
            <text:p>61779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E</text:p>
          </table:table-cell>
          <table:table-cell office:value-type="string">
            <text:p>Montenegro</text:p>
          </table:table-cell>
          <table:table-cell office:value-type="string">
            <text:p>EUR</text:p>
          </table:table-cell>
          <table:table-cell office:value-type="float" office:value="666730">
            <text:p>666730</text:p>
          </table:table-cell>
          <table:table-cell office:value-type="string">
            <text:p>MJ</text:p>
          </table:table-cell>
          <table:table-cell office:value-type="float" office:value="499">
            <text:p>499</text:p>
          </table:table-cell>
          <table:table-cell office:value-type="string">
            <text:p>43.570137</text:p>
          </table:table-cell>
          <table:table-cell office:value-type="string">
            <text:p>41.850166</text:p>
          </table:table-cell>
          <table:table-cell office:value-type="string">
            <text:p>20.358833</text:p>
          </table:table-cell>
          <table:table-cell office:value-type="string">
            <text:p>18.461306</text:p>
          </table:table-cell>
          <table:table-cell office:value-type="string">
            <text:p>Podgoric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4026.0</text:p>
          </table:table-cell>
          <table:table-cell office:value-type="string">
            <text:p>sr-ME|hu-ME|bs-ME|sq-ME|hr-ME|rom-ME</text:p>
          </table:table-cell>
          <table:table-cell office:value-type="string">
            <text:p>sr-ME</text:p>
          </table:table-cell>
          <table:table-cell office:value-type="string">
            <text:p>MNE</text:p>
          </table:table-cell>
          <table:table-cell office:value-type="float" office:value="3194884">
            <text:p>31948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F</text:p>
          </table:table-cell>
          <table:table-cell office:value-type="string">
            <text:p>Saint Martin</text:p>
          </table:table-cell>
          <table:table-cell office:value-type="string">
            <text:p>EUR</text:p>
          </table:table-cell>
          <table:table-cell office:value-type="float" office:value="35925">
            <text:p>35925</text:p>
          </table:table-cell>
          <table:table-cell office:value-type="string">
            <text:p>RN</text:p>
          </table:table-cell>
          <table:table-cell office:value-type="float" office:value="663">
            <text:p>663</text:p>
          </table:table-cell>
          <table:table-cell office:value-type="string">
            <text:p>18.130354</text:p>
          </table:table-cell>
          <table:table-cell office:value-type="string">
            <text:p>18.052231</text:p>
          </table:table-cell>
          <table:table-cell office:value-type="string">
            <text:p>-63.012993</text:p>
          </table:table-cell>
          <table:table-cell office:value-type="string">
            <text:p>-63.152767</text:p>
          </table:table-cell>
          <table:table-cell office:value-type="string">
            <text:p>Marigot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53.0</text:p>
          </table:table-cell>
          <table:table-cell table:number-columns-repeated="2" office:value-type="string">
            <text:p>fr-MF</text:p>
          </table:table-cell>
          <table:table-cell office:value-type="string">
            <text:p>MAF</text:p>
          </table:table-cell>
          <table:table-cell office:value-type="float" office:value="3578421">
            <text:p>357842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G</text:p>
          </table:table-cell>
          <table:table-cell office:value-type="string">
            <text:p>Madagascar</text:p>
          </table:table-cell>
          <table:table-cell office:value-type="string">
            <text:p>MGA</text:p>
          </table:table-cell>
          <table:table-cell office:value-type="float" office:value="21281844">
            <text:p>21281844</text:p>
          </table:table-cell>
          <table:table-cell office:value-type="string">
            <text:p>MA</text:p>
          </table:table-cell>
          <table:table-cell office:value-type="float" office:value="450">
            <text:p>450</text:p>
          </table:table-cell>
          <table:table-cell office:value-type="string">
            <text:p>-11.945433</text:p>
          </table:table-cell>
          <table:table-cell office:value-type="string">
            <text:p>-25.608952</text:p>
          </table:table-cell>
          <table:table-cell office:value-type="string">
            <text:p>50.48378</text:p>
          </table:table-cell>
          <table:table-cell office:value-type="string">
            <text:p>43.224876</text:p>
          </table:table-cell>
          <table:table-cell office:value-type="string">
            <text:p>Antananariv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587040.0</text:p>
          </table:table-cell>
          <table:table-cell office:value-type="string">
            <text:p>fr-MG|mg-MG</text:p>
          </table:table-cell>
          <table:table-cell office:value-type="string">
            <text:p>fr-MG</text:p>
          </table:table-cell>
          <table:table-cell office:value-type="string">
            <text:p>MDG</text:p>
          </table:table-cell>
          <table:table-cell office:value-type="float" office:value="1062947">
            <text:p>106294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office:value-type="string">
            <text:p>USD</text:p>
          </table:table-cell>
          <table:table-cell office:value-type="float" office:value="65859">
            <text:p>65859</text:p>
          </table:table-cell>
          <table:table-cell office:value-type="string">
            <text:p>RM</text:p>
          </table:table-cell>
          <table:table-cell office:value-type="float" office:value="584">
            <text:p>584</text:p>
          </table:table-cell>
          <table:table-cell office:value-type="string">
            <text:p>14.62</text:p>
          </table:table-cell>
          <table:table-cell office:value-type="string">
            <text:p>5.587639</text:p>
          </table:table-cell>
          <table:table-cell office:value-type="string">
            <text:p>171.931808</text:p>
          </table:table-cell>
          <table:table-cell office:value-type="string">
            <text:p>165.524918</text:p>
          </table:table-cell>
          <table:table-cell office:value-type="string">
            <text:p>Majuro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181.3</text:p>
          </table:table-cell>
          <table:table-cell office:value-type="string">
            <text:p>mh-MH|en-MH</text:p>
          </table:table-cell>
          <table:table-cell office:value-type="string">
            <text:p>mh-MH</text:p>
          </table:table-cell>
          <table:table-cell office:value-type="string">
            <text:p>MHL</text:p>
          </table:table-cell>
          <table:table-cell office:value-type="float" office:value="2080185">
            <text:p>208018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K</text:p>
          </table:table-cell>
          <table:table-cell office:value-type="string">
            <text:p>Macedonia</text:p>
          </table:table-cell>
          <table:table-cell office:value-type="string">
            <text:p>MKD</text:p>
          </table:table-cell>
          <table:table-cell office:value-type="float" office:value="2062294">
            <text:p>2062294</text:p>
          </table:table-cell>
          <table:table-cell office:value-type="string">
            <text:p>MK</text:p>
          </table:table-cell>
          <table:table-cell office:value-type="float" office:value="807">
            <text:p>807</text:p>
          </table:table-cell>
          <table:table-cell office:value-type="string">
            <text:p>42.361805</text:p>
          </table:table-cell>
          <table:table-cell office:value-type="string">
            <text:p>40.860195</text:p>
          </table:table-cell>
          <table:table-cell office:value-type="string">
            <text:p>23.038139</text:p>
          </table:table-cell>
          <table:table-cell office:value-type="string">
            <text:p>20.464695</text:p>
          </table:table-cell>
          <table:table-cell office:value-type="string">
            <text:p>Skopje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5333.0</text:p>
          </table:table-cell>
          <table:table-cell office:value-type="string">
            <text:p>mk-MK|sq-MK|tr-MK|rmm-MK|sr-MK</text:p>
          </table:table-cell>
          <table:table-cell office:value-type="string">
            <text:p>mk-MK</text:p>
          </table:table-cell>
          <table:table-cell office:value-type="string">
            <text:p>MKD</text:p>
          </table:table-cell>
          <table:table-cell office:value-type="float" office:value="718075">
            <text:p>71807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L</text:p>
          </table:table-cell>
          <table:table-cell office:value-type="string">
            <text:p>Mali</text:p>
          </table:table-cell>
          <table:table-cell office:value-type="string">
            <text:p>XOF</text:p>
          </table:table-cell>
          <table:table-cell office:value-type="float" office:value="13796354">
            <text:p>13796354</text:p>
          </table:table-cell>
          <table:table-cell office:value-type="string">
            <text:p>ML</text:p>
          </table:table-cell>
          <table:table-cell office:value-type="float" office:value="466">
            <text:p>466</text:p>
          </table:table-cell>
          <table:table-cell office:value-type="string">
            <text:p>25.000002</text:p>
          </table:table-cell>
          <table:table-cell office:value-type="string">
            <text:p>10.159513</text:p>
          </table:table-cell>
          <table:table-cell office:value-type="string">
            <text:p>4.244968</text:p>
          </table:table-cell>
          <table:table-cell office:value-type="string">
            <text:p>-12.242614</text:p>
          </table:table-cell>
          <table:table-cell office:value-type="string">
            <text:p>Bamak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240000.0</text:p>
          </table:table-cell>
          <table:table-cell office:value-type="string">
            <text:p>fr-ML|bm-ML</text:p>
          </table:table-cell>
          <table:table-cell office:value-type="string">
            <text:p>fr-ML</text:p>
          </table:table-cell>
          <table:table-cell office:value-type="string">
            <text:p>MLI</text:p>
          </table:table-cell>
          <table:table-cell office:value-type="float" office:value="2453866">
            <text:p>245386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M</text:p>
          </table:table-cell>
          <table:table-cell office:value-type="string">
            <text:p>Myanmar [Burma]</text:p>
          </table:table-cell>
          <table:table-cell office:value-type="string">
            <text:p>MMK</text:p>
          </table:table-cell>
          <table:table-cell office:value-type="float" office:value="53414374">
            <text:p>53414374</text:p>
          </table:table-cell>
          <table:table-cell office:value-type="string">
            <text:p>BM</text:p>
          </table:table-cell>
          <table:table-cell office:value-type="float" office:value="104">
            <text:p>104</text:p>
          </table:table-cell>
          <table:table-cell office:value-type="string">
            <text:p>28.543249</text:p>
          </table:table-cell>
          <table:table-cell office:value-type="string">
            <text:p>9.784583</text:p>
          </table:table-cell>
          <table:table-cell office:value-type="string">
            <text:p>101.176781</text:p>
          </table:table-cell>
          <table:table-cell office:value-type="string">
            <text:p>92.189278</text:p>
          </table:table-cell>
          <table:table-cell office:value-type="string">
            <text:p>Nay Pyi Taw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78500.0</text:p>
          </table:table-cell>
          <table:table-cell office:value-type="string">
            <text:p>my-MM</text:p>
          </table:table-cell>
          <table:table-cell office:value-type="string">
            <text:p>my-MM</text:p>
          </table:table-cell>
          <table:table-cell office:value-type="string">
            <text:p>MMR</text:p>
          </table:table-cell>
          <table:table-cell office:value-type="float" office:value="1327865">
            <text:p>132786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N</text:p>
          </table:table-cell>
          <table:table-cell office:value-type="string">
            <text:p>Mongolia</text:p>
          </table:table-cell>
          <table:table-cell office:value-type="string">
            <text:p>MNT</text:p>
          </table:table-cell>
          <table:table-cell office:value-type="float" office:value="3086918">
            <text:p>3086918</text:p>
          </table:table-cell>
          <table:table-cell office:value-type="string">
            <text:p>MG</text:p>
          </table:table-cell>
          <table:table-cell office:value-type="float" office:value="496">
            <text:p>496</text:p>
          </table:table-cell>
          <table:table-cell office:value-type="string">
            <text:p>52.154251</text:p>
          </table:table-cell>
          <table:table-cell office:value-type="string">
            <text:p>41.567638</text:p>
          </table:table-cell>
          <table:table-cell office:value-type="string">
            <text:p>119.924309</text:p>
          </table:table-cell>
          <table:table-cell office:value-type="string">
            <text:p>87.749664</text:p>
          </table:table-cell>
          <table:table-cell office:value-type="string">
            <text:p>Ulan Bator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565000.0</text:p>
          </table:table-cell>
          <table:table-cell office:value-type="string">
            <text:p>mn-MN|ru-MN</text:p>
          </table:table-cell>
          <table:table-cell office:value-type="string">
            <text:p>mn-MN</text:p>
          </table:table-cell>
          <table:table-cell office:value-type="string">
            <text:p>MNG</text:p>
          </table:table-cell>
          <table:table-cell office:value-type="float" office:value="2029969">
            <text:p>202996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O</text:p>
          </table:table-cell>
          <table:table-cell office:value-type="string">
            <text:p>Macao</text:p>
          </table:table-cell>
          <table:table-cell office:value-type="string">
            <text:p>MOP</text:p>
          </table:table-cell>
          <table:table-cell office:value-type="float" office:value="449198">
            <text:p>449198</text:p>
          </table:table-cell>
          <table:table-cell office:value-type="string">
            <text:p>MC</text:p>
          </table:table-cell>
          <table:table-cell office:value-type="float" office:value="446">
            <text:p>446</text:p>
          </table:table-cell>
          <table:table-cell office:value-type="string">
            <text:p>22.222334</text:p>
          </table:table-cell>
          <table:table-cell office:value-type="string">
            <text:p>22.180389</text:p>
          </table:table-cell>
          <table:table-cell office:value-type="string">
            <text:p>113.565834</text:p>
          </table:table-cell>
          <table:table-cell office:value-type="string">
            <text:p>113.528946</text:p>
          </table:table-cell>
          <table:table-cell office:value-type="string">
            <text:p>Macao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254.0</text:p>
          </table:table-cell>
          <table:table-cell office:value-type="string">
            <text:p>zh-MO|pt-MO</text:p>
          </table:table-cell>
          <table:table-cell office:value-type="string">
            <text:p>zh-MO</text:p>
          </table:table-cell>
          <table:table-cell office:value-type="string">
            <text:p>MAC</text:p>
          </table:table-cell>
          <table:table-cell office:value-type="float" office:value="1821275">
            <text:p>182127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office:value-type="string">
            <text:p>USD</text:p>
          </table:table-cell>
          <table:table-cell office:value-type="float" office:value="53883">
            <text:p>53883</text:p>
          </table:table-cell>
          <table:table-cell office:value-type="string">
            <text:p>CQ</text:p>
          </table:table-cell>
          <table:table-cell office:value-type="float" office:value="580">
            <text:p>580</text:p>
          </table:table-cell>
          <table:table-cell office:value-type="string">
            <text:p>20.55344</text:p>
          </table:table-cell>
          <table:table-cell office:value-type="string">
            <text:p>14.11023</text:p>
          </table:table-cell>
          <table:table-cell office:value-type="string">
            <text:p>146.06528</text:p>
          </table:table-cell>
          <table:table-cell office:value-type="string">
            <text:p>144.88626</text:p>
          </table:table-cell>
          <table:table-cell office:value-type="string">
            <text:p>Saipan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477.0</text:p>
          </table:table-cell>
          <table:table-cell office:value-type="string">
            <text:p>fil-MP|tl-MP|zh-MP|ch-MP|en-MP</text:p>
          </table:table-cell>
          <table:table-cell office:value-type="string">
            <text:p>fi-MP</text:p>
          </table:table-cell>
          <table:table-cell office:value-type="string">
            <text:p>MNP</text:p>
          </table:table-cell>
          <table:table-cell office:value-type="float" office:value="4041468">
            <text:p>40414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Q</text:p>
          </table:table-cell>
          <table:table-cell office:value-type="string">
            <text:p>Martinique</text:p>
          </table:table-cell>
          <table:table-cell office:value-type="string">
            <text:p>EUR</text:p>
          </table:table-cell>
          <table:table-cell office:value-type="float" office:value="432900">
            <text:p>432900</text:p>
          </table:table-cell>
          <table:table-cell office:value-type="string">
            <text:p>MB</text:p>
          </table:table-cell>
          <table:table-cell office:value-type="float" office:value="474">
            <text:p>474</text:p>
          </table:table-cell>
          <table:table-cell office:value-type="string">
            <text:p>14.878819</text:p>
          </table:table-cell>
          <table:table-cell office:value-type="string">
            <text:p>14.392262</text:p>
          </table:table-cell>
          <table:table-cell office:value-type="string">
            <text:p>-60.81551</text:p>
          </table:table-cell>
          <table:table-cell office:value-type="string">
            <text:p>-61.230118</text:p>
          </table:table-cell>
          <table:table-cell office:value-type="string">
            <text:p>Fort-de-France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100.0</text:p>
          </table:table-cell>
          <table:table-cell office:value-type="string">
            <text:p>fr-MQ</text:p>
          </table:table-cell>
          <table:table-cell office:value-type="string">
            <text:p>fr-MQ</text:p>
          </table:table-cell>
          <table:table-cell office:value-type="string">
            <text:p>MTQ</text:p>
          </table:table-cell>
          <table:table-cell office:value-type="float" office:value="3570311">
            <text:p>35703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R</text:p>
          </table:table-cell>
          <table:table-cell office:value-type="string">
            <text:p>Mauritania</text:p>
          </table:table-cell>
          <table:table-cell office:value-type="string">
            <text:p>MRO</text:p>
          </table:table-cell>
          <table:table-cell office:value-type="float" office:value="3205060">
            <text:p>3205060</text:p>
          </table:table-cell>
          <table:table-cell office:value-type="string">
            <text:p>MR</text:p>
          </table:table-cell>
          <table:table-cell office:value-type="float" office:value="478">
            <text:p>478</text:p>
          </table:table-cell>
          <table:table-cell office:value-type="string">
            <text:p>27.298073</text:p>
          </table:table-cell>
          <table:table-cell office:value-type="string">
            <text:p>14.715547</text:p>
          </table:table-cell>
          <table:table-cell office:value-type="string">
            <text:p>-4.827674</text:p>
          </table:table-cell>
          <table:table-cell office:value-type="string">
            <text:p>-17.066521</text:p>
          </table:table-cell>
          <table:table-cell office:value-type="string">
            <text:p>Nouakchott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030700.0</text:p>
          </table:table-cell>
          <table:table-cell office:value-type="string">
            <text:p>ar-MR|fuc-MR|snk-MR|fr-MR|mey-MR|wo-MR</text:p>
          </table:table-cell>
          <table:table-cell office:value-type="string">
            <text:p>ar-MR</text:p>
          </table:table-cell>
          <table:table-cell office:value-type="string">
            <text:p>MRT</text:p>
          </table:table-cell>
          <table:table-cell office:value-type="float" office:value="2378080">
            <text:p>237808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S</text:p>
          </table:table-cell>
          <table:table-cell office:value-type="string">
            <text:p>Montserrat</text:p>
          </table:table-cell>
          <table:table-cell office:value-type="string">
            <text:p>XCD</text:p>
          </table:table-cell>
          <table:table-cell office:value-type="float" office:value="9341">
            <text:p>9341</text:p>
          </table:table-cell>
          <table:table-cell office:value-type="string">
            <text:p>MH</text:p>
          </table:table-cell>
          <table:table-cell office:value-type="float" office:value="500">
            <text:p>500</text:p>
          </table:table-cell>
          <table:table-cell office:value-type="string">
            <text:p>16.824060205313184</text:p>
          </table:table-cell>
          <table:table-cell office:value-type="string">
            <text:p>16.674768935441556</text:p>
          </table:table-cell>
          <table:table-cell office:value-type="string">
            <text:p>-62.144100129608205</text:p>
          </table:table-cell>
          <table:table-cell office:value-type="string">
            <text:p>-62.24138237036129</text:p>
          </table:table-cell>
          <table:table-cell office:value-type="string">
            <text:p>Plymouth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02.0</text:p>
          </table:table-cell>
          <table:table-cell table:number-columns-repeated="2" office:value-type="string">
            <text:p>en-MS</text:p>
          </table:table-cell>
          <table:table-cell office:value-type="string">
            <text:p>MSR</text:p>
          </table:table-cell>
          <table:table-cell office:value-type="float" office:value="3578097">
            <text:p>35780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T</text:p>
          </table:table-cell>
          <table:table-cell office:value-type="string">
            <text:p>Malta</text:p>
          </table:table-cell>
          <table:table-cell office:value-type="string">
            <text:p>EUR</text:p>
          </table:table-cell>
          <table:table-cell office:value-type="float" office:value="403000">
            <text:p>403000</text:p>
          </table:table-cell>
          <table:table-cell office:value-type="string">
            <text:p>MT</text:p>
          </table:table-cell>
          <table:table-cell office:value-type="float" office:value="470">
            <text:p>470</text:p>
          </table:table-cell>
          <table:table-cell office:value-type="string">
            <text:p>36.079112527087844</text:p>
          </table:table-cell>
          <table:table-cell office:value-type="string">
            <text:p>35.810276</text:p>
          </table:table-cell>
          <table:table-cell office:value-type="string">
            <text:p>14.577639</text:p>
          </table:table-cell>
          <table:table-cell office:value-type="string">
            <text:p>14.184376415657312</text:p>
          </table:table-cell>
          <table:table-cell office:value-type="string">
            <text:p>Vallett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16.0</text:p>
          </table:table-cell>
          <table:table-cell office:value-type="string">
            <text:p>mt-MT|en-MT</text:p>
          </table:table-cell>
          <table:table-cell office:value-type="string">
            <text:p>mt-MT</text:p>
          </table:table-cell>
          <table:table-cell office:value-type="string">
            <text:p>MLT</text:p>
          </table:table-cell>
          <table:table-cell office:value-type="float" office:value="2562770">
            <text:p>25627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U</text:p>
          </table:table-cell>
          <table:table-cell office:value-type="string">
            <text:p>Mauritius</text:p>
          </table:table-cell>
          <table:table-cell office:value-type="string">
            <text:p>MUR</text:p>
          </table:table-cell>
          <table:table-cell office:value-type="float" office:value="1294104">
            <text:p>1294104</text:p>
          </table:table-cell>
          <table:table-cell office:value-type="string">
            <text:p>MP</text:p>
          </table:table-cell>
          <table:table-cell office:value-type="float" office:value="480">
            <text:p>480</text:p>
          </table:table-cell>
          <table:table-cell office:value-type="string">
            <text:p>-10.319255</text:p>
          </table:table-cell>
          <table:table-cell office:value-type="string">
            <text:p>-20.525717</text:p>
          </table:table-cell>
          <table:table-cell office:value-type="string">
            <text:p>63.500179</text:p>
          </table:table-cell>
          <table:table-cell office:value-type="string">
            <text:p>56.512718</text:p>
          </table:table-cell>
          <table:table-cell office:value-type="string">
            <text:p>Port Louis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040.0</text:p>
          </table:table-cell>
          <table:table-cell office:value-type="string">
            <text:p>en-MU|bho-MU|fr-MU</text:p>
          </table:table-cell>
          <table:table-cell office:value-type="string">
            <text:p>en-MU</text:p>
          </table:table-cell>
          <table:table-cell office:value-type="string">
            <text:p>MUS</text:p>
          </table:table-cell>
          <table:table-cell office:value-type="float" office:value="934292">
            <text:p>93429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V</text:p>
          </table:table-cell>
          <table:table-cell office:value-type="string">
            <text:p>Maldives</text:p>
          </table:table-cell>
          <table:table-cell office:value-type="string">
            <text:p>MVR</text:p>
          </table:table-cell>
          <table:table-cell office:value-type="float" office:value="395650">
            <text:p>395650</text:p>
          </table:table-cell>
          <table:table-cell office:value-type="string">
            <text:p>MV</text:p>
          </table:table-cell>
          <table:table-cell office:value-type="float" office:value="462">
            <text:p>462</text:p>
          </table:table-cell>
          <table:table-cell office:value-type="string">
            <text:p>7.091587495414767</text:p>
          </table:table-cell>
          <table:table-cell office:value-type="string">
            <text:p>-0.692694</text:p>
          </table:table-cell>
          <table:table-cell office:value-type="string">
            <text:p>73.637276</text:p>
          </table:table-cell>
          <table:table-cell office:value-type="string">
            <text:p>72.693222</text:p>
          </table:table-cell>
          <table:table-cell office:value-type="string">
            <text:p>Malé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00.0</text:p>
          </table:table-cell>
          <table:table-cell office:value-type="string">
            <text:p>dv-MV|en-MV</text:p>
          </table:table-cell>
          <table:table-cell office:value-type="string">
            <text:p>dv-MV</text:p>
          </table:table-cell>
          <table:table-cell office:value-type="string">
            <text:p>MDV</text:p>
          </table:table-cell>
          <table:table-cell office:value-type="float" office:value="1282028">
            <text:p>12820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Malawi</text:p>
          </table:table-cell>
          <table:table-cell office:value-type="string">
            <text:p>MWK</text:p>
          </table:table-cell>
          <table:table-cell office:value-type="float" office:value="15447500">
            <text:p>15447500</text:p>
          </table:table-cell>
          <table:table-cell office:value-type="string">
            <text:p>MI</text:p>
          </table:table-cell>
          <table:table-cell office:value-type="float" office:value="454">
            <text:p>454</text:p>
          </table:table-cell>
          <table:table-cell office:value-type="string">
            <text:p>-9.367541</text:p>
          </table:table-cell>
          <table:table-cell office:value-type="string">
            <text:p>-17.125</text:p>
          </table:table-cell>
          <table:table-cell office:value-type="string">
            <text:p>35.916821</text:p>
          </table:table-cell>
          <table:table-cell office:value-type="string">
            <text:p>32.67395</text:p>
          </table:table-cell>
          <table:table-cell office:value-type="string">
            <text:p>Lilongwe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18480.0</text:p>
          </table:table-cell>
          <table:table-cell office:value-type="string">
            <text:p>ny-MW|yao-MW|tum-MW|swk-MW</text:p>
          </table:table-cell>
          <table:table-cell office:value-type="string">
            <text:p>ny-MW</text:p>
          </table:table-cell>
          <table:table-cell office:value-type="string">
            <text:p>MWI</text:p>
          </table:table-cell>
          <table:table-cell office:value-type="float" office:value="927384">
            <text:p>9273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XN</text:p>
          </table:table-cell>
          <table:table-cell office:value-type="float" office:value="112468855">
            <text:p>112468855</text:p>
          </table:table-cell>
          <table:table-cell office:value-type="string">
            <text:p>MX</text:p>
          </table:table-cell>
          <table:table-cell office:value-type="float" office:value="484">
            <text:p>484</text:p>
          </table:table-cell>
          <table:table-cell office:value-type="string">
            <text:p>32.716759</text:p>
          </table:table-cell>
          <table:table-cell office:value-type="string">
            <text:p>14.532866</text:p>
          </table:table-cell>
          <table:table-cell office:value-type="string">
            <text:p>-86.703392</text:p>
          </table:table-cell>
          <table:table-cell office:value-type="string">
            <text:p>-118.453949</text:p>
          </table:table-cell>
          <table:table-cell office:value-type="string">
            <text:p>Mexico City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972550.0</text:p>
          </table:table-cell>
          <table:table-cell office:value-type="string">
            <text:p>es-MX</text:p>
          </table:table-cell>
          <table:table-cell office:value-type="string">
            <text:p>es-MX</text:p>
          </table:table-cell>
          <table:table-cell office:value-type="string">
            <text:p>MEX</text:p>
          </table:table-cell>
          <table:table-cell office:value-type="float" office:value="3996063">
            <text:p>399606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string">
            <text:p>Malaysia</text:p>
          </table:table-cell>
          <table:table-cell office:value-type="string">
            <text:p>MYR</text:p>
          </table:table-cell>
          <table:table-cell office:value-type="float" office:value="28274729">
            <text:p>28274729</text:p>
          </table:table-cell>
          <table:table-cell office:value-type="string">
            <text:p>MY</text:p>
          </table:table-cell>
          <table:table-cell office:value-type="float" office:value="458">
            <text:p>458</text:p>
          </table:table-cell>
          <table:table-cell office:value-type="string">
            <text:p>7.363417</text:p>
          </table:table-cell>
          <table:table-cell office:value-type="string">
            <text:p>0.855222</text:p>
          </table:table-cell>
          <table:table-cell office:value-type="string">
            <text:p>119.267502</text:p>
          </table:table-cell>
          <table:table-cell office:value-type="string">
            <text:p>99.643448</text:p>
          </table:table-cell>
          <table:table-cell office:value-type="string">
            <text:p>Kuala Lumpur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29750.0</text:p>
          </table:table-cell>
          <table:table-cell office:value-type="string">
            <text:p>ms-MY|en-MY|zh-MY|ta-MY|te-MY|ml-MY|pa-MY|th-MY</text:p>
          </table:table-cell>
          <table:table-cell office:value-type="string">
            <text:p>ms-MY</text:p>
          </table:table-cell>
          <table:table-cell office:value-type="string">
            <text:p>MYS</text:p>
          </table:table-cell>
          <table:table-cell office:value-type="float" office:value="1733045">
            <text:p>173304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Z</text:p>
          </table:table-cell>
          <table:table-cell office:value-type="string">
            <text:p>Mozambique</text:p>
          </table:table-cell>
          <table:table-cell office:value-type="string">
            <text:p>MZN</text:p>
          </table:table-cell>
          <table:table-cell office:value-type="float" office:value="22061451">
            <text:p>22061451</text:p>
          </table:table-cell>
          <table:table-cell office:value-type="string">
            <text:p>MZ</text:p>
          </table:table-cell>
          <table:table-cell office:value-type="float" office:value="508">
            <text:p>508</text:p>
          </table:table-cell>
          <table:table-cell office:value-type="string">
            <text:p>-10.471883</text:p>
          </table:table-cell>
          <table:table-cell office:value-type="string">
            <text:p>-26.868685</text:p>
          </table:table-cell>
          <table:table-cell office:value-type="string">
            <text:p>40.842995</text:p>
          </table:table-cell>
          <table:table-cell office:value-type="string">
            <text:p>30.217319</text:p>
          </table:table-cell>
          <table:table-cell office:value-type="string">
            <text:p>Maputo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801590.0</text:p>
          </table:table-cell>
          <table:table-cell office:value-type="string">
            <text:p>pt-MZ|vmw-MZ</text:p>
          </table:table-cell>
          <table:table-cell office:value-type="string">
            <text:p>pt-MZ</text:p>
          </table:table-cell>
          <table:table-cell office:value-type="string">
            <text:p>MOZ</text:p>
          </table:table-cell>
          <table:table-cell office:value-type="float" office:value="1036973">
            <text:p>103697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Namibia</text:p>
          </table:table-cell>
          <table:table-cell office:value-type="string">
            <text:p>NAD</text:p>
          </table:table-cell>
          <table:table-cell office:value-type="float" office:value="2128471">
            <text:p>2128471</text:p>
          </table:table-cell>
          <table:table-cell office:value-type="string">
            <text:p>WA</text:p>
          </table:table-cell>
          <table:table-cell office:value-type="float" office:value="516">
            <text:p>516</text:p>
          </table:table-cell>
          <table:table-cell office:value-type="string">
            <text:p>-16.959894</text:p>
          </table:table-cell>
          <table:table-cell office:value-type="string">
            <text:p>-28.97143</text:p>
          </table:table-cell>
          <table:table-cell office:value-type="string">
            <text:p>25.256701</text:p>
          </table:table-cell>
          <table:table-cell office:value-type="string">
            <text:p>11.71563</text:p>
          </table:table-cell>
          <table:table-cell office:value-type="string">
            <text:p>Windhoek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825418.0</text:p>
          </table:table-cell>
          <table:table-cell office:value-type="string">
            <text:p>en-NA|af-NA|de-NA|hz-NA|naq-NA</text:p>
          </table:table-cell>
          <table:table-cell office:value-type="string">
            <text:p>en-NA</text:p>
          </table:table-cell>
          <table:table-cell office:value-type="string">
            <text:p>NAM</text:p>
          </table:table-cell>
          <table:table-cell office:value-type="float" office:value="3355338">
            <text:p>33553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C</text:p>
          </table:table-cell>
          <table:table-cell office:value-type="string">
            <text:p>New Caledonia</text:p>
          </table:table-cell>
          <table:table-cell office:value-type="string">
            <text:p>XPF</text:p>
          </table:table-cell>
          <table:table-cell office:value-type="float" office:value="216494">
            <text:p>216494</text:p>
          </table:table-cell>
          <table:table-cell office:value-type="string">
            <text:p>NC</text:p>
          </table:table-cell>
          <table:table-cell office:value-type="float" office:value="540">
            <text:p>540</text:p>
          </table:table-cell>
          <table:table-cell office:value-type="string">
            <text:p>-19.549778</text:p>
          </table:table-cell>
          <table:table-cell office:value-type="string">
            <text:p>-22.698</text:p>
          </table:table-cell>
          <table:table-cell office:value-type="string">
            <text:p>168.129135</text:p>
          </table:table-cell>
          <table:table-cell office:value-type="string">
            <text:p>163.564667</text:p>
          </table:table-cell>
          <table:table-cell office:value-type="string">
            <text:p>Noume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19060.0</text:p>
          </table:table-cell>
          <table:table-cell office:value-type="string">
            <text:p>fr-NC</text:p>
          </table:table-cell>
          <table:table-cell office:value-type="string">
            <text:p>fr-NC</text:p>
          </table:table-cell>
          <table:table-cell office:value-type="string">
            <text:p>NCL</text:p>
          </table:table-cell>
          <table:table-cell office:value-type="float" office:value="2139685">
            <text:p>213968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E</text:p>
          </table:table-cell>
          <table:table-cell office:value-type="string">
            <text:p>Niger</text:p>
          </table:table-cell>
          <table:table-cell office:value-type="string">
            <text:p>XOF</text:p>
          </table:table-cell>
          <table:table-cell office:value-type="float" office:value="15878271">
            <text:p>15878271</text:p>
          </table:table-cell>
          <table:table-cell office:value-type="string">
            <text:p>NG</text:p>
          </table:table-cell>
          <table:table-cell office:value-type="float" office:value="562">
            <text:p>562</text:p>
          </table:table-cell>
          <table:table-cell office:value-type="string">
            <text:p>23.525026</text:p>
          </table:table-cell>
          <table:table-cell office:value-type="string">
            <text:p>11.696975</text:p>
          </table:table-cell>
          <table:table-cell office:value-type="string">
            <text:p>15.995643</text:p>
          </table:table-cell>
          <table:table-cell office:value-type="string">
            <text:p>0.16625</text:p>
          </table:table-cell>
          <table:table-cell office:value-type="string">
            <text:p>Niamey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267000.0</text:p>
          </table:table-cell>
          <table:table-cell office:value-type="string">
            <text:p>fr-NE|ha-NE|kr-NE|dje-NE</text:p>
          </table:table-cell>
          <table:table-cell office:value-type="string">
            <text:p>fr-NE</text:p>
          </table:table-cell>
          <table:table-cell office:value-type="string">
            <text:p>NER</text:p>
          </table:table-cell>
          <table:table-cell office:value-type="float" office:value="2440476">
            <text:p>244047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F</text:p>
          </table:table-cell>
          <table:table-cell office:value-type="string">
            <text:p>Norfolk Island</text:p>
          </table:table-cell>
          <table:table-cell office:value-type="string">
            <text:p>AUD</text:p>
          </table:table-cell>
          <table:table-cell office:value-type="float" office:value="1828">
            <text:p>1828</text:p>
          </table:table-cell>
          <table:table-cell office:value-type="string">
            <text:p>NF</text:p>
          </table:table-cell>
          <table:table-cell office:value-type="float" office:value="574">
            <text:p>574</text:p>
          </table:table-cell>
          <table:table-cell office:value-type="string">
            <text:p>-28.995170686948427</text:p>
          </table:table-cell>
          <table:table-cell office:value-type="string">
            <text:p>-29.063076742954735</text:p>
          </table:table-cell>
          <table:table-cell office:value-type="string">
            <text:p>167.99773740209957</text:p>
          </table:table-cell>
          <table:table-cell office:value-type="string">
            <text:p>167.91543230151365</text:p>
          </table:table-cell>
          <table:table-cell office:value-type="string">
            <text:p>Kingston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34.6</text:p>
          </table:table-cell>
          <table:table-cell office:value-type="string">
            <text:p>en-NF</text:p>
          </table:table-cell>
          <table:table-cell office:value-type="string">
            <text:p>en-NF</text:p>
          </table:table-cell>
          <table:table-cell office:value-type="string">
            <text:p>NFK</text:p>
          </table:table-cell>
          <table:table-cell office:value-type="float" office:value="2155115">
            <text:p>21551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G</text:p>
          </table:table-cell>
          <table:table-cell office:value-type="string">
            <text:p>Nigeria</text:p>
          </table:table-cell>
          <table:table-cell office:value-type="string">
            <text:p>NGN</text:p>
          </table:table-cell>
          <table:table-cell office:value-type="float" office:value="154000000">
            <text:p>154000000</text:p>
          </table:table-cell>
          <table:table-cell office:value-type="string">
            <text:p>NI</text:p>
          </table:table-cell>
          <table:table-cell office:value-type="float" office:value="566">
            <text:p>566</text:p>
          </table:table-cell>
          <table:table-cell office:value-type="string">
            <text:p>13.892007</text:p>
          </table:table-cell>
          <table:table-cell office:value-type="string">
            <text:p>4.277144</text:p>
          </table:table-cell>
          <table:table-cell office:value-type="string">
            <text:p>14.680073</text:p>
          </table:table-cell>
          <table:table-cell office:value-type="string">
            <text:p>2.668432</text:p>
          </table:table-cell>
          <table:table-cell office:value-type="string">
            <text:p>Abuj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923768.0</text:p>
          </table:table-cell>
          <table:table-cell office:value-type="string">
            <text:p>en-NG|ha-NG|yo-NG|ig-NG|ff-NG</text:p>
          </table:table-cell>
          <table:table-cell office:value-type="string">
            <text:p>en-NG</text:p>
          </table:table-cell>
          <table:table-cell office:value-type="string">
            <text:p>NGA</text:p>
          </table:table-cell>
          <table:table-cell office:value-type="float" office:value="2328926">
            <text:p>23289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I</text:p>
          </table:table-cell>
          <table:table-cell office:value-type="string">
            <text:p>Nicaragua</text:p>
          </table:table-cell>
          <table:table-cell office:value-type="string">
            <text:p>NIO</text:p>
          </table:table-cell>
          <table:table-cell office:value-type="float" office:value="5995928">
            <text:p>5995928</text:p>
          </table:table-cell>
          <table:table-cell office:value-type="string">
            <text:p>NU</text:p>
          </table:table-cell>
          <table:table-cell office:value-type="float" office:value="558">
            <text:p>558</text:p>
          </table:table-cell>
          <table:table-cell office:value-type="string">
            <text:p>15.025909</text:p>
          </table:table-cell>
          <table:table-cell office:value-type="string">
            <text:p>10.707543</text:p>
          </table:table-cell>
          <table:table-cell office:value-type="string">
            <text:p>-82.738289</text:p>
          </table:table-cell>
          <table:table-cell office:value-type="string">
            <text:p>-87.690308</text:p>
          </table:table-cell>
          <table:table-cell office:value-type="string">
            <text:p>Managua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29494.0</text:p>
          </table:table-cell>
          <table:table-cell office:value-type="string">
            <text:p>es-NI|en-NI</text:p>
          </table:table-cell>
          <table:table-cell office:value-type="string">
            <text:p>es-NI</text:p>
          </table:table-cell>
          <table:table-cell office:value-type="string">
            <text:p>NIC</text:p>
          </table:table-cell>
          <table:table-cell office:value-type="float" office:value="3617476">
            <text:p>361747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L</text:p>
          </table:table-cell>
          <table:table-cell office:value-type="string">
            <text:p>Netherlands</text:p>
          </table:table-cell>
          <table:table-cell office:value-type="string">
            <text:p>EUR</text:p>
          </table:table-cell>
          <table:table-cell office:value-type="float" office:value="16645000">
            <text:p>16645000</text:p>
          </table:table-cell>
          <table:table-cell office:value-type="string">
            <text:p>NL</text:p>
          </table:table-cell>
          <table:table-cell office:value-type="float" office:value="528">
            <text:p>528</text:p>
          </table:table-cell>
          <table:table-cell office:value-type="string">
            <text:p>53.512196</text:p>
          </table:table-cell>
          <table:table-cell office:value-type="string">
            <text:p>50.753918</text:p>
          </table:table-cell>
          <table:table-cell office:value-type="string">
            <text:p>7.227944</text:p>
          </table:table-cell>
          <table:table-cell office:value-type="string">
            <text:p>3.362556</text:p>
          </table:table-cell>
          <table:table-cell office:value-type="string">
            <text:p>Amsterdam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1526.0</text:p>
          </table:table-cell>
          <table:table-cell office:value-type="string">
            <text:p>nl-NL|fy-NL</text:p>
          </table:table-cell>
          <table:table-cell office:value-type="string">
            <text:p>nl-NL</text:p>
          </table:table-cell>
          <table:table-cell office:value-type="string">
            <text:p>NLD</text:p>
          </table:table-cell>
          <table:table-cell office:value-type="float" office:value="2750405">
            <text:p>27504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orway</text:p>
          </table:table-cell>
          <table:table-cell office:value-type="string">
            <text:p>NOK</text:p>
          </table:table-cell>
          <table:table-cell office:value-type="float" office:value="5009150">
            <text:p>5009150</text:p>
          </table:table-cell>
          <table:table-cell office:value-type="string">
            <text:p>NO</text:p>
          </table:table-cell>
          <table:table-cell office:value-type="float" office:value="578">
            <text:p>578</text:p>
          </table:table-cell>
          <table:table-cell office:value-type="string">
            <text:p>71.18811</text:p>
          </table:table-cell>
          <table:table-cell office:value-type="string">
            <text:p>57.977917</text:p>
          </table:table-cell>
          <table:table-cell office:value-type="string">
            <text:p>31.078052520751953</text:p>
          </table:table-cell>
          <table:table-cell office:value-type="string">
            <text:p>4.650167</text:p>
          </table:table-cell>
          <table:table-cell office:value-type="string">
            <text:p>Oslo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24220.0</text:p>
          </table:table-cell>
          <table:table-cell office:value-type="string">
            <text:p>no-NO|nb-NO|nn-NO|se-NO|fi-NO</text:p>
          </table:table-cell>
          <table:table-cell office:value-type="string">
            <text:p>no-NO</text:p>
          </table:table-cell>
          <table:table-cell office:value-type="string">
            <text:p>NOR</text:p>
          </table:table-cell>
          <table:table-cell office:value-type="float" office:value="3144096">
            <text:p>314409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P</text:p>
          </table:table-cell>
          <table:table-cell office:value-type="string">
            <text:p>Nepal</text:p>
          </table:table-cell>
          <table:table-cell office:value-type="string">
            <text:p>NPR</text:p>
          </table:table-cell>
          <table:table-cell office:value-type="float" office:value="28951852">
            <text:p>28951852</text:p>
          </table:table-cell>
          <table:table-cell office:value-type="string">
            <text:p>NP</text:p>
          </table:table-cell>
          <table:table-cell office:value-type="float" office:value="524">
            <text:p>524</text:p>
          </table:table-cell>
          <table:table-cell office:value-type="string">
            <text:p>30.43339</text:p>
          </table:table-cell>
          <table:table-cell office:value-type="string">
            <text:p>26.356722</text:p>
          </table:table-cell>
          <table:table-cell office:value-type="string">
            <text:p>88.199333</text:p>
          </table:table-cell>
          <table:table-cell office:value-type="string">
            <text:p>80.056274</text:p>
          </table:table-cell>
          <table:table-cell office:value-type="string">
            <text:p>Kathmandu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40800.0</text:p>
          </table:table-cell>
          <table:table-cell office:value-type="string">
            <text:p>ne-NP|en-NP</text:p>
          </table:table-cell>
          <table:table-cell office:value-type="string">
            <text:p>ne-NP</text:p>
          </table:table-cell>
          <table:table-cell office:value-type="string">
            <text:p>NPL</text:p>
          </table:table-cell>
          <table:table-cell office:value-type="float" office:value="1282988">
            <text:p>12829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R</text:p>
          </table:table-cell>
          <table:table-cell office:value-type="string">
            <text:p>Nauru</text:p>
          </table:table-cell>
          <table:table-cell office:value-type="string">
            <text:p>AUD</text:p>
          </table:table-cell>
          <table:table-cell office:value-type="float" office:value="10065">
            <text:p>10065</text:p>
          </table:table-cell>
          <table:table-cell office:value-type="string">
            <text:p>NR</text:p>
          </table:table-cell>
          <table:table-cell office:value-type="float" office:value="520">
            <text:p>520</text:p>
          </table:table-cell>
          <table:table-cell office:value-type="string">
            <text:p>-0.504306</text:p>
          </table:table-cell>
          <table:table-cell office:value-type="string">
            <text:p>-0.552333</text:p>
          </table:table-cell>
          <table:table-cell office:value-type="string">
            <text:p>166.945282</text:p>
          </table:table-cell>
          <table:table-cell office:value-type="string">
            <text:p>166.899033</text:p>
          </table:table-cell>
          <table:table-cell/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1.0</text:p>
          </table:table-cell>
          <table:table-cell office:value-type="string">
            <text:p>na-NR|en-NR</text:p>
          </table:table-cell>
          <table:table-cell office:value-type="string">
            <text:p>na-NR</text:p>
          </table:table-cell>
          <table:table-cell office:value-type="string">
            <text:p>NRU</text:p>
          </table:table-cell>
          <table:table-cell office:value-type="float" office:value="2110425">
            <text:p>21104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U</text:p>
          </table:table-cell>
          <table:table-cell office:value-type="string">
            <text:p>Niue</text:p>
          </table:table-cell>
          <table:table-cell office:value-type="string">
            <text:p>NZD</text:p>
          </table:table-cell>
          <table:table-cell office:value-type="float" office:value="2166">
            <text:p>2166</text:p>
          </table:table-cell>
          <table:table-cell office:value-type="string">
            <text:p>NE</text:p>
          </table:table-cell>
          <table:table-cell office:value-type="float" office:value="570">
            <text:p>570</text:p>
          </table:table-cell>
          <table:table-cell office:value-type="string">
            <text:p>-18.951069</text:p>
          </table:table-cell>
          <table:table-cell office:value-type="string">
            <text:p>-19.152193</text:p>
          </table:table-cell>
          <table:table-cell office:value-type="string">
            <text:p>-169.775177</text:p>
          </table:table-cell>
          <table:table-cell office:value-type="string">
            <text:p>-169.951004</text:p>
          </table:table-cell>
          <table:table-cell office:value-type="string">
            <text:p>Alofi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60.0</text:p>
          </table:table-cell>
          <table:table-cell office:value-type="string">
            <text:p>niu-NU|en-NU</text:p>
          </table:table-cell>
          <table:table-cell office:value-type="string">
            <text:p>ni-NU</text:p>
          </table:table-cell>
          <table:table-cell office:value-type="string">
            <text:p>NIU</text:p>
          </table:table-cell>
          <table:table-cell office:value-type="float" office:value="4036232">
            <text:p>40362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Z</text:p>
          </table:table-cell>
          <table:table-cell office:value-type="string">
            <text:p>New Zealand</text:p>
          </table:table-cell>
          <table:table-cell office:value-type="string">
            <text:p>NZD</text:p>
          </table:table-cell>
          <table:table-cell office:value-type="float" office:value="4252277">
            <text:p>4252277</text:p>
          </table:table-cell>
          <table:table-cell office:value-type="string">
            <text:p>NZ</text:p>
          </table:table-cell>
          <table:table-cell office:value-type="float" office:value="554">
            <text:p>554</text:p>
          </table:table-cell>
          <table:table-cell office:value-type="string">
            <text:p>-34.389668</text:p>
          </table:table-cell>
          <table:table-cell office:value-type="string">
            <text:p>-47.286026</text:p>
          </table:table-cell>
          <table:table-cell office:value-type="float" office:value="-180">
            <text:p>-180</text:p>
          </table:table-cell>
          <table:table-cell office:value-type="string">
            <text:p>166.7155</text:p>
          </table:table-cell>
          <table:table-cell office:value-type="string">
            <text:p>Wellington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68680.0</text:p>
          </table:table-cell>
          <table:table-cell office:value-type="string">
            <text:p>en-NZ|mi-NZ</text:p>
          </table:table-cell>
          <table:table-cell office:value-type="string">
            <text:p>en-NZ</text:p>
          </table:table-cell>
          <table:table-cell office:value-type="string">
            <text:p>NZL</text:p>
          </table:table-cell>
          <table:table-cell office:value-type="float" office:value="2186224">
            <text:p>218622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M</text:p>
          </table:table-cell>
          <table:table-cell office:value-type="string">
            <text:p>Oman</text:p>
          </table:table-cell>
          <table:table-cell office:value-type="string">
            <text:p>OMR</text:p>
          </table:table-cell>
          <table:table-cell office:value-type="float" office:value="2967717">
            <text:p>2967717</text:p>
          </table:table-cell>
          <table:table-cell office:value-type="string">
            <text:p>MU</text:p>
          </table:table-cell>
          <table:table-cell office:value-type="float" office:value="512">
            <text:p>512</text:p>
          </table:table-cell>
          <table:table-cell office:value-type="string">
            <text:p>26.387972</text:p>
          </table:table-cell>
          <table:table-cell office:value-type="string">
            <text:p>16.64575</text:p>
          </table:table-cell>
          <table:table-cell office:value-type="string">
            <text:p>59.836582</text:p>
          </table:table-cell>
          <table:table-cell office:value-type="string">
            <text:p>51.882</text:p>
          </table:table-cell>
          <table:table-cell office:value-type="string">
            <text:p>Muscat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212460.0</text:p>
          </table:table-cell>
          <table:table-cell office:value-type="string">
            <text:p>ar-OM|en-OM|bal-OM|ur-OM</text:p>
          </table:table-cell>
          <table:table-cell office:value-type="string">
            <text:p>ar-OM</text:p>
          </table:table-cell>
          <table:table-cell office:value-type="string">
            <text:p>OMN</text:p>
          </table:table-cell>
          <table:table-cell office:value-type="float" office:value="286963">
            <text:p>28696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A</text:p>
          </table:table-cell>
          <table:table-cell office:value-type="string">
            <text:p>Panama</text:p>
          </table:table-cell>
          <table:table-cell office:value-type="string">
            <text:p>PAB</text:p>
          </table:table-cell>
          <table:table-cell office:value-type="float" office:value="3410676">
            <text:p>3410676</text:p>
          </table:table-cell>
          <table:table-cell office:value-type="string">
            <text:p>PM</text:p>
          </table:table-cell>
          <table:table-cell office:value-type="float" office:value="591">
            <text:p>591</text:p>
          </table:table-cell>
          <table:table-cell office:value-type="string">
            <text:p>9.637514</text:p>
          </table:table-cell>
          <table:table-cell office:value-type="string">
            <text:p>7.197906</text:p>
          </table:table-cell>
          <table:table-cell office:value-type="string">
            <text:p>-77.17411</text:p>
          </table:table-cell>
          <table:table-cell office:value-type="string">
            <text:p>-83.051445</text:p>
          </table:table-cell>
          <table:table-cell office:value-type="string">
            <text:p>Panama City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78200.0</text:p>
          </table:table-cell>
          <table:table-cell office:value-type="string">
            <text:p>es-PA|en-PA</text:p>
          </table:table-cell>
          <table:table-cell office:value-type="string">
            <text:p>es-PA</text:p>
          </table:table-cell>
          <table:table-cell office:value-type="string">
            <text:p>PAN</text:p>
          </table:table-cell>
          <table:table-cell office:value-type="float" office:value="3703430">
            <text:p>370343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E</text:p>
          </table:table-cell>
          <table:table-cell office:value-type="string">
            <text:p>Peru</text:p>
          </table:table-cell>
          <table:table-cell office:value-type="string">
            <text:p>PEN</text:p>
          </table:table-cell>
          <table:table-cell office:value-type="float" office:value="29907003">
            <text:p>29907003</text:p>
          </table:table-cell>
          <table:table-cell office:value-type="string">
            <text:p>PE</text:p>
          </table:table-cell>
          <table:table-cell office:value-type="float" office:value="604">
            <text:p>604</text:p>
          </table:table-cell>
          <table:table-cell office:value-type="string">
            <text:p>-0.012977</text:p>
          </table:table-cell>
          <table:table-cell office:value-type="string">
            <text:p>-18.349728</text:p>
          </table:table-cell>
          <table:table-cell office:value-type="string">
            <text:p>-68.677986</text:p>
          </table:table-cell>
          <table:table-cell office:value-type="string">
            <text:p>-81.326744</text:p>
          </table:table-cell>
          <table:table-cell office:value-type="string">
            <text:p>Lima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1285220.0</text:p>
          </table:table-cell>
          <table:table-cell office:value-type="string">
            <text:p>es-PE|qu-PE|ay-PE</text:p>
          </table:table-cell>
          <table:table-cell office:value-type="string">
            <text:p>es-PE</text:p>
          </table:table-cell>
          <table:table-cell office:value-type="string">
            <text:p>PER</text:p>
          </table:table-cell>
          <table:table-cell office:value-type="float" office:value="3932488">
            <text:p>39324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office:value-type="string">
            <text:p>XPF</text:p>
          </table:table-cell>
          <table:table-cell office:value-type="float" office:value="270485">
            <text:p>270485</text:p>
          </table:table-cell>
          <table:table-cell office:value-type="string">
            <text:p>FP</text:p>
          </table:table-cell>
          <table:table-cell office:value-type="float" office:value="258">
            <text:p>258</text:p>
          </table:table-cell>
          <table:table-cell office:value-type="string">
            <text:p>-7.903573</text:p>
          </table:table-cell>
          <table:table-cell office:value-type="string">
            <text:p>-27.653572</text:p>
          </table:table-cell>
          <table:table-cell office:value-type="string">
            <text:p>-134.929825</text:p>
          </table:table-cell>
          <table:table-cell office:value-type="string">
            <text:p>-152.877167</text:p>
          </table:table-cell>
          <table:table-cell office:value-type="string">
            <text:p>Papeete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4167.0</text:p>
          </table:table-cell>
          <table:table-cell office:value-type="string">
            <text:p>fr-PF|ty-PF</text:p>
          </table:table-cell>
          <table:table-cell office:value-type="string">
            <text:p>fr-PF</text:p>
          </table:table-cell>
          <table:table-cell office:value-type="string">
            <text:p>PYF</text:p>
          </table:table-cell>
          <table:table-cell office:value-type="float" office:value="4030656">
            <text:p>403065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office:value-type="string">
            <text:p>PGK</text:p>
          </table:table-cell>
          <table:table-cell office:value-type="float" office:value="6064515">
            <text:p>6064515</text:p>
          </table:table-cell>
          <table:table-cell office:value-type="string">
            <text:p>PP</text:p>
          </table:table-cell>
          <table:table-cell office:value-type="float" office:value="598">
            <text:p>598</text:p>
          </table:table-cell>
          <table:table-cell office:value-type="string">
            <text:p>-1.318639</text:p>
          </table:table-cell>
          <table:table-cell office:value-type="string">
            <text:p>-11.657861</text:p>
          </table:table-cell>
          <table:table-cell office:value-type="string">
            <text:p>155.96344</text:p>
          </table:table-cell>
          <table:table-cell office:value-type="string">
            <text:p>140.842865</text:p>
          </table:table-cell>
          <table:table-cell office:value-type="string">
            <text:p>Port Moresby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462840.0</text:p>
          </table:table-cell>
          <table:table-cell office:value-type="string">
            <text:p>en-PG|ho-PG|meu-PG|tpi-PG</text:p>
          </table:table-cell>
          <table:table-cell office:value-type="string">
            <text:p>en-PG</text:p>
          </table:table-cell>
          <table:table-cell office:value-type="string">
            <text:p>PNG</text:p>
          </table:table-cell>
          <table:table-cell office:value-type="float" office:value="2088628">
            <text:p>20886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H</text:p>
          </table:table-cell>
          <table:table-cell office:value-type="string">
            <text:p>Philippines</text:p>
          </table:table-cell>
          <table:table-cell office:value-type="string">
            <text:p>PHP</text:p>
          </table:table-cell>
          <table:table-cell office:value-type="float" office:value="99900177">
            <text:p>99900177</text:p>
          </table:table-cell>
          <table:table-cell office:value-type="string">
            <text:p>RP</text:p>
          </table:table-cell>
          <table:table-cell office:value-type="float" office:value="608">
            <text:p>608</text:p>
          </table:table-cell>
          <table:table-cell office:value-type="string">
            <text:p>21.120611</text:p>
          </table:table-cell>
          <table:table-cell office:value-type="string">
            <text:p>4.643306</text:p>
          </table:table-cell>
          <table:table-cell office:value-type="string">
            <text:p>126.601524</text:p>
          </table:table-cell>
          <table:table-cell office:value-type="string">
            <text:p>116.931557</text:p>
          </table:table-cell>
          <table:table-cell office:value-type="string">
            <text:p>Manil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00000.0</text:p>
          </table:table-cell>
          <table:table-cell office:value-type="string">
            <text:p>tl-PH|en-PH|fil-PH</text:p>
          </table:table-cell>
          <table:table-cell office:value-type="string">
            <text:p>tl-PH</text:p>
          </table:table-cell>
          <table:table-cell office:value-type="string">
            <text:p>PHL</text:p>
          </table:table-cell>
          <table:table-cell office:value-type="float" office:value="1694008">
            <text:p>169400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K</text:p>
          </table:table-cell>
          <table:table-cell office:value-type="string">
            <text:p>Pakistan</text:p>
          </table:table-cell>
          <table:table-cell office:value-type="string">
            <text:p>PKR</text:p>
          </table:table-cell>
          <table:table-cell office:value-type="float" office:value="184404791">
            <text:p>184404791</text:p>
          </table:table-cell>
          <table:table-cell office:value-type="string">
            <text:p>PK</text:p>
          </table:table-cell>
          <table:table-cell office:value-type="float" office:value="586">
            <text:p>586</text:p>
          </table:table-cell>
          <table:table-cell office:value-type="string">
            <text:p>37.097</text:p>
          </table:table-cell>
          <table:table-cell office:value-type="string">
            <text:p>23.786722</text:p>
          </table:table-cell>
          <table:table-cell office:value-type="string">
            <text:p>77.840919</text:p>
          </table:table-cell>
          <table:table-cell office:value-type="string">
            <text:p>60.878613</text:p>
          </table:table-cell>
          <table:table-cell office:value-type="string">
            <text:p>Islamabad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803940.0</text:p>
          </table:table-cell>
          <table:table-cell office:value-type="string">
            <text:p>ur-PK|en-PK|pa-PK|sd-PK|ps-PK|brh-PK</text:p>
          </table:table-cell>
          <table:table-cell office:value-type="string">
            <text:p>ur-PK</text:p>
          </table:table-cell>
          <table:table-cell office:value-type="string">
            <text:p>PAK</text:p>
          </table:table-cell>
          <table:table-cell office:value-type="float" office:value="1168579">
            <text:p>116857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oland</text:p>
          </table:table-cell>
          <table:table-cell office:value-type="string">
            <text:p>PLN</text:p>
          </table:table-cell>
          <table:table-cell office:value-type="float" office:value="38500000">
            <text:p>38500000</text:p>
          </table:table-cell>
          <table:table-cell office:value-type="string">
            <text:p>PL</text:p>
          </table:table-cell>
          <table:table-cell office:value-type="float" office:value="616">
            <text:p>616</text:p>
          </table:table-cell>
          <table:table-cell office:value-type="string">
            <text:p>54.839138</text:p>
          </table:table-cell>
          <table:table-cell office:value-type="string">
            <text:p>49.006363</text:p>
          </table:table-cell>
          <table:table-cell office:value-type="string">
            <text:p>24.150749</text:p>
          </table:table-cell>
          <table:table-cell office:value-type="string">
            <text:p>14.123</text:p>
          </table:table-cell>
          <table:table-cell office:value-type="string">
            <text:p>Warsaw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312685.0</text:p>
          </table:table-cell>
          <table:table-cell table:number-columns-repeated="2" office:value-type="string">
            <text:p>pl-PL</text:p>
          </table:table-cell>
          <table:table-cell office:value-type="string">
            <text:p>POL</text:p>
          </table:table-cell>
          <table:table-cell office:value-type="float" office:value="798544">
            <text:p>79854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office:value-type="string">
            <text:p>EUR</text:p>
          </table:table-cell>
          <table:table-cell office:value-type="float" office:value="7012">
            <text:p>7012</text:p>
          </table:table-cell>
          <table:table-cell office:value-type="string">
            <text:p>SB</text:p>
          </table:table-cell>
          <table:table-cell office:value-type="float" office:value="666">
            <text:p>666</text:p>
          </table:table-cell>
          <table:table-cell office:value-type="string">
            <text:p>47.146286</text:p>
          </table:table-cell>
          <table:table-cell office:value-type="string">
            <text:p>46.786041</text:p>
          </table:table-cell>
          <table:table-cell office:value-type="string">
            <text:p>-56.252991</text:p>
          </table:table-cell>
          <table:table-cell office:value-type="string">
            <text:p>-56.420658</text:p>
          </table:table-cell>
          <table:table-cell office:value-type="string">
            <text:p>Saint-Pierre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42.0</text:p>
          </table:table-cell>
          <table:table-cell office:value-type="string">
            <text:p>fr-PM</text:p>
          </table:table-cell>
          <table:table-cell office:value-type="string">
            <text:p>fr-PM</text:p>
          </table:table-cell>
          <table:table-cell office:value-type="string">
            <text:p>SPM</text:p>
          </table:table-cell>
          <table:table-cell office:value-type="float" office:value="3424932">
            <text:p>34249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N</text:p>
          </table:table-cell>
          <table:table-cell office:value-type="string">
            <text:p>Pitcairn Islands</text:p>
          </table:table-cell>
          <table:table-cell office:value-type="string">
            <text:p>NZD</text:p>
          </table:table-cell>
          <table:table-cell office:value-type="float" office:value="46">
            <text:p>46</text:p>
          </table:table-cell>
          <table:table-cell office:value-type="string">
            <text:p>PC</text:p>
          </table:table-cell>
          <table:table-cell office:value-type="float" office:value="612">
            <text:p>612</text:p>
          </table:table-cell>
          <table:table-cell office:value-type="string">
            <text:p>-24.315865</text:p>
          </table:table-cell>
          <table:table-cell office:value-type="string">
            <text:p>-24.672565</text:p>
          </table:table-cell>
          <table:table-cell office:value-type="string">
            <text:p>-124.77285</text:p>
          </table:table-cell>
          <table:table-cell office:value-type="string">
            <text:p>-128.346436</text:p>
          </table:table-cell>
          <table:table-cell office:value-type="string">
            <text:p>Adamstown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47.0</text:p>
          </table:table-cell>
          <table:table-cell table:number-columns-repeated="2" office:value-type="string">
            <text:p>en-PN</text:p>
          </table:table-cell>
          <table:table-cell office:value-type="string">
            <text:p>PCN</text:p>
          </table:table-cell>
          <table:table-cell office:value-type="float" office:value="4030699">
            <text:p>403069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R</text:p>
          </table:table-cell>
          <table:table-cell office:value-type="string">
            <text:p>Puerto Rico</text:p>
          </table:table-cell>
          <table:table-cell office:value-type="string">
            <text:p>USD</text:p>
          </table:table-cell>
          <table:table-cell office:value-type="float" office:value="3916632">
            <text:p>3916632</text:p>
          </table:table-cell>
          <table:table-cell office:value-type="string">
            <text:p>RQ</text:p>
          </table:table-cell>
          <table:table-cell office:value-type="float" office:value="630">
            <text:p>630</text:p>
          </table:table-cell>
          <table:table-cell office:value-type="string">
            <text:p>18.520166</text:p>
          </table:table-cell>
          <table:table-cell office:value-type="string">
            <text:p>17.926405</text:p>
          </table:table-cell>
          <table:table-cell office:value-type="string">
            <text:p>-65.242737</text:p>
          </table:table-cell>
          <table:table-cell office:value-type="string">
            <text:p>-67.942726</text:p>
          </table:table-cell>
          <table:table-cell office:value-type="string">
            <text:p>San Jua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9104.0</text:p>
          </table:table-cell>
          <table:table-cell office:value-type="string">
            <text:p>en-PR|es-PR</text:p>
          </table:table-cell>
          <table:table-cell office:value-type="string">
            <text:p>en-PR</text:p>
          </table:table-cell>
          <table:table-cell office:value-type="string">
            <text:p>PRI</text:p>
          </table:table-cell>
          <table:table-cell office:value-type="float" office:value="4566966">
            <text:p>456696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string">
            <text:p>Palestine</text:p>
          </table:table-cell>
          <table:table-cell office:value-type="string">
            <text:p>ILS</text:p>
          </table:table-cell>
          <table:table-cell office:value-type="float" office:value="3800000">
            <text:p>3800000</text:p>
          </table:table-cell>
          <table:table-cell office:value-type="string">
            <text:p>WE</text:p>
          </table:table-cell>
          <table:table-cell office:value-type="float" office:value="275">
            <text:p>275</text:p>
          </table:table-cell>
          <table:table-cell office:value-type="string">
            <text:p>32.54638671875</text:p>
          </table:table-cell>
          <table:table-cell office:value-type="string">
            <text:p>31.216541290283203</text:p>
          </table:table-cell>
          <table:table-cell office:value-type="string">
            <text:p>35.5732955932617</text:p>
          </table:table-cell>
          <table:table-cell office:value-type="string">
            <text:p>34.21665954589844</text:p>
          </table:table-cell>
          <table:table-cell/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5970.0</text:p>
          </table:table-cell>
          <table:table-cell office:value-type="string">
            <text:p>ar-PS</text:p>
          </table:table-cell>
          <table:table-cell office:value-type="string">
            <text:p>ar-PS</text:p>
          </table:table-cell>
          <table:table-cell office:value-type="string">
            <text:p>PSE</text:p>
          </table:table-cell>
          <table:table-cell office:value-type="float" office:value="6254930">
            <text:p>625493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string">
            <text:p>Portugal</text:p>
          </table:table-cell>
          <table:table-cell office:value-type="string">
            <text:p>EUR</text:p>
          </table:table-cell>
          <table:table-cell office:value-type="float" office:value="10676000">
            <text:p>10676000</text:p>
          </table:table-cell>
          <table:table-cell office:value-type="string">
            <text:p>PO</text:p>
          </table:table-cell>
          <table:table-cell office:value-type="float" office:value="620">
            <text:p>620</text:p>
          </table:table-cell>
          <table:table-cell office:value-type="string">
            <text:p>42.145638</text:p>
          </table:table-cell>
          <table:table-cell office:value-type="string">
            <text:p>36.96125</text:p>
          </table:table-cell>
          <table:table-cell office:value-type="string">
            <text:p>-6.182694</text:p>
          </table:table-cell>
          <table:table-cell office:value-type="string">
            <text:p>-9.495944</text:p>
          </table:table-cell>
          <table:table-cell office:value-type="string">
            <text:p>Lisbo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92391.0</text:p>
          </table:table-cell>
          <table:table-cell office:value-type="string">
            <text:p>pt-PT|mwl-PT</text:p>
          </table:table-cell>
          <table:table-cell office:value-type="string">
            <text:p>pt-PT</text:p>
          </table:table-cell>
          <table:table-cell office:value-type="string">
            <text:p>PRT</text:p>
          </table:table-cell>
          <table:table-cell office:value-type="float" office:value="2264397">
            <text:p>22643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W</text:p>
          </table:table-cell>
          <table:table-cell office:value-type="string">
            <text:p>Palau</text:p>
          </table:table-cell>
          <table:table-cell office:value-type="string">
            <text:p>USD</text:p>
          </table:table-cell>
          <table:table-cell office:value-type="float" office:value="19907">
            <text:p>19907</text:p>
          </table:table-cell>
          <table:table-cell office:value-type="string">
            <text:p>PS</text:p>
          </table:table-cell>
          <table:table-cell office:value-type="float" office:value="585">
            <text:p>585</text:p>
          </table:table-cell>
          <table:table-cell office:value-type="string">
            <text:p>8.46966</text:p>
          </table:table-cell>
          <table:table-cell table:style-name="ce1" office:value-type="string">
            <text:p>2.8036</text:p>
          </table:table-cell>
          <table:table-cell office:value-type="string">
            <text:p>134.72307</text:p>
          </table:table-cell>
          <table:table-cell office:value-type="string">
            <text:p>131.11788</text:p>
          </table:table-cell>
          <table:table-cell office:value-type="string">
            <text:p>Melekeok - Palau State Capital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458.0</text:p>
          </table:table-cell>
          <table:table-cell office:value-type="string">
            <text:p>pau-PW|sov-PW|en-PW|tox-PW|ja-PW|fil-PW|zh-PW</text:p>
          </table:table-cell>
          <table:table-cell office:value-type="string">
            <text:p>pa-PW</text:p>
          </table:table-cell>
          <table:table-cell office:value-type="string">
            <text:p>PLW</text:p>
          </table:table-cell>
          <table:table-cell office:value-type="float" office:value="1559582">
            <text:p>155958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Y</text:p>
          </table:table-cell>
          <table:table-cell office:value-type="string">
            <text:p>Paraguay</text:p>
          </table:table-cell>
          <table:table-cell office:value-type="string">
            <text:p>PYG</text:p>
          </table:table-cell>
          <table:table-cell office:value-type="float" office:value="6375830">
            <text:p>6375830</text:p>
          </table:table-cell>
          <table:table-cell office:value-type="string">
            <text:p>PA</text:p>
          </table:table-cell>
          <table:table-cell office:value-type="float" office:value="600">
            <text:p>600</text:p>
          </table:table-cell>
          <table:table-cell office:value-type="string">
            <text:p>-19.294041</text:p>
          </table:table-cell>
          <table:table-cell office:value-type="string">
            <text:p>-27.608738</text:p>
          </table:table-cell>
          <table:table-cell office:value-type="string">
            <text:p>-54.259354</text:p>
          </table:table-cell>
          <table:table-cell office:value-type="string">
            <text:p>-62.647076</text:p>
          </table:table-cell>
          <table:table-cell office:value-type="string">
            <text:p>Asunción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406750.0</text:p>
          </table:table-cell>
          <table:table-cell office:value-type="string">
            <text:p>es-PY|gn-PY</text:p>
          </table:table-cell>
          <table:table-cell office:value-type="string">
            <text:p>es-PY</text:p>
          </table:table-cell>
          <table:table-cell office:value-type="string">
            <text:p>PRY</text:p>
          </table:table-cell>
          <table:table-cell office:value-type="float" office:value="3437598">
            <text:p>343759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QA</text:p>
          </table:table-cell>
          <table:table-cell office:value-type="string">
            <text:p>Qatar</text:p>
          </table:table-cell>
          <table:table-cell office:value-type="string">
            <text:p>QAR</text:p>
          </table:table-cell>
          <table:table-cell office:value-type="float" office:value="840926">
            <text:p>840926</text:p>
          </table:table-cell>
          <table:table-cell office:value-type="string">
            <text:p>QA</text:p>
          </table:table-cell>
          <table:table-cell office:value-type="float" office:value="634">
            <text:p>634</text:p>
          </table:table-cell>
          <table:table-cell office:value-type="string">
            <text:p>26.154722</text:p>
          </table:table-cell>
          <table:table-cell office:value-type="string">
            <text:p>24.482944</text:p>
          </table:table-cell>
          <table:table-cell office:value-type="string">
            <text:p>51.636639</text:p>
          </table:table-cell>
          <table:table-cell office:value-type="string">
            <text:p>50.757221</text:p>
          </table:table-cell>
          <table:table-cell office:value-type="string">
            <text:p>Doh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1437.0</text:p>
          </table:table-cell>
          <table:table-cell office:value-type="string">
            <text:p>ar-QA|es-QA</text:p>
          </table:table-cell>
          <table:table-cell office:value-type="string">
            <text:p>ar-QA</text:p>
          </table:table-cell>
          <table:table-cell office:value-type="string">
            <text:p>QAT</text:p>
          </table:table-cell>
          <table:table-cell office:value-type="float" office:value="289688">
            <text:p>28968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E</text:p>
          </table:table-cell>
          <table:table-cell office:value-type="string">
            <text:p>Réunion</text:p>
          </table:table-cell>
          <table:table-cell office:value-type="string">
            <text:p>EUR</text:p>
          </table:table-cell>
          <table:table-cell office:value-type="float" office:value="776948">
            <text:p>776948</text:p>
          </table:table-cell>
          <table:table-cell office:value-type="string">
            <text:p>RE</text:p>
          </table:table-cell>
          <table:table-cell office:value-type="float" office:value="638">
            <text:p>638</text:p>
          </table:table-cell>
          <table:table-cell office:value-type="string">
            <text:p>-20.868391324576944</text:p>
          </table:table-cell>
          <table:table-cell office:value-type="string">
            <text:p>-21.383747301469107</text:p>
          </table:table-cell>
          <table:table-cell office:value-type="string">
            <text:p>55.838193901930026</text:p>
          </table:table-cell>
          <table:table-cell office:value-type="string">
            <text:p>55.21219224792685</text:p>
          </table:table-cell>
          <table:table-cell office:value-type="string">
            <text:p>Saint-Denis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517.0</text:p>
          </table:table-cell>
          <table:table-cell office:value-type="string">
            <text:p>fr-RE</text:p>
          </table:table-cell>
          <table:table-cell office:value-type="string">
            <text:p>fr-RE</text:p>
          </table:table-cell>
          <table:table-cell office:value-type="string">
            <text:p>REU</text:p>
          </table:table-cell>
          <table:table-cell office:value-type="float" office:value="935317">
            <text:p>9353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O</text:p>
          </table:table-cell>
          <table:table-cell office:value-type="string">
            <text:p>Romania</text:p>
          </table:table-cell>
          <table:table-cell office:value-type="string">
            <text:p>RON</text:p>
          </table:table-cell>
          <table:table-cell office:value-type="float" office:value="21959278">
            <text:p>21959278</text:p>
          </table:table-cell>
          <table:table-cell office:value-type="string">
            <text:p>RO</text:p>
          </table:table-cell>
          <table:table-cell office:value-type="float" office:value="642">
            <text:p>642</text:p>
          </table:table-cell>
          <table:table-cell office:value-type="string">
            <text:p>48.266945</text:p>
          </table:table-cell>
          <table:table-cell office:value-type="string">
            <text:p>43.627304</text:p>
          </table:table-cell>
          <table:table-cell office:value-type="string">
            <text:p>29.691055</text:p>
          </table:table-cell>
          <table:table-cell office:value-type="string">
            <text:p>20.269972</text:p>
          </table:table-cell>
          <table:table-cell office:value-type="string">
            <text:p>Bucharest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37500.0</text:p>
          </table:table-cell>
          <table:table-cell office:value-type="string">
            <text:p>ro-RO|hu-RO|rom-RO</text:p>
          </table:table-cell>
          <table:table-cell office:value-type="string">
            <text:p>ro-RO</text:p>
          </table:table-cell>
          <table:table-cell office:value-type="string">
            <text:p>ROU</text:p>
          </table:table-cell>
          <table:table-cell office:value-type="float" office:value="798549">
            <text:p>79854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S</text:p>
          </table:table-cell>
          <table:table-cell office:value-type="string">
            <text:p>Serbia</text:p>
          </table:table-cell>
          <table:table-cell office:value-type="string">
            <text:p>RSD</text:p>
          </table:table-cell>
          <table:table-cell office:value-type="float" office:value="7344847">
            <text:p>7344847</text:p>
          </table:table-cell>
          <table:table-cell office:value-type="string">
            <text:p>RI</text:p>
          </table:table-cell>
          <table:table-cell office:value-type="float" office:value="688">
            <text:p>688</text:p>
          </table:table-cell>
          <table:table-cell office:value-type="string">
            <text:p>46.18138885498047</text:p>
          </table:table-cell>
          <table:table-cell office:value-type="string">
            <text:p>42.232215881347656</text:p>
          </table:table-cell>
          <table:table-cell office:value-type="string">
            <text:p>23.00499725341797</text:p>
          </table:table-cell>
          <table:table-cell office:value-type="string">
            <text:p>18.817020416259766</text:p>
          </table:table-cell>
          <table:table-cell office:value-type="string">
            <text:p>Belgrade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88361.0</text:p>
          </table:table-cell>
          <table:table-cell office:value-type="string">
            <text:p>sr-RS|hu-RS|bs-RS|rom-RS</text:p>
          </table:table-cell>
          <table:table-cell office:value-type="string">
            <text:p>sr-RS</text:p>
          </table:table-cell>
          <table:table-cell office:value-type="string">
            <text:p>SRB</text:p>
          </table:table-cell>
          <table:table-cell office:value-type="float" office:value="6290252">
            <text:p>629025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U</text:p>
          </table:table-cell>
          <table:table-cell office:value-type="string">
            <text:p>Russia</text:p>
          </table:table-cell>
          <table:table-cell office:value-type="string">
            <text:p>RUB</text:p>
          </table:table-cell>
          <table:table-cell office:value-type="float" office:value="140702000">
            <text:p>140702000</text:p>
          </table:table-cell>
          <table:table-cell office:value-type="string">
            <text:p>RS</text:p>
          </table:table-cell>
          <table:table-cell office:value-type="float" office:value="643">
            <text:p>643</text:p>
          </table:table-cell>
          <table:table-cell office:value-type="string">
            <text:p>81.857361</text:p>
          </table:table-cell>
          <table:table-cell office:value-type="string">
            <text:p>41.188862</text:p>
          </table:table-cell>
          <table:table-cell office:value-type="string">
            <text:p>-169.05</text:p>
          </table:table-cell>
          <table:table-cell office:value-type="string">
            <text:p>19.25</text:p>
          </table:table-cell>
          <table:table-cell office:value-type="string">
            <text:p>Moscow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1.71E7</text:p>
          </table:table-cell>
          <table:table-cell office:value-type="string">
            <text:p>ru-RU|tt-RU|xal-RU|cau-RU|ady-RU|kv-RU|ce-RU|tyv-RU|cv-RU</text:p>
          </table:table-cell>
          <table:table-cell office:value-type="string">
            <text:p>ru-RU</text:p>
          </table:table-cell>
          <table:table-cell office:value-type="string">
            <text:p>RUS</text:p>
          </table:table-cell>
          <table:table-cell office:value-type="float" office:value="2017370">
            <text:p>20173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W</text:p>
          </table:table-cell>
          <table:table-cell office:value-type="string">
            <text:p>Rwanda</text:p>
          </table:table-cell>
          <table:table-cell office:value-type="string">
            <text:p>RWF</text:p>
          </table:table-cell>
          <table:table-cell office:value-type="float" office:value="11055976">
            <text:p>11055976</text:p>
          </table:table-cell>
          <table:table-cell office:value-type="string">
            <text:p>RW</text:p>
          </table:table-cell>
          <table:table-cell office:value-type="float" office:value="646">
            <text:p>646</text:p>
          </table:table-cell>
          <table:table-cell office:value-type="string">
            <text:p>-1.053481</text:p>
          </table:table-cell>
          <table:table-cell office:value-type="string">
            <text:p>-2.840679</text:p>
          </table:table-cell>
          <table:table-cell office:value-type="string">
            <text:p>30.895958</text:p>
          </table:table-cell>
          <table:table-cell office:value-type="string">
            <text:p>28.856794</text:p>
          </table:table-cell>
          <table:table-cell office:value-type="string">
            <text:p>Kigali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6338.0</text:p>
          </table:table-cell>
          <table:table-cell office:value-type="string">
            <text:p>rw-RW|en-RW|fr-RW|sw-RW</text:p>
          </table:table-cell>
          <table:table-cell office:value-type="string">
            <text:p>rw-RW</text:p>
          </table:table-cell>
          <table:table-cell office:value-type="string">
            <text:p>RWA</text:p>
          </table:table-cell>
          <table:table-cell office:value-type="float" office:value="49518">
            <text:p>495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A</text:p>
          </table:table-cell>
          <table:table-cell office:value-type="string">
            <text:p>Saudi Arabia</text:p>
          </table:table-cell>
          <table:table-cell office:value-type="string">
            <text:p>SAR</text:p>
          </table:table-cell>
          <table:table-cell office:value-type="float" office:value="25731776">
            <text:p>25731776</text:p>
          </table:table-cell>
          <table:table-cell office:value-type="string">
            <text:p>SA</text:p>
          </table:table-cell>
          <table:table-cell office:value-type="float" office:value="682">
            <text:p>682</text:p>
          </table:table-cell>
          <table:table-cell office:value-type="string">
            <text:p>32.158333</text:p>
          </table:table-cell>
          <table:table-cell office:value-type="string">
            <text:p>15.61425</text:p>
          </table:table-cell>
          <table:table-cell office:value-type="string">
            <text:p>55.666584</text:p>
          </table:table-cell>
          <table:table-cell office:value-type="string">
            <text:p>34.495693</text:p>
          </table:table-cell>
          <table:table-cell office:value-type="string">
            <text:p>Riyadh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960582.0</text:p>
          </table:table-cell>
          <table:table-cell office:value-type="string">
            <text:p>ar-SA</text:p>
          </table:table-cell>
          <table:table-cell office:value-type="string">
            <text:p>ar-SA</text:p>
          </table:table-cell>
          <table:table-cell office:value-type="string">
            <text:p>SAU</text:p>
          </table:table-cell>
          <table:table-cell office:value-type="float" office:value="102358">
            <text:p>10235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B</text:p>
          </table:table-cell>
          <table:table-cell office:value-type="string">
            <text:p>Solomon Islands</text:p>
          </table:table-cell>
          <table:table-cell office:value-type="string">
            <text:p>SBD</text:p>
          </table:table-cell>
          <table:table-cell office:value-type="float" office:value="559198">
            <text:p>559198</text:p>
          </table:table-cell>
          <table:table-cell office:value-type="string">
            <text:p>BP</text:p>
          </table:table-cell>
          <table:table-cell office:value-type="float" office:value="90">
            <text:p>90</text:p>
          </table:table-cell>
          <table:table-cell office:value-type="string">
            <text:p>-6.589611</text:p>
          </table:table-cell>
          <table:table-cell office:value-type="string">
            <text:p>-11.850555</text:p>
          </table:table-cell>
          <table:table-cell office:value-type="string">
            <text:p>166.980865</text:p>
          </table:table-cell>
          <table:table-cell office:value-type="string">
            <text:p>155.508606</text:p>
          </table:table-cell>
          <table:table-cell office:value-type="string">
            <text:p>Honiar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8450.0</text:p>
          </table:table-cell>
          <table:table-cell office:value-type="string">
            <text:p>en-SB|tpi-SB</text:p>
          </table:table-cell>
          <table:table-cell office:value-type="string">
            <text:p>en-SB</text:p>
          </table:table-cell>
          <table:table-cell office:value-type="string">
            <text:p>SLB</text:p>
          </table:table-cell>
          <table:table-cell office:value-type="float" office:value="2103350">
            <text:p>210335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C</text:p>
          </table:table-cell>
          <table:table-cell office:value-type="string">
            <text:p>Seychelles</text:p>
          </table:table-cell>
          <table:table-cell office:value-type="string">
            <text:p>SCR</text:p>
          </table:table-cell>
          <table:table-cell office:value-type="float" office:value="88340">
            <text:p>88340</text:p>
          </table:table-cell>
          <table:table-cell office:value-type="string">
            <text:p>SE</text:p>
          </table:table-cell>
          <table:table-cell office:value-type="float" office:value="690">
            <text:p>690</text:p>
          </table:table-cell>
          <table:table-cell office:value-type="string">
            <text:p>-4.283717</text:p>
          </table:table-cell>
          <table:table-cell office:value-type="string">
            <text:p>-9.753867</text:p>
          </table:table-cell>
          <table:table-cell office:value-type="string">
            <text:p>56.279507</text:p>
          </table:table-cell>
          <table:table-cell office:value-type="string">
            <text:p>46.204769</text:p>
          </table:table-cell>
          <table:table-cell office:value-type="string">
            <text:p>Victori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455.0</text:p>
          </table:table-cell>
          <table:table-cell office:value-type="string">
            <text:p>en-SC|fr-SC</text:p>
          </table:table-cell>
          <table:table-cell office:value-type="string">
            <text:p>en-SC</text:p>
          </table:table-cell>
          <table:table-cell office:value-type="string">
            <text:p>SYC</text:p>
          </table:table-cell>
          <table:table-cell office:value-type="float" office:value="241170">
            <text:p>2411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D</text:p>
          </table:table-cell>
          <table:table-cell office:value-type="string">
            <text:p>Sudan</text:p>
          </table:table-cell>
          <table:table-cell office:value-type="string">
            <text:p>SDG</text:p>
          </table:table-cell>
          <table:table-cell office:value-type="float" office:value="35000000">
            <text:p>35000000</text:p>
          </table:table-cell>
          <table:table-cell office:value-type="string">
            <text:p>SU</text:p>
          </table:table-cell>
          <table:table-cell office:value-type="float" office:value="729">
            <text:p>729</text:p>
          </table:table-cell>
          <table:table-cell office:value-type="string">
            <text:p>22.232219696044922</text:p>
          </table:table-cell>
          <table:table-cell office:value-type="string">
            <text:p>8.684720993041992</text:p>
          </table:table-cell>
          <table:table-cell office:value-type="string">
            <text:p>38.60749816894531</text:p>
          </table:table-cell>
          <table:table-cell office:value-type="string">
            <text:p>21.827774047851562</text:p>
          </table:table-cell>
          <table:table-cell office:value-type="string">
            <text:p>Khartoum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861484.0</text:p>
          </table:table-cell>
          <table:table-cell office:value-type="string">
            <text:p>ar-SD|en-SD|fia-SD</text:p>
          </table:table-cell>
          <table:table-cell office:value-type="string">
            <text:p>ar-SD</text:p>
          </table:table-cell>
          <table:table-cell office:value-type="string">
            <text:p>SDN</text:p>
          </table:table-cell>
          <table:table-cell office:value-type="float" office:value="366755">
            <text:p>36675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E</text:p>
          </table:table-cell>
          <table:table-cell office:value-type="string">
            <text:p>Sweden</text:p>
          </table:table-cell>
          <table:table-cell office:value-type="string">
            <text:p>SEK</text:p>
          </table:table-cell>
          <table:table-cell office:value-type="float" office:value="9555893">
            <text:p>9555893</text:p>
          </table:table-cell>
          <table:table-cell office:value-type="string">
            <text:p>SW</text:p>
          </table:table-cell>
          <table:table-cell office:value-type="float" office:value="752">
            <text:p>752</text:p>
          </table:table-cell>
          <table:table-cell office:value-type="string">
            <text:p>69.0625</text:p>
          </table:table-cell>
          <table:table-cell office:value-type="string">
            <text:p>55.337112</text:p>
          </table:table-cell>
          <table:table-cell office:value-type="string">
            <text:p>24.156292483918484</text:p>
          </table:table-cell>
          <table:table-cell office:value-type="string">
            <text:p>11.118694</text:p>
          </table:table-cell>
          <table:table-cell office:value-type="string">
            <text:p>Stockholm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49964.0</text:p>
          </table:table-cell>
          <table:table-cell office:value-type="string">
            <text:p>sv-SE|se-SE|sma-SE|fi-SE</text:p>
          </table:table-cell>
          <table:table-cell office:value-type="string">
            <text:p>sv-SE</text:p>
          </table:table-cell>
          <table:table-cell office:value-type="string">
            <text:p>SWE</text:p>
          </table:table-cell>
          <table:table-cell office:value-type="float" office:value="2661886">
            <text:p>266188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G</text:p>
          </table:table-cell>
          <table:table-cell office:value-type="string">
            <text:p>Singapore</text:p>
          </table:table-cell>
          <table:table-cell office:value-type="string">
            <text:p>SGD</text:p>
          </table:table-cell>
          <table:table-cell office:value-type="float" office:value="4701069">
            <text:p>4701069</text:p>
          </table:table-cell>
          <table:table-cell office:value-type="string">
            <text:p>SN</text:p>
          </table:table-cell>
          <table:table-cell office:value-type="float" office:value="702">
            <text:p>702</text:p>
          </table:table-cell>
          <table:table-cell office:value-type="string">
            <text:p>1.471278</text:p>
          </table:table-cell>
          <table:table-cell office:value-type="string">
            <text:p>1.258556</text:p>
          </table:table-cell>
          <table:table-cell office:value-type="string">
            <text:p>104.007469</text:p>
          </table:table-cell>
          <table:table-cell office:value-type="string">
            <text:p>103.638275</text:p>
          </table:table-cell>
          <table:table-cell office:value-type="string">
            <text:p>Singapore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692.7</text:p>
          </table:table-cell>
          <table:table-cell office:value-type="string">
            <text:p>cmn-SG|en-SG|ms-SG|ta-SG|zh-SG</text:p>
          </table:table-cell>
          <table:table-cell office:value-type="string">
            <text:p>cm-SG</text:p>
          </table:table-cell>
          <table:table-cell office:value-type="string">
            <text:p>SGP</text:p>
          </table:table-cell>
          <table:table-cell office:value-type="float" office:value="1880251">
            <text:p>18802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H</text:p>
          </table:table-cell>
          <table:table-cell office:value-type="string">
            <text:p>Saint Helena</text:p>
          </table:table-cell>
          <table:table-cell office:value-type="string">
            <text:p>SHP</text:p>
          </table:table-cell>
          <table:table-cell office:value-type="float" office:value="7460">
            <text:p>7460</text:p>
          </table:table-cell>
          <table:table-cell office:value-type="string">
            <text:p>SH</text:p>
          </table:table-cell>
          <table:table-cell office:value-type="float" office:value="654">
            <text:p>654</text:p>
          </table:table-cell>
          <table:table-cell office:value-type="string">
            <text:p>-7.887815</text:p>
          </table:table-cell>
          <table:table-cell office:value-type="string">
            <text:p>-16.019543</text:p>
          </table:table-cell>
          <table:table-cell office:value-type="string">
            <text:p>-5.638753</text:p>
          </table:table-cell>
          <table:table-cell office:value-type="string">
            <text:p>-14.42123</text:p>
          </table:table-cell>
          <table:table-cell office:value-type="string">
            <text:p>Jamestown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410.0</text:p>
          </table:table-cell>
          <table:table-cell office:value-type="string">
            <text:p>en-SH</text:p>
          </table:table-cell>
          <table:table-cell office:value-type="string">
            <text:p>en-SH</text:p>
          </table:table-cell>
          <table:table-cell office:value-type="string">
            <text:p>SHN</text:p>
          </table:table-cell>
          <table:table-cell office:value-type="float" office:value="3370751">
            <text:p>33707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</text:p>
          </table:table-cell>
          <table:table-cell office:value-type="string">
            <text:p>Slovenia</text:p>
          </table:table-cell>
          <table:table-cell office:value-type="string">
            <text:p>EUR</text:p>
          </table:table-cell>
          <table:table-cell office:value-type="float" office:value="2007000">
            <text:p>2007000</text:p>
          </table:table-cell>
          <table:table-cell office:value-type="string">
            <text:p>SI</text:p>
          </table:table-cell>
          <table:table-cell office:value-type="float" office:value="705">
            <text:p>705</text:p>
          </table:table-cell>
          <table:table-cell office:value-type="string">
            <text:p>46.8766275518195</text:p>
          </table:table-cell>
          <table:table-cell office:value-type="string">
            <text:p>45.421812998164</text:p>
          </table:table-cell>
          <table:table-cell office:value-type="string">
            <text:p>16.6106311807</text:p>
          </table:table-cell>
          <table:table-cell office:value-type="string">
            <text:p>13.3753342064709</text:p>
          </table:table-cell>
          <table:table-cell office:value-type="string">
            <text:p>Ljubljan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20273.0</text:p>
          </table:table-cell>
          <table:table-cell office:value-type="string">
            <text:p>sl-SI|sh-SI</text:p>
          </table:table-cell>
          <table:table-cell office:value-type="string">
            <text:p>sl-SI</text:p>
          </table:table-cell>
          <table:table-cell office:value-type="string">
            <text:p>SVN</text:p>
          </table:table-cell>
          <table:table-cell office:value-type="float" office:value="3190538">
            <text:p>319053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office:value-type="string">
            <text:p>NOK</text:p>
          </table:table-cell>
          <table:table-cell office:value-type="float" office:value="2550">
            <text:p>2550</text:p>
          </table:table-cell>
          <table:table-cell office:value-type="string">
            <text:p>SV</text:p>
          </table:table-cell>
          <table:table-cell office:value-type="float" office:value="744">
            <text:p>744</text:p>
          </table:table-cell>
          <table:table-cell office:value-type="string">
            <text:p>80.762085</text:p>
          </table:table-cell>
          <table:table-cell office:value-type="string">
            <text:p>79.220306</text:p>
          </table:table-cell>
          <table:table-cell office:value-type="string">
            <text:p>33.287334</text:p>
          </table:table-cell>
          <table:table-cell office:value-type="string">
            <text:p>17.699389</text:p>
          </table:table-cell>
          <table:table-cell office:value-type="string">
            <text:p>Longyearbye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62049.0</text:p>
          </table:table-cell>
          <table:table-cell office:value-type="string">
            <text:p>no-SJ|ru-SJ</text:p>
          </table:table-cell>
          <table:table-cell office:value-type="string">
            <text:p>no-SJ</text:p>
          </table:table-cell>
          <table:table-cell office:value-type="string">
            <text:p>SJM</text:p>
          </table:table-cell>
          <table:table-cell office:value-type="float" office:value="607072">
            <text:p>60707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K</text:p>
          </table:table-cell>
          <table:table-cell office:value-type="string">
            <text:p>Slovakia</text:p>
          </table:table-cell>
          <table:table-cell office:value-type="string">
            <text:p>EUR</text:p>
          </table:table-cell>
          <table:table-cell office:value-type="float" office:value="5455000">
            <text:p>5455000</text:p>
          </table:table-cell>
          <table:table-cell office:value-type="string">
            <text:p>LO</text:p>
          </table:table-cell>
          <table:table-cell office:value-type="float" office:value="703">
            <text:p>703</text:p>
          </table:table-cell>
          <table:table-cell office:value-type="string">
            <text:p>49.603168</text:p>
          </table:table-cell>
          <table:table-cell office:value-type="string">
            <text:p>47.728111</text:p>
          </table:table-cell>
          <table:table-cell office:value-type="string">
            <text:p>22.570444</text:p>
          </table:table-cell>
          <table:table-cell office:value-type="string">
            <text:p>16.84775</text:p>
          </table:table-cell>
          <table:table-cell office:value-type="string">
            <text:p>Bratislav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48845.0</text:p>
          </table:table-cell>
          <table:table-cell office:value-type="string">
            <text:p>sk-SK|hu-SK</text:p>
          </table:table-cell>
          <table:table-cell office:value-type="string">
            <text:p>sk-SK</text:p>
          </table:table-cell>
          <table:table-cell office:value-type="string">
            <text:p>SVK</text:p>
          </table:table-cell>
          <table:table-cell office:value-type="float" office:value="3057568">
            <text:p>30575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L</text:p>
          </table:table-cell>
          <table:table-cell office:value-type="string">
            <text:p>Sierra Leone</text:p>
          </table:table-cell>
          <table:table-cell office:value-type="string">
            <text:p>SLL</text:p>
          </table:table-cell>
          <table:table-cell office:value-type="float" office:value="5245695">
            <text:p>5245695</text:p>
          </table:table-cell>
          <table:table-cell office:value-type="string">
            <text:p>SL</text:p>
          </table:table-cell>
          <table:table-cell office:value-type="float" office:value="694">
            <text:p>694</text:p>
          </table:table-cell>
          <table:table-cell office:value-type="float" office:value="10">
            <text:p>10</text:p>
          </table:table-cell>
          <table:table-cell office:value-type="string">
            <text:p>6.929611</text:p>
          </table:table-cell>
          <table:table-cell office:value-type="string">
            <text:p>-10.284238</text:p>
          </table:table-cell>
          <table:table-cell office:value-type="string">
            <text:p>-13.307631</text:p>
          </table:table-cell>
          <table:table-cell office:value-type="string">
            <text:p>Freetown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71740.0</text:p>
          </table:table-cell>
          <table:table-cell office:value-type="string">
            <text:p>en-SL|men-SL|tem-SL</text:p>
          </table:table-cell>
          <table:table-cell office:value-type="string">
            <text:p>en-SL</text:p>
          </table:table-cell>
          <table:table-cell office:value-type="string">
            <text:p>SLE</text:p>
          </table:table-cell>
          <table:table-cell office:value-type="float" office:value="2403846">
            <text:p>240384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M</text:p>
          </table:table-cell>
          <table:table-cell office:value-type="string">
            <text:p>San Marino</text:p>
          </table:table-cell>
          <table:table-cell office:value-type="string">
            <text:p>EUR</text:p>
          </table:table-cell>
          <table:table-cell office:value-type="float" office:value="31477">
            <text:p>31477</text:p>
          </table:table-cell>
          <table:table-cell office:value-type="string">
            <text:p>SM</text:p>
          </table:table-cell>
          <table:table-cell office:value-type="float" office:value="674">
            <text:p>674</text:p>
          </table:table-cell>
          <table:table-cell office:value-type="string">
            <text:p>43.99223730851663</text:p>
          </table:table-cell>
          <table:table-cell office:value-type="string">
            <text:p>43.8937092171425</text:p>
          </table:table-cell>
          <table:table-cell office:value-type="string">
            <text:p>12.51653186779788</text:p>
          </table:table-cell>
          <table:table-cell office:value-type="string">
            <text:p>12.403538978820734</text:p>
          </table:table-cell>
          <table:table-cell office:value-type="string">
            <text:p>San Marino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61.2</text:p>
          </table:table-cell>
          <table:table-cell office:value-type="string">
            <text:p>it-SM</text:p>
          </table:table-cell>
          <table:table-cell office:value-type="string">
            <text:p>it-SM</text:p>
          </table:table-cell>
          <table:table-cell office:value-type="string">
            <text:p>SMR</text:p>
          </table:table-cell>
          <table:table-cell office:value-type="float" office:value="3168068">
            <text:p>31680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N</text:p>
          </table:table-cell>
          <table:table-cell office:value-type="string">
            <text:p>Senegal</text:p>
          </table:table-cell>
          <table:table-cell office:value-type="string">
            <text:p>XOF</text:p>
          </table:table-cell>
          <table:table-cell office:value-type="float" office:value="12323252">
            <text:p>12323252</text:p>
          </table:table-cell>
          <table:table-cell office:value-type="string">
            <text:p>SG</text:p>
          </table:table-cell>
          <table:table-cell office:value-type="float" office:value="686">
            <text:p>686</text:p>
          </table:table-cell>
          <table:table-cell office:value-type="string">
            <text:p>16.691633</text:p>
          </table:table-cell>
          <table:table-cell office:value-type="string">
            <text:p>12.307275</text:p>
          </table:table-cell>
          <table:table-cell office:value-type="string">
            <text:p>-11.355887</text:p>
          </table:table-cell>
          <table:table-cell office:value-type="string">
            <text:p>-17.535236</text:p>
          </table:table-cell>
          <table:table-cell office:value-type="string">
            <text:p>Dakar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96190.0</text:p>
          </table:table-cell>
          <table:table-cell office:value-type="string">
            <text:p>fr-SN|wor-SN|fucr-SN|mnkr-SN</text:p>
          </table:table-cell>
          <table:table-cell office:value-type="string">
            <text:p>fr-SN</text:p>
          </table:table-cell>
          <table:table-cell office:value-type="string">
            <text:p>SEN</text:p>
          </table:table-cell>
          <table:table-cell office:value-type="float" office:value="2245662">
            <text:p>224566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O</text:p>
          </table:table-cell>
          <table:table-cell office:value-type="string">
            <text:p>Somalia</text:p>
          </table:table-cell>
          <table:table-cell office:value-type="string">
            <text:p>SOS</text:p>
          </table:table-cell>
          <table:table-cell office:value-type="float" office:value="10112453">
            <text:p>10112453</text:p>
          </table:table-cell>
          <table:table-cell office:value-type="string">
            <text:p>SO</text:p>
          </table:table-cell>
          <table:table-cell office:value-type="float" office:value="706">
            <text:p>706</text:p>
          </table:table-cell>
          <table:table-cell office:value-type="string">
            <text:p>11.979166</text:p>
          </table:table-cell>
          <table:table-cell office:value-type="string">
            <text:p>-1.674868</text:p>
          </table:table-cell>
          <table:table-cell office:value-type="string">
            <text:p>51.412636</text:p>
          </table:table-cell>
          <table:table-cell office:value-type="string">
            <text:p>40.986595</text:p>
          </table:table-cell>
          <table:table-cell office:value-type="string">
            <text:p>Mogadishu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637657.0</text:p>
          </table:table-cell>
          <table:table-cell office:value-type="string">
            <text:p>so-SO|ar-SO|it-SO|en-SO</text:p>
          </table:table-cell>
          <table:table-cell office:value-type="string">
            <text:p>so-SO</text:p>
          </table:table-cell>
          <table:table-cell office:value-type="string">
            <text:p>SOM</text:p>
          </table:table-cell>
          <table:table-cell office:value-type="float" office:value="51537">
            <text:p>5153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R</text:p>
          </table:table-cell>
          <table:table-cell office:value-type="string">
            <text:p>Suriname</text:p>
          </table:table-cell>
          <table:table-cell office:value-type="string">
            <text:p>SRD</text:p>
          </table:table-cell>
          <table:table-cell office:value-type="float" office:value="492829">
            <text:p>492829</text:p>
          </table:table-cell>
          <table:table-cell office:value-type="string">
            <text:p>NS</text:p>
          </table:table-cell>
          <table:table-cell office:value-type="float" office:value="740">
            <text:p>740</text:p>
          </table:table-cell>
          <table:table-cell office:value-type="string">
            <text:p>6.004546</text:p>
          </table:table-cell>
          <table:table-cell office:value-type="string">
            <text:p>1.831145</text:p>
          </table:table-cell>
          <table:table-cell office:value-type="string">
            <text:p>-53.977493</text:p>
          </table:table-cell>
          <table:table-cell office:value-type="string">
            <text:p>-58.086563</text:p>
          </table:table-cell>
          <table:table-cell office:value-type="string">
            <text:p>Paramaribo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163270.0</text:p>
          </table:table-cell>
          <table:table-cell office:value-type="string">
            <text:p>nl-SR|enl-SR|srnl-SR|hnsl-SR|jvl-SR</text:p>
          </table:table-cell>
          <table:table-cell office:value-type="string">
            <text:p>nl-SR</text:p>
          </table:table-cell>
          <table:table-cell office:value-type="string">
            <text:p>SUR</text:p>
          </table:table-cell>
          <table:table-cell office:value-type="float" office:value="3382998">
            <text:p>338299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S</text:p>
          </table:table-cell>
          <table:table-cell office:value-type="string">
            <text:p>South Sudan</text:p>
          </table:table-cell>
          <table:table-cell office:value-type="string">
            <text:p>SSP</text:p>
          </table:table-cell>
          <table:table-cell office:value-type="float" office:value="8260490">
            <text:p>8260490</text:p>
          </table:table-cell>
          <table:table-cell office:value-type="string">
            <text:p>OD</text:p>
          </table:table-cell>
          <table:table-cell office:value-type="float" office:value="728">
            <text:p>728</text:p>
          </table:table-cell>
          <table:table-cell office:value-type="string">
            <text:p>12.219148635864258</text:p>
          </table:table-cell>
          <table:table-cell office:value-type="string">
            <text:p>3.493394374847412</text:p>
          </table:table-cell>
          <table:table-cell office:value-type="string">
            <text:p>35.9405517578125</text:p>
          </table:table-cell>
          <table:table-cell office:value-type="string">
            <text:p>24.140274047851562</text:p>
          </table:table-cell>
          <table:table-cell office:value-type="string">
            <text:p>Jub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644329.0</text:p>
          </table:table-cell>
          <table:table-cell table:number-columns-repeated="2" office:value-type="string">
            <text:p>en-SS</text:p>
          </table:table-cell>
          <table:table-cell office:value-type="string">
            <text:p>SSD</text:p>
          </table:table-cell>
          <table:table-cell office:value-type="float" office:value="7909807">
            <text:p>790980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T</text:p>
          </table:table-cell>
          <table:table-cell office:value-type="string">
            <text:p>São Tomé and Príncipe</text:p>
          </table:table-cell>
          <table:table-cell office:value-type="string">
            <text:p>STD</text:p>
          </table:table-cell>
          <table:table-cell office:value-type="float" office:value="175808">
            <text:p>175808</text:p>
          </table:table-cell>
          <table:table-cell office:value-type="string">
            <text:p>TP</text:p>
          </table:table-cell>
          <table:table-cell office:value-type="float" office:value="678">
            <text:p>678</text:p>
          </table:table-cell>
          <table:table-cell office:value-type="string">
            <text:p>1.701323</text:p>
          </table:table-cell>
          <table:table-cell office:value-type="string">
            <text:p>0.024766</text:p>
          </table:table-cell>
          <table:table-cell office:value-type="string">
            <text:p>7.466374</text:p>
          </table:table-cell>
          <table:table-cell office:value-type="string">
            <text:p>6.47017</text:p>
          </table:table-cell>
          <table:table-cell office:value-type="string">
            <text:p>São Tomé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001.0</text:p>
          </table:table-cell>
          <table:table-cell office:value-type="string">
            <text:p>pt-ST</text:p>
          </table:table-cell>
          <table:table-cell office:value-type="string">
            <text:p>pt-ST</text:p>
          </table:table-cell>
          <table:table-cell office:value-type="string">
            <text:p>STP</text:p>
          </table:table-cell>
          <table:table-cell office:value-type="float" office:value="2410758">
            <text:p>241075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 Salvador</text:p>
          </table:table-cell>
          <table:table-cell office:value-type="string">
            <text:p>USD</text:p>
          </table:table-cell>
          <table:table-cell office:value-type="float" office:value="6052064">
            <text:p>6052064</text:p>
          </table:table-cell>
          <table:table-cell office:value-type="string">
            <text:p>ES</text:p>
          </table:table-cell>
          <table:table-cell office:value-type="float" office:value="222">
            <text:p>222</text:p>
          </table:table-cell>
          <table:table-cell office:value-type="string">
            <text:p>14.445067</text:p>
          </table:table-cell>
          <table:table-cell office:value-type="string">
            <text:p>13.148679</text:p>
          </table:table-cell>
          <table:table-cell office:value-type="string">
            <text:p>-87.692162</text:p>
          </table:table-cell>
          <table:table-cell office:value-type="string">
            <text:p>-90.128662</text:p>
          </table:table-cell>
          <table:table-cell office:value-type="string">
            <text:p>San Salvador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21040.0</text:p>
          </table:table-cell>
          <table:table-cell office:value-type="string">
            <text:p>es-SV</text:p>
          </table:table-cell>
          <table:table-cell office:value-type="string">
            <text:p>es-SV</text:p>
          </table:table-cell>
          <table:table-cell office:value-type="string">
            <text:p>SLV</text:p>
          </table:table-cell>
          <table:table-cell office:value-type="float" office:value="3585968">
            <text:p>35859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X</text:p>
          </table:table-cell>
          <table:table-cell office:value-type="string">
            <text:p>Sint Maarten</text:p>
          </table:table-cell>
          <table:table-cell office:value-type="string">
            <text:p>ANG</text:p>
          </table:table-cell>
          <table:table-cell office:value-type="float" office:value="37429">
            <text:p>37429</text:p>
          </table:table-cell>
          <table:table-cell office:value-type="string">
            <text:p>NN</text:p>
          </table:table-cell>
          <table:table-cell office:value-type="float" office:value="534">
            <text:p>534</text:p>
          </table:table-cell>
          <table:table-cell office:value-type="string">
            <text:p>18.070248</text:p>
          </table:table-cell>
          <table:table-cell office:value-type="string">
            <text:p>18.011692</text:p>
          </table:table-cell>
          <table:table-cell office:value-type="string">
            <text:p>-63.012993</text:p>
          </table:table-cell>
          <table:table-cell office:value-type="string">
            <text:p>-63.144039</text:p>
          </table:table-cell>
          <table:table-cell office:value-type="string">
            <text:p>Philipsburg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/>
          <table:table-cell office:value-type="string">
            <text:p>nl-SX|en-SX</text:p>
          </table:table-cell>
          <table:table-cell office:value-type="string">
            <text:p>nl-SX</text:p>
          </table:table-cell>
          <table:table-cell office:value-type="string">
            <text:p>SXM</text:p>
          </table:table-cell>
          <table:table-cell office:value-type="float" office:value="7609695">
            <text:p>760969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Y</text:p>
          </table:table-cell>
          <table:table-cell office:value-type="string">
            <text:p>Syria</text:p>
          </table:table-cell>
          <table:table-cell office:value-type="string">
            <text:p>SYP</text:p>
          </table:table-cell>
          <table:table-cell office:value-type="float" office:value="22198110">
            <text:p>22198110</text:p>
          </table:table-cell>
          <table:table-cell office:value-type="string">
            <text:p>SY</text:p>
          </table:table-cell>
          <table:table-cell office:value-type="float" office:value="760">
            <text:p>760</text:p>
          </table:table-cell>
          <table:table-cell office:value-type="string">
            <text:p>37.319138</text:p>
          </table:table-cell>
          <table:table-cell office:value-type="string">
            <text:p>32.310665</text:p>
          </table:table-cell>
          <table:table-cell office:value-type="string">
            <text:p>42.385029</text:p>
          </table:table-cell>
          <table:table-cell office:value-type="string">
            <text:p>35.727222</text:p>
          </table:table-cell>
          <table:table-cell office:value-type="string">
            <text:p>Damascus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85180.0</text:p>
          </table:table-cell>
          <table:table-cell office:value-type="string">
            <text:p>ar-SY|ku-SY|hy-SY|arc-SY|fr-SY|en-SY</text:p>
          </table:table-cell>
          <table:table-cell office:value-type="string">
            <text:p>ar-SY</text:p>
          </table:table-cell>
          <table:table-cell office:value-type="string">
            <text:p>SYR</text:p>
          </table:table-cell>
          <table:table-cell office:value-type="float" office:value="163843">
            <text:p>16384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Z</text:p>
          </table:table-cell>
          <table:table-cell office:value-type="string">
            <text:p>Swaziland</text:p>
          </table:table-cell>
          <table:table-cell office:value-type="string">
            <text:p>SZL</text:p>
          </table:table-cell>
          <table:table-cell office:value-type="float" office:value="1354051">
            <text:p>1354051</text:p>
          </table:table-cell>
          <table:table-cell office:value-type="string">
            <text:p>WZ</text:p>
          </table:table-cell>
          <table:table-cell office:value-type="float" office:value="748">
            <text:p>748</text:p>
          </table:table-cell>
          <table:table-cell office:value-type="string">
            <text:p>-25.719648</text:p>
          </table:table-cell>
          <table:table-cell office:value-type="string">
            <text:p>-27.317101</text:p>
          </table:table-cell>
          <table:table-cell office:value-type="string">
            <text:p>32.13726</text:p>
          </table:table-cell>
          <table:table-cell office:value-type="string">
            <text:p>30.794107</text:p>
          </table:table-cell>
          <table:table-cell office:value-type="string">
            <text:p>Mbabane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7363.0</text:p>
          </table:table-cell>
          <table:table-cell office:value-type="string">
            <text:p>en-SZ|ss-SZ</text:p>
          </table:table-cell>
          <table:table-cell office:value-type="string">
            <text:p>en-SZ</text:p>
          </table:table-cell>
          <table:table-cell office:value-type="string">
            <text:p>SWZ</text:p>
          </table:table-cell>
          <table:table-cell office:value-type="float" office:value="934841">
            <text:p>9348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office:value-type="string">
            <text:p>USD</text:p>
          </table:table-cell>
          <table:table-cell office:value-type="float" office:value="20556">
            <text:p>20556</text:p>
          </table:table-cell>
          <table:table-cell office:value-type="string">
            <text:p>TK</text:p>
          </table:table-cell>
          <table:table-cell office:value-type="float" office:value="796">
            <text:p>796</text:p>
          </table:table-cell>
          <table:table-cell office:value-type="string">
            <text:p>21.961878</text:p>
          </table:table-cell>
          <table:table-cell office:value-type="string">
            <text:p>21.422626</text:p>
          </table:table-cell>
          <table:table-cell office:value-type="string">
            <text:p>-71.123642</text:p>
          </table:table-cell>
          <table:table-cell office:value-type="string">
            <text:p>-72.483871</text:p>
          </table:table-cell>
          <table:table-cell office:value-type="string">
            <text:p>Cockburn Tow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430.0</text:p>
          </table:table-cell>
          <table:table-cell table:number-columns-repeated="2" office:value-type="string">
            <text:p>en-TC</text:p>
          </table:table-cell>
          <table:table-cell office:value-type="string">
            <text:p>TCA</text:p>
          </table:table-cell>
          <table:table-cell office:value-type="float" office:value="3576916">
            <text:p>35769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D</text:p>
          </table:table-cell>
          <table:table-cell office:value-type="string">
            <text:p>Chad</text:p>
          </table:table-cell>
          <table:table-cell office:value-type="string">
            <text:p>XAF</text:p>
          </table:table-cell>
          <table:table-cell office:value-type="float" office:value="10543464">
            <text:p>10543464</text:p>
          </table:table-cell>
          <table:table-cell office:value-type="string">
            <text:p>CD</text:p>
          </table:table-cell>
          <table:table-cell office:value-type="float" office:value="148">
            <text:p>148</text:p>
          </table:table-cell>
          <table:table-cell office:value-type="string">
            <text:p>23.450369</text:p>
          </table:table-cell>
          <table:table-cell office:value-type="string">
            <text:p>7.441068</text:p>
          </table:table-cell>
          <table:table-cell office:value-type="string">
            <text:p>24.002661</text:p>
          </table:table-cell>
          <table:table-cell office:value-type="string">
            <text:p>13.473475</text:p>
          </table:table-cell>
          <table:table-cell office:value-type="string">
            <text:p>N'Djamen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284000.0</text:p>
          </table:table-cell>
          <table:table-cell office:value-type="string">
            <text:p>fr-TD|ar-TD|sre-TD</text:p>
          </table:table-cell>
          <table:table-cell office:value-type="string">
            <text:p>fr-TD</text:p>
          </table:table-cell>
          <table:table-cell office:value-type="string">
            <text:p>TCD</text:p>
          </table:table-cell>
          <table:table-cell office:value-type="float" office:value="2434508">
            <text:p>243450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office:value-type="string">
            <text:p>EUR</text:p>
          </table:table-cell>
          <table:table-cell office:value-type="float" office:value="140">
            <text:p>140</text:p>
          </table:table-cell>
          <table:table-cell office:value-type="string">
            <text:p>FS</text:p>
          </table:table-cell>
          <table:table-cell office:value-type="float" office:value="260">
            <text:p>260</text:p>
          </table:table-cell>
          <table:table-cell office:value-type="string">
            <text:p>-37.790722</text:p>
          </table:table-cell>
          <table:table-cell office:value-type="string">
            <text:p>-49.735184</text:p>
          </table:table-cell>
          <table:table-cell office:value-type="string">
            <text:p>77.598808</text:p>
          </table:table-cell>
          <table:table-cell office:value-type="string">
            <text:p>50.170258</text:p>
          </table:table-cell>
          <table:table-cell office:value-type="string">
            <text:p>Port-aux-Français</text:p>
          </table:table-cell>
          <table:table-cell office:value-type="string">
            <text:p>Antarctica</text:p>
          </table:table-cell>
          <table:table-cell office:value-type="string">
            <text:p>AN</text:p>
          </table:table-cell>
          <table:table-cell office:value-type="string">
            <text:p>7829.0</text:p>
          </table:table-cell>
          <table:table-cell table:number-columns-repeated="2" office:value-type="string">
            <text:p>fr-TF</text:p>
          </table:table-cell>
          <table:table-cell office:value-type="string">
            <text:p>ATF</text:p>
          </table:table-cell>
          <table:table-cell office:value-type="float" office:value="1546748">
            <text:p>154674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G</text:p>
          </table:table-cell>
          <table:table-cell office:value-type="string">
            <text:p>Togo</text:p>
          </table:table-cell>
          <table:table-cell office:value-type="string">
            <text:p>XOF</text:p>
          </table:table-cell>
          <table:table-cell office:value-type="float" office:value="6587239">
            <text:p>6587239</text:p>
          </table:table-cell>
          <table:table-cell office:value-type="string">
            <text:p>TO</text:p>
          </table:table-cell>
          <table:table-cell office:value-type="float" office:value="768">
            <text:p>768</text:p>
          </table:table-cell>
          <table:table-cell office:value-type="string">
            <text:p>11.138977</text:p>
          </table:table-cell>
          <table:table-cell office:value-type="string">
            <text:p>6.104417</text:p>
          </table:table-cell>
          <table:table-cell office:value-type="string">
            <text:p>1.806693</text:p>
          </table:table-cell>
          <table:table-cell office:value-type="string">
            <text:p>-0.147324</text:p>
          </table:table-cell>
          <table:table-cell office:value-type="string">
            <text:p>Lomé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56785.0</text:p>
          </table:table-cell>
          <table:table-cell office:value-type="string">
            <text:p>fr-TG|ee-TG|hna-TG|kbp-TG|dag-TG|ha-TG</text:p>
          </table:table-cell>
          <table:table-cell office:value-type="string">
            <text:p>fr-TG</text:p>
          </table:table-cell>
          <table:table-cell office:value-type="string">
            <text:p>TGO</text:p>
          </table:table-cell>
          <table:table-cell office:value-type="float" office:value="2363686">
            <text:p>236368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H</text:p>
          </table:table-cell>
          <table:table-cell office:value-type="string">
            <text:p>Thailand</text:p>
          </table:table-cell>
          <table:table-cell office:value-type="string">
            <text:p>THB</text:p>
          </table:table-cell>
          <table:table-cell office:value-type="float" office:value="67089500">
            <text:p>67089500</text:p>
          </table:table-cell>
          <table:table-cell office:value-type="string">
            <text:p>TH</text:p>
          </table:table-cell>
          <table:table-cell office:value-type="float" office:value="764">
            <text:p>764</text:p>
          </table:table-cell>
          <table:table-cell office:value-type="string">
            <text:p>20.463194</text:p>
          </table:table-cell>
          <table:table-cell table:style-name="ce1" office:value-type="string">
            <text:p>5.61</text:p>
          </table:table-cell>
          <table:table-cell office:value-type="string">
            <text:p>105.639389</text:p>
          </table:table-cell>
          <table:table-cell office:value-type="string">
            <text:p>97.345642</text:p>
          </table:table-cell>
          <table:table-cell office:value-type="string">
            <text:p>Bangkok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514000.0</text:p>
          </table:table-cell>
          <table:table-cell office:value-type="string">
            <text:p>th-TH|en-TH</text:p>
          </table:table-cell>
          <table:table-cell office:value-type="string">
            <text:p>th-TH</text:p>
          </table:table-cell>
          <table:table-cell office:value-type="string">
            <text:p>THA</text:p>
          </table:table-cell>
          <table:table-cell office:value-type="float" office:value="1605651">
            <text:p>160565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J</text:p>
          </table:table-cell>
          <table:table-cell office:value-type="string">
            <text:p>Tajikistan</text:p>
          </table:table-cell>
          <table:table-cell office:value-type="string">
            <text:p>TJS</text:p>
          </table:table-cell>
          <table:table-cell office:value-type="float" office:value="7487489">
            <text:p>7487489</text:p>
          </table:table-cell>
          <table:table-cell office:value-type="string">
            <text:p>TI</text:p>
          </table:table-cell>
          <table:table-cell office:value-type="float" office:value="762">
            <text:p>762</text:p>
          </table:table-cell>
          <table:table-cell office:value-type="string">
            <text:p>41.042252</text:p>
          </table:table-cell>
          <table:table-cell office:value-type="string">
            <text:p>36.674137</text:p>
          </table:table-cell>
          <table:table-cell office:value-type="string">
            <text:p>75.137222</text:p>
          </table:table-cell>
          <table:table-cell office:value-type="string">
            <text:p>67.387138</text:p>
          </table:table-cell>
          <table:table-cell office:value-type="string">
            <text:p>Dushanbe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143100.0</text:p>
          </table:table-cell>
          <table:table-cell office:value-type="string">
            <text:p>tg-TJ|ru-TJ</text:p>
          </table:table-cell>
          <table:table-cell office:value-type="string">
            <text:p>tg-TJ</text:p>
          </table:table-cell>
          <table:table-cell office:value-type="string">
            <text:p>TJK</text:p>
          </table:table-cell>
          <table:table-cell office:value-type="float" office:value="1220409">
            <text:p>12204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K</text:p>
          </table:table-cell>
          <table:table-cell office:value-type="string">
            <text:p>Tokelau</text:p>
          </table:table-cell>
          <table:table-cell office:value-type="string">
            <text:p>NZD</text:p>
          </table:table-cell>
          <table:table-cell office:value-type="float" office:value="1466">
            <text:p>1466</text:p>
          </table:table-cell>
          <table:table-cell office:value-type="string">
            <text:p>TL</text:p>
          </table:table-cell>
          <table:table-cell office:value-type="float" office:value="772">
            <text:p>772</text:p>
          </table:table-cell>
          <table:table-cell office:value-type="string">
            <text:p>-8.553613662719727</text:p>
          </table:table-cell>
          <table:table-cell office:value-type="string">
            <text:p>-9.381111145019531</text:p>
          </table:table-cell>
          <table:table-cell office:value-type="string">
            <text:p>-171.21142578125</text:p>
          </table:table-cell>
          <table:table-cell office:value-type="string">
            <text:p>-172.50033569335938</text:p>
          </table:table-cell>
          <table:table-cell/>
          <table:table-cell office:value-type="string">
            <text:p>Oceania</text:p>
          </table:table-cell>
          <table:table-cell office:value-type="string">
            <text:p>OC</text:p>
          </table:table-cell>
          <table:table-cell table:style-name="ce1" office:value-type="string">
            <text:p>10.0</text:p>
          </table:table-cell>
          <table:table-cell office:value-type="string">
            <text:p>tkl-TK|en-TK</text:p>
          </table:table-cell>
          <table:table-cell office:value-type="string">
            <text:p>tk-TK</text:p>
          </table:table-cell>
          <table:table-cell office:value-type="string">
            <text:p>TKL</text:p>
          </table:table-cell>
          <table:table-cell office:value-type="float" office:value="4031074">
            <text:p>403107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L</text:p>
          </table:table-cell>
          <table:table-cell office:value-type="string">
            <text:p>East Timor</text:p>
          </table:table-cell>
          <table:table-cell office:value-type="string">
            <text:p>USD</text:p>
          </table:table-cell>
          <table:table-cell office:value-type="float" office:value="1154625">
            <text:p>1154625</text:p>
          </table:table-cell>
          <table:table-cell office:value-type="string">
            <text:p>TT</text:p>
          </table:table-cell>
          <table:table-cell office:value-type="float" office:value="626">
            <text:p>626</text:p>
          </table:table-cell>
          <table:table-cell office:value-type="string">
            <text:p>-8.135833740234375</text:p>
          </table:table-cell>
          <table:table-cell office:value-type="string">
            <text:p>-9.463626861572266</text:p>
          </table:table-cell>
          <table:table-cell office:value-type="string">
            <text:p>127.30859375</text:p>
          </table:table-cell>
          <table:table-cell office:value-type="string">
            <text:p>124.04609680175781</text:p>
          </table:table-cell>
          <table:table-cell office:value-type="string">
            <text:p>Dili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15007.0</text:p>
          </table:table-cell>
          <table:table-cell office:value-type="string">
            <text:p>tet-TL|pt-TL|id-TL|en-TL</text:p>
          </table:table-cell>
          <table:table-cell office:value-type="string">
            <text:p>te-TL</text:p>
          </table:table-cell>
          <table:table-cell office:value-type="string">
            <text:p>TLS</text:p>
          </table:table-cell>
          <table:table-cell office:value-type="float" office:value="1966436">
            <text:p>196643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M</text:p>
          </table:table-cell>
          <table:table-cell office:value-type="string">
            <text:p>Turkmenistan</text:p>
          </table:table-cell>
          <table:table-cell office:value-type="string">
            <text:p>TMT</text:p>
          </table:table-cell>
          <table:table-cell office:value-type="float" office:value="4940916">
            <text:p>4940916</text:p>
          </table:table-cell>
          <table:table-cell office:value-type="string">
            <text:p>TX</text:p>
          </table:table-cell>
          <table:table-cell office:value-type="float" office:value="795">
            <text:p>795</text:p>
          </table:table-cell>
          <table:table-cell office:value-type="string">
            <text:p>42.795555</text:p>
          </table:table-cell>
          <table:table-cell office:value-type="string">
            <text:p>35.141083</text:p>
          </table:table-cell>
          <table:table-cell office:value-type="string">
            <text:p>66.684303</text:p>
          </table:table-cell>
          <table:table-cell office:value-type="string">
            <text:p>52.441444</text:p>
          </table:table-cell>
          <table:table-cell office:value-type="string">
            <text:p>Ashgabat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488100.0</text:p>
          </table:table-cell>
          <table:table-cell office:value-type="string">
            <text:p>tk-TM|ru-TM|uz-TM</text:p>
          </table:table-cell>
          <table:table-cell office:value-type="string">
            <text:p>tk-TM</text:p>
          </table:table-cell>
          <table:table-cell office:value-type="string">
            <text:p>TKM</text:p>
          </table:table-cell>
          <table:table-cell office:value-type="float" office:value="1218197">
            <text:p>12181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N</text:p>
          </table:table-cell>
          <table:table-cell office:value-type="string">
            <text:p>Tunisia</text:p>
          </table:table-cell>
          <table:table-cell office:value-type="string">
            <text:p>TND</text:p>
          </table:table-cell>
          <table:table-cell office:value-type="float" office:value="10589025">
            <text:p>10589025</text:p>
          </table:table-cell>
          <table:table-cell office:value-type="string">
            <text:p>TS</text:p>
          </table:table-cell>
          <table:table-cell office:value-type="float" office:value="788">
            <text:p>788</text:p>
          </table:table-cell>
          <table:table-cell office:value-type="string">
            <text:p>37.543915</text:p>
          </table:table-cell>
          <table:table-cell office:value-type="string">
            <text:p>30.240417</text:p>
          </table:table-cell>
          <table:table-cell office:value-type="string">
            <text:p>11.598278</text:p>
          </table:table-cell>
          <table:table-cell office:value-type="string">
            <text:p>7.524833</text:p>
          </table:table-cell>
          <table:table-cell office:value-type="string">
            <text:p>Tunis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63610.0</text:p>
          </table:table-cell>
          <table:table-cell office:value-type="string">
            <text:p>ar-TN|fr-TN</text:p>
          </table:table-cell>
          <table:table-cell office:value-type="string">
            <text:p>ar-TN</text:p>
          </table:table-cell>
          <table:table-cell office:value-type="string">
            <text:p>TUN</text:p>
          </table:table-cell>
          <table:table-cell office:value-type="float" office:value="2464461">
            <text:p>246446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O</text:p>
          </table:table-cell>
          <table:table-cell office:value-type="string">
            <text:p>Tonga</text:p>
          </table:table-cell>
          <table:table-cell office:value-type="string">
            <text:p>TOP</text:p>
          </table:table-cell>
          <table:table-cell office:value-type="float" office:value="122580">
            <text:p>122580</text:p>
          </table:table-cell>
          <table:table-cell office:value-type="string">
            <text:p>TN</text:p>
          </table:table-cell>
          <table:table-cell office:value-type="float" office:value="776">
            <text:p>776</text:p>
          </table:table-cell>
          <table:table-cell office:value-type="string">
            <text:p>-15.562988</text:p>
          </table:table-cell>
          <table:table-cell office:value-type="string">
            <text:p>-21.455057</text:p>
          </table:table-cell>
          <table:table-cell office:value-type="string">
            <text:p>-173.907578</text:p>
          </table:table-cell>
          <table:table-cell office:value-type="string">
            <text:p>-175.682266</text:p>
          </table:table-cell>
          <table:table-cell office:value-type="string">
            <text:p>Nuku'alof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748.0</text:p>
          </table:table-cell>
          <table:table-cell office:value-type="string">
            <text:p>to-TO|en-TO</text:p>
          </table:table-cell>
          <table:table-cell office:value-type="string">
            <text:p>to-TO</text:p>
          </table:table-cell>
          <table:table-cell office:value-type="string">
            <text:p>TON</text:p>
          </table:table-cell>
          <table:table-cell office:value-type="float" office:value="4032283">
            <text:p>403228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R</text:p>
          </table:table-cell>
          <table:table-cell office:value-type="string">
            <text:p>Turkey</text:p>
          </table:table-cell>
          <table:table-cell office:value-type="string">
            <text:p>TRY</text:p>
          </table:table-cell>
          <table:table-cell office:value-type="float" office:value="77804122">
            <text:p>77804122</text:p>
          </table:table-cell>
          <table:table-cell office:value-type="string">
            <text:p>TU</text:p>
          </table:table-cell>
          <table:table-cell office:value-type="float" office:value="792">
            <text:p>792</text:p>
          </table:table-cell>
          <table:table-cell office:value-type="string">
            <text:p>42.107613</text:p>
          </table:table-cell>
          <table:table-cell office:value-type="string">
            <text:p>35.815418</text:p>
          </table:table-cell>
          <table:table-cell office:value-type="string">
            <text:p>44.834999</text:p>
          </table:table-cell>
          <table:table-cell office:value-type="string">
            <text:p>25.668501</text:p>
          </table:table-cell>
          <table:table-cell office:value-type="string">
            <text:p>Ankar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780580.0</text:p>
          </table:table-cell>
          <table:table-cell office:value-type="string">
            <text:p>tr-TR|ku-TR|diq-TR|az-TR|av-TR</text:p>
          </table:table-cell>
          <table:table-cell office:value-type="string">
            <text:p>tr-TR</text:p>
          </table:table-cell>
          <table:table-cell office:value-type="string">
            <text:p>TUR</text:p>
          </table:table-cell>
          <table:table-cell office:value-type="float" office:value="298795">
            <text:p>29879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office:value-type="string">
            <text:p>TTD</text:p>
          </table:table-cell>
          <table:table-cell office:value-type="float" office:value="1228691">
            <text:p>1228691</text:p>
          </table:table-cell>
          <table:table-cell office:value-type="string">
            <text:p>TD</text:p>
          </table:table-cell>
          <table:table-cell office:value-type="float" office:value="780">
            <text:p>780</text:p>
          </table:table-cell>
          <table:table-cell office:value-type="string">
            <text:p>11.338342</text:p>
          </table:table-cell>
          <table:table-cell office:value-type="string">
            <text:p>10.036105</text:p>
          </table:table-cell>
          <table:table-cell office:value-type="string">
            <text:p>-60.517933</text:p>
          </table:table-cell>
          <table:table-cell office:value-type="string">
            <text:p>-61.923771</text:p>
          </table:table-cell>
          <table:table-cell office:value-type="string">
            <text:p>Port of Spai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5128.0</text:p>
          </table:table-cell>
          <table:table-cell office:value-type="string">
            <text:p>en-TT|hns-TT|fr-TT|es-TT|zh-TT</text:p>
          </table:table-cell>
          <table:table-cell office:value-type="string">
            <text:p>en-TT</text:p>
          </table:table-cell>
          <table:table-cell office:value-type="string">
            <text:p>TTO</text:p>
          </table:table-cell>
          <table:table-cell office:value-type="float" office:value="3573591">
            <text:p>35735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V</text:p>
          </table:table-cell>
          <table:table-cell office:value-type="string">
            <text:p>Tuvalu</text:p>
          </table:table-cell>
          <table:table-cell office:value-type="string">
            <text:p>AUD</text:p>
          </table:table-cell>
          <table:table-cell office:value-type="float" office:value="10472">
            <text:p>10472</text:p>
          </table:table-cell>
          <table:table-cell office:value-type="string">
            <text:p>TV</text:p>
          </table:table-cell>
          <table:table-cell office:value-type="float" office:value="798">
            <text:p>798</text:p>
          </table:table-cell>
          <table:table-cell office:value-type="string">
            <text:p>-5.641972</text:p>
          </table:table-cell>
          <table:table-cell office:value-type="string">
            <text:p>-10.801169</text:p>
          </table:table-cell>
          <table:table-cell office:value-type="string">
            <text:p>179.863281</text:p>
          </table:table-cell>
          <table:table-cell office:value-type="string">
            <text:p>176.064865</text:p>
          </table:table-cell>
          <table:table-cell office:value-type="string">
            <text:p>Funafuti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6.0</text:p>
          </table:table-cell>
          <table:table-cell office:value-type="string">
            <text:p>tvl-TV|en-TV|sm-TV|gil-TV</text:p>
          </table:table-cell>
          <table:table-cell office:value-type="string">
            <text:p>tv-TV</text:p>
          </table:table-cell>
          <table:table-cell office:value-type="string">
            <text:p>TUV</text:p>
          </table:table-cell>
          <table:table-cell office:value-type="float" office:value="2110297">
            <text:p>21102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W</text:p>
          </table:table-cell>
          <table:table-cell office:value-type="string">
            <text:p>Taiwan</text:p>
          </table:table-cell>
          <table:table-cell office:value-type="string">
            <text:p>TWD</text:p>
          </table:table-cell>
          <table:table-cell office:value-type="float" office:value="22894384">
            <text:p>22894384</text:p>
          </table:table-cell>
          <table:table-cell office:value-type="string">
            <text:p>TW</text:p>
          </table:table-cell>
          <table:table-cell office:value-type="float" office:value="158">
            <text:p>158</text:p>
          </table:table-cell>
          <table:table-cell office:value-type="string">
            <text:p>25.29825</text:p>
          </table:table-cell>
          <table:table-cell office:value-type="string">
            <text:p>21.901806</text:p>
          </table:table-cell>
          <table:table-cell office:value-type="string">
            <text:p>122.000443</text:p>
          </table:table-cell>
          <table:table-cell office:value-type="string">
            <text:p>119.534691</text:p>
          </table:table-cell>
          <table:table-cell office:value-type="string">
            <text:p>Taipei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5980.0</text:p>
          </table:table-cell>
          <table:table-cell office:value-type="string">
            <text:p>zh-TW|zh-TW|nan-TW|hak-TW</text:p>
          </table:table-cell>
          <table:table-cell office:value-type="string">
            <text:p>zh-TW</text:p>
          </table:table-cell>
          <table:table-cell office:value-type="string">
            <text:p>TWN</text:p>
          </table:table-cell>
          <table:table-cell office:value-type="float" office:value="1668284">
            <text:p>166828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Z</text:p>
          </table:table-cell>
          <table:table-cell office:value-type="string">
            <text:p>Tanzania</text:p>
          </table:table-cell>
          <table:table-cell office:value-type="string">
            <text:p>TZS</text:p>
          </table:table-cell>
          <table:table-cell office:value-type="float" office:value="41892895">
            <text:p>41892895</text:p>
          </table:table-cell>
          <table:table-cell office:value-type="string">
            <text:p>TZ</text:p>
          </table:table-cell>
          <table:table-cell office:value-type="float" office:value="834">
            <text:p>834</text:p>
          </table:table-cell>
          <table:table-cell office:value-type="string">
            <text:p>-0.990736</text:p>
          </table:table-cell>
          <table:table-cell office:value-type="string">
            <text:p>-11.745696</text:p>
          </table:table-cell>
          <table:table-cell office:value-type="string">
            <text:p>40.443222</text:p>
          </table:table-cell>
          <table:table-cell office:value-type="string">
            <text:p>29.327168</text:p>
          </table:table-cell>
          <table:table-cell office:value-type="string">
            <text:p>Dodom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945087.0</text:p>
          </table:table-cell>
          <table:table-cell office:value-type="string">
            <text:p>sw-TZ|en-TZ|ar-TZ</text:p>
          </table:table-cell>
          <table:table-cell office:value-type="string">
            <text:p>sw-TZ</text:p>
          </table:table-cell>
          <table:table-cell office:value-type="string">
            <text:p>TZA</text:p>
          </table:table-cell>
          <table:table-cell office:value-type="float" office:value="149590">
            <text:p>14959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A</text:p>
          </table:table-cell>
          <table:table-cell office:value-type="string">
            <text:p>Ukraine</text:p>
          </table:table-cell>
          <table:table-cell office:value-type="string">
            <text:p>UAH</text:p>
          </table:table-cell>
          <table:table-cell office:value-type="float" office:value="45415596">
            <text:p>45415596</text:p>
          </table:table-cell>
          <table:table-cell office:value-type="string">
            <text:p>UP</text:p>
          </table:table-cell>
          <table:table-cell office:value-type="float" office:value="804">
            <text:p>804</text:p>
          </table:table-cell>
          <table:table-cell office:value-type="string">
            <text:p>52.369362</text:p>
          </table:table-cell>
          <table:table-cell office:value-type="string">
            <text:p>44.390415</text:p>
          </table:table-cell>
          <table:table-cell office:value-type="string">
            <text:p>40.20739</text:p>
          </table:table-cell>
          <table:table-cell office:value-type="string">
            <text:p>22.128889</text:p>
          </table:table-cell>
          <table:table-cell office:value-type="string">
            <text:p>Kyiv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603700.0</text:p>
          </table:table-cell>
          <table:table-cell office:value-type="string">
            <text:p>uk-UA|ru-UA|rom-UA|pl-UA|hu-UA</text:p>
          </table:table-cell>
          <table:table-cell office:value-type="string">
            <text:p>uk-UA</text:p>
          </table:table-cell>
          <table:table-cell office:value-type="string">
            <text:p>UKR</text:p>
          </table:table-cell>
          <table:table-cell office:value-type="float" office:value="690791">
            <text:p>69079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G</text:p>
          </table:table-cell>
          <table:table-cell office:value-type="string">
            <text:p>Uganda</text:p>
          </table:table-cell>
          <table:table-cell office:value-type="string">
            <text:p>UGX</text:p>
          </table:table-cell>
          <table:table-cell office:value-type="float" office:value="33398682">
            <text:p>33398682</text:p>
          </table:table-cell>
          <table:table-cell office:value-type="string">
            <text:p>UG</text:p>
          </table:table-cell>
          <table:table-cell office:value-type="float" office:value="800">
            <text:p>800</text:p>
          </table:table-cell>
          <table:table-cell office:value-type="string">
            <text:p>4.214427</text:p>
          </table:table-cell>
          <table:table-cell office:value-type="string">
            <text:p>-1.48405</text:p>
          </table:table-cell>
          <table:table-cell office:value-type="string">
            <text:p>35.036049</text:p>
          </table:table-cell>
          <table:table-cell office:value-type="string">
            <text:p>29.573252</text:p>
          </table:table-cell>
          <table:table-cell office:value-type="string">
            <text:p>Kampal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236040.0</text:p>
          </table:table-cell>
          <table:table-cell office:value-type="string">
            <text:p>en-UG|lg-UG|sw-UG|ar-UG</text:p>
          </table:table-cell>
          <table:table-cell office:value-type="string">
            <text:p>en-UG</text:p>
          </table:table-cell>
          <table:table-cell office:value-type="string">
            <text:p>UGA</text:p>
          </table:table-cell>
          <table:table-cell office:value-type="float" office:value="226074">
            <text:p>22607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M</text:p>
          </table:table-cell>
          <table:table-cell office:value-type="string">
            <text:p>U.S. Minor Outlying Islands</text:p>
          </table:table-cell>
          <table:table-cell office:value-type="string">
            <text:p>USD</text:p>
          </table:table-cell>
          <table:table-cell office:value-type="float" office:value="0">
            <text:p>0</text:p>
          </table:table-cell>
          <table:table-cell/>
          <table:table-cell office:value-type="float" office:value="581">
            <text:p>581</text:p>
          </table:table-cell>
          <table:table-cell office:value-type="string">
            <text:p>28.219814</text:p>
          </table:table-cell>
          <table:table-cell office:value-type="string">
            <text:p>-0.389006</text:p>
          </table:table-cell>
          <table:table-cell office:value-type="string">
            <text:p>166.654526</text:p>
          </table:table-cell>
          <table:table-cell office:value-type="string">
            <text:p>-177.392029</text:p>
          </table:table-cell>
          <table:table-cell/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0.0</text:p>
          </table:table-cell>
          <table:table-cell office:value-type="string">
            <text:p>en-UM</text:p>
          </table:table-cell>
          <table:table-cell office:value-type="string">
            <text:p>en-UM</text:p>
          </table:table-cell>
          <table:table-cell office:value-type="string">
            <text:p>UMI</text:p>
          </table:table-cell>
          <table:table-cell office:value-type="float" office:value="5854968">
            <text:p>585496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USD</text:p>
          </table:table-cell>
          <table:table-cell office:value-type="float" office:value="310232863">
            <text:p>310232863</text:p>
          </table:table-cell>
          <table:table-cell office:value-type="string">
            <text:p>US</text:p>
          </table:table-cell>
          <table:table-cell office:value-type="float" office:value="840">
            <text:p>840</text:p>
          </table:table-cell>
          <table:table-cell office:value-type="string">
            <text:p>49.388611</text:p>
          </table:table-cell>
          <table:table-cell office:value-type="string">
            <text:p>24.544245</text:p>
          </table:table-cell>
          <table:table-cell office:value-type="string">
            <text:p>-66.954811</text:p>
          </table:table-cell>
          <table:table-cell office:value-type="string">
            <text:p>-124.733253</text:p>
          </table:table-cell>
          <table:table-cell office:value-type="string">
            <text:p>Washingto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9629091.0</text:p>
          </table:table-cell>
          <table:table-cell office:value-type="string">
            <text:p>en-US|es-US|haw-US|fr-US</text:p>
          </table:table-cell>
          <table:table-cell office:value-type="string">
            <text:p>en-US</text:p>
          </table:table-cell>
          <table:table-cell office:value-type="string">
            <text:p>USA</text:p>
          </table:table-cell>
          <table:table-cell office:value-type="float" office:value="6252001">
            <text:p>62520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Y</text:p>
          </table:table-cell>
          <table:table-cell office:value-type="string">
            <text:p>Uruguay</text:p>
          </table:table-cell>
          <table:table-cell office:value-type="string">
            <text:p>UYU</text:p>
          </table:table-cell>
          <table:table-cell office:value-type="float" office:value="3477000">
            <text:p>3477000</text:p>
          </table:table-cell>
          <table:table-cell office:value-type="string">
            <text:p>UY</text:p>
          </table:table-cell>
          <table:table-cell office:value-type="float" office:value="858">
            <text:p>858</text:p>
          </table:table-cell>
          <table:table-cell office:value-type="string">
            <text:p>-30.082224</text:p>
          </table:table-cell>
          <table:table-cell office:value-type="string">
            <text:p>-34.980816</text:p>
          </table:table-cell>
          <table:table-cell office:value-type="string">
            <text:p>-53.073933</text:p>
          </table:table-cell>
          <table:table-cell office:value-type="string">
            <text:p>-58.442722</text:p>
          </table:table-cell>
          <table:table-cell office:value-type="string">
            <text:p>Montevideo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176220.0</text:p>
          </table:table-cell>
          <table:table-cell office:value-type="string">
            <text:p>es-UY</text:p>
          </table:table-cell>
          <table:table-cell office:value-type="string">
            <text:p>es-UY</text:p>
          </table:table-cell>
          <table:table-cell office:value-type="string">
            <text:p>URY</text:p>
          </table:table-cell>
          <table:table-cell office:value-type="float" office:value="3439705">
            <text:p>34397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UZ</text:p>
          </table:table-cell>
          <table:table-cell office:value-type="string">
            <text:p>Uzbekistan</text:p>
          </table:table-cell>
          <table:table-cell office:value-type="string">
            <text:p>UZS</text:p>
          </table:table-cell>
          <table:table-cell office:value-type="float" office:value="27865738">
            <text:p>27865738</text:p>
          </table:table-cell>
          <table:table-cell office:value-type="string">
            <text:p>UZ</text:p>
          </table:table-cell>
          <table:table-cell office:value-type="float" office:value="860">
            <text:p>860</text:p>
          </table:table-cell>
          <table:table-cell office:value-type="string">
            <text:p>45.575001</text:p>
          </table:table-cell>
          <table:table-cell office:value-type="string">
            <text:p>37.184444</text:p>
          </table:table-cell>
          <table:table-cell office:value-type="string">
            <text:p>73.132278</text:p>
          </table:table-cell>
          <table:table-cell office:value-type="string">
            <text:p>55.996639</text:p>
          </table:table-cell>
          <table:table-cell office:value-type="string">
            <text:p>Tashkent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447400.0</text:p>
          </table:table-cell>
          <table:table-cell office:value-type="string">
            <text:p>uz-UZ|ru-UZ|tg-UZ</text:p>
          </table:table-cell>
          <table:table-cell office:value-type="string">
            <text:p>uz-UZ</text:p>
          </table:table-cell>
          <table:table-cell office:value-type="string">
            <text:p>UZB</text:p>
          </table:table-cell>
          <table:table-cell office:value-type="float" office:value="1512440">
            <text:p>151244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A</text:p>
          </table:table-cell>
          <table:table-cell office:value-type="string">
            <text:p>Vatican City</text:p>
          </table:table-cell>
          <table:table-cell office:value-type="string">
            <text:p>EUR</text:p>
          </table:table-cell>
          <table:table-cell office:value-type="float" office:value="921">
            <text:p>921</text:p>
          </table:table-cell>
          <table:table-cell office:value-type="string">
            <text:p>VT</text:p>
          </table:table-cell>
          <table:table-cell office:value-type="float" office:value="336">
            <text:p>336</text:p>
          </table:table-cell>
          <table:table-cell office:value-type="string">
            <text:p>41.90743830885576</text:p>
          </table:table-cell>
          <table:table-cell office:value-type="string">
            <text:p>41.90027960306854</text:p>
          </table:table-cell>
          <table:table-cell office:value-type="string">
            <text:p>12.45837546629481</text:p>
          </table:table-cell>
          <table:table-cell office:value-type="string">
            <text:p>12.44570678169205</text:p>
          </table:table-cell>
          <table:table-cell office:value-type="string">
            <text:p>Vatican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 office:value-type="string">
            <text:p>0.44</text:p>
          </table:table-cell>
          <table:table-cell office:value-type="string">
            <text:p>la-VA|it-VA|fr-VA</text:p>
          </table:table-cell>
          <table:table-cell office:value-type="string">
            <text:p>la-VA</text:p>
          </table:table-cell>
          <table:table-cell office:value-type="string">
            <text:p>VAT</text:p>
          </table:table-cell>
          <table:table-cell office:value-type="float" office:value="3164670">
            <text:p>31646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office:value-type="string">
            <text:p>XCD</text:p>
          </table:table-cell>
          <table:table-cell office:value-type="float" office:value="104217">
            <text:p>104217</text:p>
          </table:table-cell>
          <table:table-cell office:value-type="string">
            <text:p>VC</text:p>
          </table:table-cell>
          <table:table-cell office:value-type="float" office:value="670">
            <text:p>670</text:p>
          </table:table-cell>
          <table:table-cell office:value-type="string">
            <text:p>13.377834</text:p>
          </table:table-cell>
          <table:table-cell office:value-type="string">
            <text:p>12.583984810969037</text:p>
          </table:table-cell>
          <table:table-cell office:value-type="string">
            <text:p>-61.11388</text:p>
          </table:table-cell>
          <table:table-cell office:value-type="string">
            <text:p>-61.46090317727658</text:p>
          </table:table-cell>
          <table:table-cell office:value-type="string">
            <text:p>Kingstow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389.0</text:p>
          </table:table-cell>
          <table:table-cell office:value-type="string">
            <text:p>en-VC|fr-VC</text:p>
          </table:table-cell>
          <table:table-cell office:value-type="string">
            <text:p>en-VC</text:p>
          </table:table-cell>
          <table:table-cell office:value-type="string">
            <text:p>VCT</text:p>
          </table:table-cell>
          <table:table-cell office:value-type="float" office:value="3577815">
            <text:p>357781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E</text:p>
          </table:table-cell>
          <table:table-cell office:value-type="string">
            <text:p>Venezuela</text:p>
          </table:table-cell>
          <table:table-cell office:value-type="string">
            <text:p>VEF</text:p>
          </table:table-cell>
          <table:table-cell office:value-type="float" office:value="27223228">
            <text:p>27223228</text:p>
          </table:table-cell>
          <table:table-cell office:value-type="string">
            <text:p>VE</text:p>
          </table:table-cell>
          <table:table-cell office:value-type="float" office:value="862">
            <text:p>862</text:p>
          </table:table-cell>
          <table:table-cell office:value-type="string">
            <text:p>12.201903</text:p>
          </table:table-cell>
          <table:table-cell office:value-type="string">
            <text:p>0.626311</text:p>
          </table:table-cell>
          <table:table-cell office:value-type="string">
            <text:p>-59.80378</text:p>
          </table:table-cell>
          <table:table-cell office:value-type="string">
            <text:p>-73.354073</text:p>
          </table:table-cell>
          <table:table-cell office:value-type="string">
            <text:p>Caracas</text:p>
          </table:table-cell>
          <table:table-cell office:value-type="string">
            <text:p>South America</text:p>
          </table:table-cell>
          <table:table-cell office:value-type="string">
            <text:p>SA</text:p>
          </table:table-cell>
          <table:table-cell office:value-type="string">
            <text:p>912050.0</text:p>
          </table:table-cell>
          <table:table-cell table:number-columns-repeated="2" office:value-type="string">
            <text:p>es-VE</text:p>
          </table:table-cell>
          <table:table-cell office:value-type="string">
            <text:p>VEN</text:p>
          </table:table-cell>
          <table:table-cell office:value-type="float" office:value="3625428">
            <text:p>362542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G</text:p>
          </table:table-cell>
          <table:table-cell office:value-type="string">
            <text:p>British Virgin Islands</text:p>
          </table:table-cell>
          <table:table-cell office:value-type="string">
            <text:p>USD</text:p>
          </table:table-cell>
          <table:table-cell office:value-type="float" office:value="21730">
            <text:p>21730</text:p>
          </table:table-cell>
          <table:table-cell office:value-type="string">
            <text:p>VI</text:p>
          </table:table-cell>
          <table:table-cell office:value-type="float" office:value="92">
            <text:p>92</text:p>
          </table:table-cell>
          <table:table-cell office:value-type="string">
            <text:p>18.757221</text:p>
          </table:table-cell>
          <table:table-cell office:value-type="string">
            <text:p>18.383710898211305</text:p>
          </table:table-cell>
          <table:table-cell office:value-type="string">
            <text:p>-64.268768</text:p>
          </table:table-cell>
          <table:table-cell office:value-type="string">
            <text:p>-64.71312752730364</text:p>
          </table:table-cell>
          <table:table-cell office:value-type="string">
            <text:p>Road Town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153.0</text:p>
          </table:table-cell>
          <table:table-cell office:value-type="string">
            <text:p>en-VG</text:p>
          </table:table-cell>
          <table:table-cell office:value-type="string">
            <text:p>en-VG</text:p>
          </table:table-cell>
          <table:table-cell office:value-type="string">
            <text:p>VGB</text:p>
          </table:table-cell>
          <table:table-cell office:value-type="float" office:value="3577718">
            <text:p>35777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I</text:p>
          </table:table-cell>
          <table:table-cell office:value-type="string">
            <text:p>U.S. Virgin Islands</text:p>
          </table:table-cell>
          <table:table-cell office:value-type="string">
            <text:p>USD</text:p>
          </table:table-cell>
          <table:table-cell office:value-type="float" office:value="108708">
            <text:p>108708</text:p>
          </table:table-cell>
          <table:table-cell office:value-type="string">
            <text:p>VQ</text:p>
          </table:table-cell>
          <table:table-cell office:value-type="float" office:value="850">
            <text:p>850</text:p>
          </table:table-cell>
          <table:table-cell office:value-type="string">
            <text:p>18.405957</text:p>
          </table:table-cell>
          <table:table-cell office:value-type="string">
            <text:p>17.673931</text:p>
          </table:table-cell>
          <table:table-cell office:value-type="string">
            <text:p>-64.565193</text:p>
          </table:table-cell>
          <table:table-cell office:value-type="string">
            <text:p>-65.085462</text:p>
          </table:table-cell>
          <table:table-cell office:value-type="string">
            <text:p>Charlotte Amalie</text:p>
          </table:table-cell>
          <table:table-cell office:value-type="string">
            <text:p>North America</text:p>
          </table:table-cell>
          <table:table-cell office:value-type="string">
            <text:p>NA</text:p>
          </table:table-cell>
          <table:table-cell office:value-type="string">
            <text:p>352.0</text:p>
          </table:table-cell>
          <table:table-cell table:number-columns-repeated="2" office:value-type="string">
            <text:p>en-VI</text:p>
          </table:table-cell>
          <table:table-cell office:value-type="string">
            <text:p>VIR</text:p>
          </table:table-cell>
          <table:table-cell office:value-type="float" office:value="4796775">
            <text:p>479677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N</text:p>
          </table:table-cell>
          <table:table-cell office:value-type="string">
            <text:p>Vietnam</text:p>
          </table:table-cell>
          <table:table-cell office:value-type="string">
            <text:p>VND</text:p>
          </table:table-cell>
          <table:table-cell office:value-type="float" office:value="89571130">
            <text:p>89571130</text:p>
          </table:table-cell>
          <table:table-cell office:value-type="string">
            <text:p>VM</text:p>
          </table:table-cell>
          <table:table-cell office:value-type="float" office:value="704">
            <text:p>704</text:p>
          </table:table-cell>
          <table:table-cell office:value-type="string">
            <text:p>23.388834</text:p>
          </table:table-cell>
          <table:table-cell office:value-type="string">
            <text:p>8.559611</text:p>
          </table:table-cell>
          <table:table-cell office:value-type="string">
            <text:p>109.464638</text:p>
          </table:table-cell>
          <table:table-cell office:value-type="string">
            <text:p>102.148224</text:p>
          </table:table-cell>
          <table:table-cell office:value-type="string">
            <text:p>Hanoi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329560.0</text:p>
          </table:table-cell>
          <table:table-cell office:value-type="string">
            <text:p>vi-VN|en-VN|fr-VN|zh-VN|km-VN</text:p>
          </table:table-cell>
          <table:table-cell office:value-type="string">
            <text:p>vi-VN</text:p>
          </table:table-cell>
          <table:table-cell office:value-type="string">
            <text:p>VNM</text:p>
          </table:table-cell>
          <table:table-cell office:value-type="float" office:value="1562822">
            <text:p>15628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VU</text:p>
          </table:table-cell>
          <table:table-cell office:value-type="string">
            <text:p>Vanuatu</text:p>
          </table:table-cell>
          <table:table-cell office:value-type="string">
            <text:p>VUV</text:p>
          </table:table-cell>
          <table:table-cell office:value-type="float" office:value="221552">
            <text:p>221552</text:p>
          </table:table-cell>
          <table:table-cell office:value-type="string">
            <text:p>NH</text:p>
          </table:table-cell>
          <table:table-cell office:value-type="float" office:value="548">
            <text:p>548</text:p>
          </table:table-cell>
          <table:table-cell office:value-type="string">
            <text:p>-13.073444</text:p>
          </table:table-cell>
          <table:table-cell office:value-type="string">
            <text:p>-20.248945</text:p>
          </table:table-cell>
          <table:table-cell office:value-type="string">
            <text:p>169.904785</text:p>
          </table:table-cell>
          <table:table-cell office:value-type="string">
            <text:p>166.524979</text:p>
          </table:table-cell>
          <table:table-cell office:value-type="string">
            <text:p>Port Vil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12200.0</text:p>
          </table:table-cell>
          <table:table-cell office:value-type="string">
            <text:p>bi-VU|en-VU|fr-VU</text:p>
          </table:table-cell>
          <table:table-cell office:value-type="string">
            <text:p>bi-VU</text:p>
          </table:table-cell>
          <table:table-cell office:value-type="string">
            <text:p>VUT</text:p>
          </table:table-cell>
          <table:table-cell office:value-type="float" office:value="2134431">
            <text:p>213443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office:value-type="string">
            <text:p>XPF</text:p>
          </table:table-cell>
          <table:table-cell office:value-type="float" office:value="16025">
            <text:p>16025</text:p>
          </table:table-cell>
          <table:table-cell office:value-type="string">
            <text:p>WF</text:p>
          </table:table-cell>
          <table:table-cell office:value-type="float" office:value="876">
            <text:p>876</text:p>
          </table:table-cell>
          <table:table-cell office:value-type="string">
            <text:p>-13.216758181061444</text:p>
          </table:table-cell>
          <table:table-cell office:value-type="string">
            <text:p>-14.314559989820843</text:p>
          </table:table-cell>
          <table:table-cell office:value-type="string">
            <text:p>-176.16174317718253</text:p>
          </table:table-cell>
          <table:table-cell office:value-type="string">
            <text:p>-178.1848112896414</text:p>
          </table:table-cell>
          <table:table-cell office:value-type="string">
            <text:p>Mata-Utu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74.0</text:p>
          </table:table-cell>
          <table:table-cell office:value-type="string">
            <text:p>wls-WF|fud-WF|fr-WF</text:p>
          </table:table-cell>
          <table:table-cell office:value-type="string">
            <text:p>wl-WF</text:p>
          </table:table-cell>
          <table:table-cell office:value-type="string">
            <text:p>WLF</text:p>
          </table:table-cell>
          <table:table-cell office:value-type="float" office:value="4034749">
            <text:p>403474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WS</text:p>
          </table:table-cell>
          <table:table-cell office:value-type="string">
            <text:p>Samoa</text:p>
          </table:table-cell>
          <table:table-cell office:value-type="string">
            <text:p>WST</text:p>
          </table:table-cell>
          <table:table-cell office:value-type="float" office:value="192001">
            <text:p>192001</text:p>
          </table:table-cell>
          <table:table-cell office:value-type="string">
            <text:p>WS</text:p>
          </table:table-cell>
          <table:table-cell office:value-type="float" office:value="882">
            <text:p>882</text:p>
          </table:table-cell>
          <table:table-cell office:value-type="string">
            <text:p>-13.432207</text:p>
          </table:table-cell>
          <table:table-cell office:value-type="string">
            <text:p>-14.040939</text:p>
          </table:table-cell>
          <table:table-cell office:value-type="string">
            <text:p>-171.415741</text:p>
          </table:table-cell>
          <table:table-cell office:value-type="string">
            <text:p>-172.798599</text:p>
          </table:table-cell>
          <table:table-cell office:value-type="string">
            <text:p>Apia</text:p>
          </table:table-cell>
          <table:table-cell office:value-type="string">
            <text:p>Oceania</text:p>
          </table:table-cell>
          <table:table-cell office:value-type="string">
            <text:p>OC</text:p>
          </table:table-cell>
          <table:table-cell office:value-type="string">
            <text:p>2944.0</text:p>
          </table:table-cell>
          <table:table-cell office:value-type="string">
            <text:p>sm-WS|en-WS</text:p>
          </table:table-cell>
          <table:table-cell office:value-type="string">
            <text:p>sm-WS</text:p>
          </table:table-cell>
          <table:table-cell office:value-type="string">
            <text:p>WSM</text:p>
          </table:table-cell>
          <table:table-cell office:value-type="float" office:value="4034894">
            <text:p>403489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XK</text:p>
          </table:table-cell>
          <table:table-cell office:value-type="string">
            <text:p>Kosovo</text:p>
          </table:table-cell>
          <table:table-cell office:value-type="string">
            <text:p>EUR</text:p>
          </table:table-cell>
          <table:table-cell office:value-type="float" office:value="1800000">
            <text:p>1800000</text:p>
          </table:table-cell>
          <table:table-cell office:value-type="string">
            <text:p>KV</text:p>
          </table:table-cell>
          <table:table-cell office:value-type="float" office:value="0">
            <text:p>0</text:p>
          </table:table-cell>
          <table:table-cell office:value-type="string">
            <text:p>43.2682495807952</text:p>
          </table:table-cell>
          <table:table-cell office:value-type="string">
            <text:p>41.856369601859925</text:p>
          </table:table-cell>
          <table:table-cell office:value-type="string">
            <text:p>21.80335088694943</text:p>
          </table:table-cell>
          <table:table-cell office:value-type="string">
            <text:p>19.977481504492914</text:p>
          </table:table-cell>
          <table:table-cell office:value-type="string">
            <text:p>Pristina</text:p>
          </table:table-cell>
          <table:table-cell office:value-type="string">
            <text:p>Europe</text:p>
          </table:table-cell>
          <table:table-cell office:value-type="string">
            <text:p>EU</text:p>
          </table:table-cell>
          <table:table-cell/>
          <table:table-cell office:value-type="string">
            <text:p>sq-XK|sr-XK</text:p>
          </table:table-cell>
          <table:table-cell office:value-type="string">
            <text:p>sq-XK</text:p>
          </table:table-cell>
          <table:table-cell office:value-type="string">
            <text:p>XKX</text:p>
          </table:table-cell>
          <table:table-cell office:value-type="float" office:value="831053">
            <text:p>83105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YE</text:p>
          </table:table-cell>
          <table:table-cell office:value-type="string">
            <text:p>Yemen</text:p>
          </table:table-cell>
          <table:table-cell office:value-type="string">
            <text:p>YER</text:p>
          </table:table-cell>
          <table:table-cell office:value-type="float" office:value="23495361">
            <text:p>23495361</text:p>
          </table:table-cell>
          <table:table-cell office:value-type="string">
            <text:p>YM</text:p>
          </table:table-cell>
          <table:table-cell office:value-type="float" office:value="887">
            <text:p>887</text:p>
          </table:table-cell>
          <table:table-cell office:value-type="string">
            <text:p>18.9999989031009</text:p>
          </table:table-cell>
          <table:table-cell office:value-type="string">
            <text:p>12.1110910264462</text:p>
          </table:table-cell>
          <table:table-cell office:value-type="string">
            <text:p>54.5305388163283</text:p>
          </table:table-cell>
          <table:table-cell office:value-type="string">
            <text:p>42.5325394314234</text:p>
          </table:table-cell>
          <table:table-cell office:value-type="string">
            <text:p>Sanaa</text:p>
          </table:table-cell>
          <table:table-cell office:value-type="string">
            <text:p>Asia</text:p>
          </table:table-cell>
          <table:table-cell office:value-type="string">
            <text:p>AS</text:p>
          </table:table-cell>
          <table:table-cell office:value-type="string">
            <text:p>527970.0</text:p>
          </table:table-cell>
          <table:table-cell office:value-type="string">
            <text:p>ar-YE</text:p>
          </table:table-cell>
          <table:table-cell office:value-type="string">
            <text:p>ar-YE</text:p>
          </table:table-cell>
          <table:table-cell office:value-type="string">
            <text:p>YEM</text:p>
          </table:table-cell>
          <table:table-cell office:value-type="float" office:value="69543">
            <text:p>6954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YT</text:p>
          </table:table-cell>
          <table:table-cell office:value-type="string">
            <text:p>Mayotte</text:p>
          </table:table-cell>
          <table:table-cell office:value-type="string">
            <text:p>EUR</text:p>
          </table:table-cell>
          <table:table-cell office:value-type="float" office:value="159042">
            <text:p>159042</text:p>
          </table:table-cell>
          <table:table-cell office:value-type="string">
            <text:p>MF</text:p>
          </table:table-cell>
          <table:table-cell office:value-type="float" office:value="175">
            <text:p>175</text:p>
          </table:table-cell>
          <table:table-cell office:value-type="string">
            <text:p>-12.648891</text:p>
          </table:table-cell>
          <table:table-cell office:value-type="string">
            <text:p>-13.000132</text:p>
          </table:table-cell>
          <table:table-cell office:value-type="string">
            <text:p>45.29295</text:p>
          </table:table-cell>
          <table:table-cell office:value-type="string">
            <text:p>45.03796</text:p>
          </table:table-cell>
          <table:table-cell office:value-type="string">
            <text:p>Mamoutzou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374.0</text:p>
          </table:table-cell>
          <table:table-cell table:number-columns-repeated="2" office:value-type="string">
            <text:p>fr-YT</text:p>
          </table:table-cell>
          <table:table-cell office:value-type="string">
            <text:p>MYT</text:p>
          </table:table-cell>
          <table:table-cell office:value-type="float" office:value="1024031">
            <text:p>102403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ZAR</text:p>
          </table:table-cell>
          <table:table-cell office:value-type="float" office:value="49000000">
            <text:p>49000000</text:p>
          </table:table-cell>
          <table:table-cell office:value-type="string">
            <text:p>SF</text:p>
          </table:table-cell>
          <table:table-cell office:value-type="float" office:value="710">
            <text:p>710</text:p>
          </table:table-cell>
          <table:table-cell office:value-type="string">
            <text:p>-22.126612</text:p>
          </table:table-cell>
          <table:table-cell office:value-type="string">
            <text:p>-34.839828</text:p>
          </table:table-cell>
          <table:table-cell office:value-type="string">
            <text:p>32.895973</text:p>
          </table:table-cell>
          <table:table-cell office:value-type="string">
            <text:p>16.458021</text:p>
          </table:table-cell>
          <table:table-cell office:value-type="string">
            <text:p>Pretori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1219912.0</text:p>
          </table:table-cell>
          <table:table-cell office:value-type="string">
            <text:p>zu-ZA|xh-ZA|af-ZA|nso-ZA|en-ZA|tn-ZA|st-ZA|ts-ZA|ss-ZA</text:p>
          </table:table-cell>
          <table:table-cell office:value-type="string">
            <text:p>zu-ZA</text:p>
          </table:table-cell>
          <table:table-cell office:value-type="string">
            <text:p>ZAF</text:p>
          </table:table-cell>
          <table:table-cell office:value-type="float" office:value="953987">
            <text:p>95398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M</text:p>
          </table:table-cell>
          <table:table-cell office:value-type="string">
            <text:p>Zambia</text:p>
          </table:table-cell>
          <table:table-cell office:value-type="string">
            <text:p>ZMK</text:p>
          </table:table-cell>
          <table:table-cell office:value-type="float" office:value="13460305">
            <text:p>13460305</text:p>
          </table:table-cell>
          <table:table-cell office:value-type="string">
            <text:p>ZA</text:p>
          </table:table-cell>
          <table:table-cell office:value-type="float" office:value="894">
            <text:p>894</text:p>
          </table:table-cell>
          <table:table-cell office:value-type="string">
            <text:p>-8.22436</text:p>
          </table:table-cell>
          <table:table-cell office:value-type="string">
            <text:p>-18.079473</text:p>
          </table:table-cell>
          <table:table-cell office:value-type="string">
            <text:p>33.705704</text:p>
          </table:table-cell>
          <table:table-cell office:value-type="string">
            <text:p>21.999371</text:p>
          </table:table-cell>
          <table:table-cell office:value-type="string">
            <text:p>Lusaka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752614.0</text:p>
          </table:table-cell>
          <table:table-cell office:value-type="string">
            <text:p>en-ZM|bem-ZM|loz-ZM|lun-ZM|lue-ZM|ny-ZM|toi-ZM</text:p>
          </table:table-cell>
          <table:table-cell office:value-type="string">
            <text:p>en-ZM</text:p>
          </table:table-cell>
          <table:table-cell office:value-type="string">
            <text:p>ZMB</text:p>
          </table:table-cell>
          <table:table-cell office:value-type="float" office:value="895949">
            <text:p>89594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W</text:p>
          </table:table-cell>
          <table:table-cell office:value-type="string">
            <text:p>Zimbabwe</text:p>
          </table:table-cell>
          <table:table-cell office:value-type="string">
            <text:p>ZWL</text:p>
          </table:table-cell>
          <table:table-cell office:value-type="float" office:value="11651858">
            <text:p>11651858</text:p>
          </table:table-cell>
          <table:table-cell office:value-type="string">
            <text:p>ZI</text:p>
          </table:table-cell>
          <table:table-cell office:value-type="float" office:value="716">
            <text:p>716</text:p>
          </table:table-cell>
          <table:table-cell office:value-type="string">
            <text:p>-15.608835</text:p>
          </table:table-cell>
          <table:table-cell office:value-type="string">
            <text:p>-22.417738</text:p>
          </table:table-cell>
          <table:table-cell office:value-type="string">
            <text:p>33.056305</text:p>
          </table:table-cell>
          <table:table-cell office:value-type="string">
            <text:p>25.237028</text:p>
          </table:table-cell>
          <table:table-cell office:value-type="string">
            <text:p>Harare</text:p>
          </table:table-cell>
          <table:table-cell office:value-type="string">
            <text:p>Africa</text:p>
          </table:table-cell>
          <table:table-cell office:value-type="string">
            <text:p>AF</text:p>
          </table:table-cell>
          <table:table-cell office:value-type="string">
            <text:p>390580.0</text:p>
          </table:table-cell>
          <table:table-cell office:value-type="string">
            <text:p>en-ZW|sn-ZW|nr-ZW|nd-ZW</text:p>
          </table:table-cell>
          <table:table-cell office:value-type="string">
            <text:p>en-ZW</text:p>
          </table:table-cell>
          <table:table-cell office:value-type="string">
            <text:p>ZWE</text:p>
          </table:table-cell>
          <table:table-cell office:value-type="float" office:value="878675">
            <text:p>878675</text:p>
          </table:table-cell>
        </table:table-row>
        <table:table-row table:style-name="ro1" table:number-rows-repeated="104832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yvan SAADATJOO</meta:initial-creator>
    <meta:creation-date>2017-01-01T19:06:50</meta:creation-date>
    <dc:date>2017-01-01T19:17:39</dc:date>
    <dc:creator>Keyvan SAADATJOO</dc:creator>
    <meta:editing-duration>PT10M2S</meta:editing-duration>
    <meta:editing-cycles>6</meta:editing-cycles>
    <meta:generator>LibreOffice/3.5$Linux_x86 LibreOffice_project/350m1$Build-2</meta:generator>
    <meta:document-statistic meta:table-count="1" meta:cell-count="4749" meta:object-count="0"/>
  </office:meta>
</office:document-meta>
</file>